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2.0138in"/>
    </style:style>
    <style:style style:name="co32" style:family="table-column">
      <style:table-column-properties fo:break-before="auto" style:column-width="1.8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9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96" style:family="table-cell" style:parent-style-name="Default">
      <style:text-properties fo:color="#c9211e"/>
    </style:style>
    <style:style style:name="ce197" style:family="table-cell" style:parent-style-name="Default">
      <style:text-properties fo:color="#000000" fo:font-weight="bold" style:font-weight-asian="bold" style:font-weight-complex="bold"/>
    </style:style>
    <style:style style:name="ce198" style:family="table-cell" style:parent-style-name="Default">
      <style:text-properties fo:color="#c9211e" fo:font-weight="normal" style:font-weight-asian="normal" style:font-weight-complex="normal"/>
    </style:style>
    <style:style style:name="ce199" style:family="table-cell" style:parent-style-name="Default">
      <style:table-cell-properties fo:background-color="#ffd7d7"/>
      <style:text-properties fo:color="#000000"/>
    </style:style>
    <style:style style:name="ce200" style:family="table-cell" style:parent-style-name="Default">
      <style:table-cell-properties fo:background-color="#ffd7d7"/>
      <style:text-properties fo:color="#999999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ext-properties fo:color="#999999" fo:font-weight="normal" style:font-weight-asian="normal" style:font-weight-complex="normal"/>
    </style:style>
    <style:style style:name="ce204" style:family="table-cell" style:parent-style-name="Default">
      <style:table-cell-properties fo:background-color="#dee6ef"/>
      <style:text-properties fo:color="#000000"/>
    </style:style>
    <style:style style:name="ce205" style:family="table-cell" style:parent-style-name="Default">
      <style:text-properties fo:color="#dddddd" fo:font-weight="normal" style:font-weight-asian="normal" style:font-weight-complex="normal"/>
    </style:style>
    <style:style style:name="ce206" style:family="table-cell" style:parent-style-name="Default">
      <style:text-properties fo:color="#b2b2b2" fo:font-weight="normal" style:font-weight-asian="normal" style:font-weight-complex="normal"/>
    </style:style>
    <style:style style:name="ce207" style:family="table-cell" style:parent-style-name="Default">
      <style:text-properties fo:color="#999999"/>
    </style:style>
    <style:style style:name="ce208" style:family="table-cell" style:parent-style-name="Default">
      <style:text-properties fo:color="#dddddd"/>
    </style:style>
    <style:style style:name="ce37" style:family="table-cell" style:parent-style-name="Default">
      <style:text-properties fo:color="#b2b2b2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fo:wrap-option="wrap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ext-properties fo:color="#000000"/>
    </style:style>
    <style:style style:name="ce224" style:family="table-cell" style:parent-style-name="Default">
      <style:text-properties fo:color="#ff0000"/>
    </style:style>
    <style:style style:name="ce225" style:family="table-cell" style:parent-style-name="Default">
      <style:text-properties fo:color="#c9211e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8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0" style:family="table-cell" style:parent-style-name="Default">
      <style:table-cell-properties fo:wrap-option="wrap"/>
      <style:text-properties fo:color="#999999"/>
    </style:style>
    <style:style style:name="ce59" style:family="table-cell" style:parent-style-name="Default">
      <style:table-cell-properties fo:wrap-option="wrap"/>
      <style:text-properties fo:color="#000000"/>
    </style:style>
    <style:style style:name="ce232" style:family="table-cell" style:parent-style-name="Default">
      <style:text-properties fo:color="#cccccc"/>
    </style:style>
    <style:style style:name="ce233" style:family="table-cell" style:parent-style-name="Default">
      <style:table-cell-properties fo:background-color="#f7d1d5"/>
      <style:text-properties fo:color="#cccccc"/>
    </style:style>
    <style:style style:name="ce234" style:family="table-cell" style:parent-style-name="Default">
      <style:table-cell-properties fo:background-color="#ffd7d7"/>
      <style:text-properties fo:color="#cccccc"/>
    </style:style>
    <style:style style:name="ce63" style:family="table-cell" style:parent-style-name="Default" style:data-style-name="N104">
      <style:table-cell-properties fo:wrap-option="wrap"/>
      <style:text-properties fo:color="#000000"/>
    </style:style>
    <style:style style:name="ce236" style:family="table-cell" style:parent-style-name="Default" style:data-style-name="N104">
      <style:table-cell-properties fo:background-color="transparent"/>
      <style:text-properties fo:color="#000000"/>
    </style:style>
    <style:style style:name="ce23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able-cell-properties fo:background-color="#ffd7d7"/>
      <style:text-properties fo:color="#000000"/>
    </style:style>
    <style:style style:name="ce240" style:family="table-cell" style:parent-style-name="Default" style:data-style-name="N104">
      <style:table-cell-properties fo:background-color="#ffd7d7"/>
      <style:text-properties fo:color="#999999"/>
    </style:style>
    <style:style style:name="ce69" style:family="table-cell" style:parent-style-name="Default" style:data-style-name="N104"/>
    <style:style style:name="ce242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3" style:family="table-cell" style:parent-style-name="Default" style:data-style-name="N104">
      <style:text-properties fo:color="#c9211e"/>
    </style:style>
    <style:style style:name="ce72" style:family="table-cell" style:parent-style-name="Default" style:data-style-name="N104">
      <style:text-properties fo:color="#000000"/>
    </style:style>
    <style:style style:name="ce245" style:family="table-cell" style:parent-style-name="Default" style:data-style-name="N104">
      <style:text-properties fo:color="#999999"/>
    </style:style>
    <style:style style:name="ce246" style:family="table-cell" style:parent-style-name="Default" style:data-style-name="N104">
      <style:table-cell-properties fo:background-color="#dee6ef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8" style:family="table-cell" style:parent-style-name="Default" style:data-style-name="N104">
      <style:text-properties fo:color="#dddddd"/>
    </style:style>
    <style:style style:name="ce249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1" style:family="table-cell" style:parent-style-name="Default" style:data-style-name="N103">
      <style:text-properties fo:color="#c9211e"/>
    </style:style>
    <style:style style:name="ce252" style:family="table-cell" style:parent-style-name="Default" style:data-style-name="N0">
      <style:text-properties fo:color="#c9211e"/>
    </style:style>
    <style:style style:name="ce253" style:family="table-cell" style:parent-style-name="Default" style:data-style-name="N104">
      <style:table-cell-properties fo:background-color="#f7d1d5"/>
      <style:text-properties fo:color="#000000"/>
    </style:style>
    <style:style style:name="ce254" style:family="table-cell" style:parent-style-name="Default" style:data-style-name="N104">
      <style:table-cell-properties fo:background-color="transparent"/>
      <style:text-properties fo:color="#999999"/>
    </style:style>
    <style:style style:name="ce83" style:family="table-cell" style:parent-style-name="Default" style:data-style-name="N0">
      <style:table-cell-properties fo:wrap-option="wrap"/>
      <style:text-properties fo:color="#000000"/>
    </style:style>
    <style:style style:name="ce256" style:family="table-cell" style:parent-style-name="Default">
      <style:table-cell-properties fo:background-color="#f7d1d5"/>
      <style:text-properties fo:color="#000000"/>
    </style:style>
    <style:style style:name="ce85" style:family="table-cell" style:parent-style-name="Default" style:data-style-name="N2">
      <style:table-cell-properties fo:wrap-option="wrap"/>
    </style:style>
    <style:style style:name="ce86" style:family="table-cell" style:parent-style-name="Default" style:data-style-name="N2">
      <style:table-cell-properties fo:background-color="transparent"/>
      <style:text-properties fo:color="#000000"/>
    </style:style>
    <style:style style:name="ce259" style:family="table-cell" style:parent-style-name="Default" style:data-style-name="N2">
      <style:table-cell-properties fo:background-color="#ffd7d7"/>
      <style:text-properties fo:color="#000000"/>
    </style:style>
    <style:style style:name="ce260" style:family="table-cell" style:parent-style-name="Default" style:data-style-name="N2">
      <style:table-cell-properties fo:background-color="#ffd7d7"/>
      <style:text-properties fo:color="#999999"/>
    </style:style>
    <style:style style:name="ce261" style:family="table-cell" style:parent-style-name="Default" style:data-style-name="N2"/>
    <style:style style:name="ce262" style:family="table-cell" style:parent-style-name="Default" style:data-style-name="N2">
      <style:text-properties fo:color="#c9211e"/>
    </style:style>
    <style:style style:name="ce263" style:family="table-cell" style:parent-style-name="Default" style:data-style-name="N2">
      <style:text-properties fo:color="#000000"/>
    </style:style>
    <style:style style:name="ce264" style:family="table-cell" style:parent-style-name="Default" style:data-style-name="N2">
      <style:table-cell-properties fo:background-color="transparent"/>
      <style:text-properties fo:color="#999999"/>
    </style:style>
    <style:style style:name="ce265" style:family="table-cell" style:parent-style-name="Default" style:data-style-name="N2">
      <style:table-cell-properties fo:background-color="#dee6ef"/>
      <style:text-properties fo:color="#000000"/>
    </style:style>
    <style:style style:name="ce266" style:family="table-cell" style:parent-style-name="Default" style:data-style-name="N2">
      <style:table-cell-properties fo:background-color="transparent"/>
      <style:text-properties fo:color="#dddddd"/>
    </style:style>
    <style:style style:name="ce267" style:family="table-cell" style:parent-style-name="Default" style:data-style-name="N2">
      <style:table-cell-properties fo:background-color="transparent"/>
      <style:text-properties fo:color="#b2b2b2"/>
    </style:style>
    <style:style style:name="ce268" style:family="table-cell" style:parent-style-name="Default" style:data-style-name="N101">
      <style:text-properties fo:color="#c9211e"/>
    </style:style>
    <style:style style:name="ce97" style:family="table-cell" style:parent-style-name="Default">
      <style:table-cell-properties fo:background-color="transparent" fo:wrap-option="wrap"/>
      <style:text-properties fo:color="#000000"/>
    </style:style>
    <style:style style:name="ce98" style:family="table-cell" style:parent-style-name="Default" style:data-style-name="N0">
      <style:table-cell-properties fo:background-color="transparent"/>
      <style:text-properties fo:color="#000000"/>
    </style:style>
    <style:style style:name="ce271" style:family="table-cell" style:parent-style-name="Default" style:data-style-name="N0">
      <style:table-cell-properties fo:background-color="#ffff00"/>
      <style:text-properties fo:color="#000000"/>
    </style:style>
    <style:style style:name="ce272" style:family="table-cell" style:parent-style-name="Default">
      <style:table-cell-properties fo:background-color="transparent"/>
      <style:text-properties fo:color="#999999"/>
    </style:style>
    <style:style style:name="ce273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b2b2b2"/>
    </style:style>
    <style:style style:name="ce27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81" style:family="table-cell" style:parent-style-name="Default"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1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9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207"/>
        <table:table-column table:style-name="co8" table:default-cell-style-name="Default"/>
        <table:table-column table:style-name="co9" table:default-cell-style-name="Default"/>
        <table:table-column table:style-name="co10" table:default-cell-style-name="ce245"/>
        <table:table-column table:style-name="co11" table:default-cell-style-name="ce245"/>
        <table:table-column table:style-name="co12" table:default-cell-style-name="ce245"/>
        <table:table-column table:style-name="co13" table:default-cell-style-name="ce245"/>
        <table:table-column table:style-name="co14" table:default-cell-style-name="Default"/>
        <table:table-column table:style-name="co15" table:default-cell-style-name="Default"/>
        <table:table-column table:style-name="co13" table:default-cell-style-name="ce261"/>
        <table:table-column table:style-name="co5" table:default-cell-style-name="ce30"/>
        <table:table-column table:style-name="co16" table:default-cell-style-name="Default"/>
        <table:table-column table:style-name="co17" table:visibility="collapse" table:default-cell-style-name="ce29"/>
        <table:table-column table:style-name="co18" table:default-cell-style-name="ce190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38"/>
          <table:table-cell table:style-name="ce48" table:number-columns-repeated="3"/>
          <table:table-cell table:style-name="ce230"/>
          <table:table-cell table:number-columns-repeated="2"/>
          <table:table-cell table:style-name="ce63" table:number-columns-repeated="2"/>
          <table:table-cell table:style-name="ce63" office:value-type="string" calcext:value-type="string">
            <text:p>QTY47Ah</text:p>
          </table:table-cell>
          <table:table-cell table:style-name="ce83" office:value-type="float" office:value="50" calcext:value-type="float">
            <text:p>5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38"/>
          <table:table-cell table:style-name="ce48" table:number-columns-repeated="3"/>
          <table:table-cell table:style-name="ce230"/>
          <table:table-cell table:number-columns-repeated="2"/>
          <table:table-cell table:style-name="ce63" table:number-columns-repeated="2"/>
          <table:table-cell table:style-name="ce63" office:value-type="string" calcext:value-type="string">
            <text:p>QTY05Ah</text:p>
          </table:table-cell>
          <table:table-cell table:style-name="ce83" office:value-type="float" office:value="200" calcext:value-type="float">
            <text:p>20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38" office:value-type="string" calcext:value-type="string">
            <text:p>Component</text:p>
            <text:p>Value</text:p>
          </table:table-cell>
          <table:table-cell table:style-name="ce48" office:value-type="string" calcext:value-type="string">
            <text:p>Part Height</text:p>
          </table:table-cell>
          <table:table-cell table:style-name="ce5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 5Ah</text:p>
            <text:p>LiBCM</text:p>
          </table:table-cell>
          <table:table-cell table:style-name="ce63" office:value-type="string" calcext:value-type="string">
            <text:p>$/ 47Ah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59" office:value-type="string" calcext:value-type="string">
            <text:p/>
            <text:p>Digikey stock</text:p>
            <text:p>2021NOV10</text:p>
          </table:table-cell>
          <table:table-cell table:style-name="ce107" office:value-type="string" calcext:value-type="string">
            <text:p>Planning</text:p>
          </table:table-cell>
          <table:table-cell table:style-name="ce48" office:value-type="string" calcext:value-type="string">
            <text:p>Octopart</text:p>
            <text:p>QTY 2022</text:p>
            <text:p>MAY10</text:p>
          </table:table-cell>
          <table:table-cell table:style-name="ce48" table:number-columns-repeated="27"/>
          <table:table-cell table:number-columns-repeated="976"/>
        </table:table-row>
        <table:table-row table:style-name="ro3">
          <table:table-cell table:style-name="ce190" office:value-type="string" calcext:value-type="string">
            <text:p>Pick &amp; Place</text:p>
          </table:table-cell>
          <table:table-cell/>
          <table:table-cell table:style-name="ce38"/>
          <table:table-cell table:style-name="ce48"/>
          <table:table-cell table:style-name="ce38"/>
          <table:table-cell table:style-name="ce48"/>
          <table:table-cell table:style-name="ce230"/>
          <table:table-cell table:number-columns-repeated="2"/>
          <table:table-cell table:style-name="ce63" table:number-columns-repeated="4"/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3">
          <table:table-cell table:style-name="ce192" office:value-type="string" calcext:value-type="string">
            <text:p>PCB</text:p>
          </table:table-cell>
          <table:table-cell table:style-name="ce192" office:value-type="string" calcext:value-type="string">
            <text:p>Raw PCB</text:p>
          </table:table-cell>
          <table:table-cell table:style-name="ce39" office:value-type="string" calcext:value-type="string">
            <text:p>Seeedstudio</text:p>
          </table:table-cell>
          <table:table-cell table:style-name="ce29" office:value-type="string" calcext:value-type="string">
            <text:p>RevC</text:p>
          </table:table-cell>
          <table:table-cell table:style-name="ce215" office:value-type="string" calcext:value-type="string">
            <text:p>-</text:p>
          </table:table-cell>
          <table:table-cell table:number-columns-repeated="2" table:style-name="ce196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]" office:value-type="float" office:value="1" calcext:value-type="float">
            <text:p>1</text:p>
          </table:table-cell>
          <table:table-cell table:style-name="ce236" office:value-type="currency" office:currency="USD" office:value="16.6" calcext:value-type="currency">
            <text:p>$16.60</text:p>
          </table:table-cell>
          <table:table-cell table:style-name="ce236" table:formula="of:=[.J5]*[.H5]" office:value-type="currency" office:currency="USD" office:value="16.6" calcext:value-type="currency">
            <text:p>$16.60</text:p>
          </table:table-cell>
          <table:table-cell table:style-name="ce236" table:formula="of:=[.I5]*[.J5]" office:value-type="currency" office:currency="USD" office:value="16.6" calcext:value-type="currency">
            <text:p>$16.60</text:p>
          </table:table-cell>
          <table:table-cell table:style-name="ce236" table:formula="of:=[.K5]*[.M$2]" office:value-type="currency" office:currency="USD" office:value="3320" calcext:value-type="currency">
            <text:p>$3,320.00</text:p>
          </table:table-cell>
          <table:table-cell table:style-name="ce30" table:formula="of:=[.H5]*[.$M$2]+[.I5]*[.$M$1]" office:value-type="float" office:value="250" calcext:value-type="float">
            <text:p>250</text:p>
          </table:table-cell>
          <table:table-cell table:style-name="ce30" office:value-type="float" office:value="100" calcext:value-type="float">
            <text:p>100</text:p>
          </table:table-cell>
          <table:table-cell table:style-name="ce86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-</text:p>
          </table:table-cell>
          <table:table-cell table:style-name="ce225"/>
          <table:table-cell table:style-name="ce29" office:value-type="string" calcext:value-type="string">
            <text:p>-</text:p>
          </table:table-cell>
          <table:table-cell table:style-name="ce196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JT20R0TR-ND</text:p>
          </table:table-cell>
          <table:table-cell table:style-name="ce39" office:value-type="float" office:value="20" calcext:value-type="float">
            <text:p>20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9)</text:p>
          </table:table-cell>
          <table:table-cell table:style-name="ce29" office:value-type="float" office:value="17" calcext:value-type="float">
            <text:p>17</text:p>
          </table:table-cell>
          <table:table-cell table:style-name="ce232" table:formula="of:=[.H6]" office:value-type="float" office:value="17" calcext:value-type="float">
            <text:p>17</text:p>
          </table:table-cell>
          <table:table-cell table:style-name="ce236" office:value-type="currency" office:currency="USD" office:value="0.003" calcext:value-type="currency">
            <text:p>$0.00</text:p>
          </table:table-cell>
          <table:table-cell table:style-name="ce236" table:formula="of:=[.J6]*[.H6]" office:value-type="currency" office:currency="USD" office:value="0.051" calcext:value-type="currency">
            <text:p>$0.05</text:p>
          </table:table-cell>
          <table:table-cell table:style-name="ce236" table:formula="of:=[.I6]*[.J6]" office:value-type="currency" office:currency="USD" office:value="0.051" calcext:value-type="currency">
            <text:p>$0.05</text:p>
          </table:table-cell>
          <table:table-cell table:style-name="ce236" table:formula="of:=[.K6]*[.M$2]" office:value-type="currency" office:currency="USD" office:value="10.2" calcext:value-type="currency">
            <text:p>$10.20</text:p>
          </table:table-cell>
          <table:table-cell table:style-name="ce30" table:formula="of:=[.H6]*[.$M$2]+[.I6]*[.$M$1]" office:value-type="float" office:value="4250" calcext:value-type="float">
            <text:p>425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86" table:formula="of:=[.O6]*[.J6]" office:value-type="float" office:value="30" calcext:value-type="float">
            <text:p>30.00</text:p>
          </table:table-cell>
          <table:table-cell table:style-name="ce98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29" office:value-type="float" office:value="240000" calcext:value-type="float">
            <text:p>240000</text:p>
          </table:table-cell>
          <table:table-cell table:style-name="ce29" table:number-columns-repeated="44"/>
          <table:table-cell table:number-columns-repeated="959"/>
        </table:table-row>
        <table:table-row table:style-name="ro4">
          <table:table-cell table:style-name="ce192" office:value-type="string" calcext:value-type="string">
            <text:p>P&amp;P - M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12" office:value-type="float" office:value="75" calcext:value-type="float">
            <text:p>75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12(22)</text:p>
          </table:table-cell>
          <table:table-cell table:style-name="ce29" office:value-type="float" office:value="61" calcext:value-type="float">
            <text:p>61</text:p>
          </table:table-cell>
          <table:table-cell table:style-name="ce232" table:formula="of:=[.H7]" office:value-type="float" office:value="61" calcext:value-type="float">
            <text:p>61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7]*[.H7]" office:value-type="currency" office:currency="USD" office:value="2.318" calcext:value-type="currency">
            <text:p>$2.32</text:p>
          </table:table-cell>
          <table:table-cell table:style-name="ce236" table:formula="of:=[.I7]*[.J7]" office:value-type="currency" office:currency="USD" office:value="2.318" calcext:value-type="currency">
            <text:p>$2.32</text:p>
          </table:table-cell>
          <table:table-cell table:style-name="ce236" table:formula="of:=[.K7]*[.M$2]" office:value-type="currency" office:currency="USD" office:value="463.6" calcext:value-type="currency">
            <text:p>$463.60</text:p>
          </table:table-cell>
          <table:table-cell table:style-name="ce30" table:formula="of:=[.H7]*[.$M$2]+[.I7]*[.$M$1]" office:value-type="float" office:value="15250" calcext:value-type="float">
            <text:p>15250</text:p>
          </table:table-cell>
          <table:table-cell table:style-name="ce30" office:value-type="float" office:value="17300" calcext:value-type="float">
            <text:p>17300</text:p>
          </table:table-cell>
          <table:table-cell table:style-name="ce86" table:formula="of:=[.O7]*[.J7]" office:value-type="float" office:value="657.4" calcext:value-type="float">
            <text:p>657.40</text:p>
          </table:table-cell>
          <table:table-cell table:style-name="ce98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2179" calcext:value-type="float">
            <text:p>102179</text:p>
          </table:table-cell>
          <table:table-cell table:style-name="Default"/>
          <table:table-cell table:style-name="ce29" office:value-type="float" office:value="95000" calcext:value-type="float">
            <text:p>9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100RTR-ND</text:p>
          </table:table-cell>
          <table:table-cell table:style-name="ce39" office:value-type="float" office:value="100" calcext:value-type="float">
            <text:p>100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8)</text:p>
          </table:table-cell>
          <table:table-cell table:style-name="ce29" office:value-type="float" office:value="100" calcext:value-type="float">
            <text:p>100</text:p>
          </table:table-cell>
          <table:table-cell table:style-name="ce232" table:formula="of:=[.H8]" office:value-type="float" office:value="100" calcext:value-type="float">
            <text:p>10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8]*[.H8]" office:value-type="currency" office:currency="USD" office:value="0.4" calcext:value-type="currency">
            <text:p>$0.40</text:p>
          </table:table-cell>
          <table:table-cell table:style-name="ce236" table:formula="of:=[.I8]*[.J8]" office:value-type="currency" office:currency="USD" office:value="0.4" calcext:value-type="currency">
            <text:p>$0.40</text:p>
          </table:table-cell>
          <table:table-cell table:style-name="ce236" table:formula="of:=[.K8]*[.M$2]" office:value-type="currency" office:currency="USD" office:value="80" calcext:value-type="currency">
            <text:p>$80.00</text:p>
          </table:table-cell>
          <table:table-cell table:style-name="ce30" table:formula="of:=[.H8]*[.$M$2]+[.I8]*[.$M$1]" office:value-type="float" office:value="25000" calcext:value-type="float">
            <text:p>25000</text:p>
          </table:table-cell>
          <table:table-cell table:style-name="ce30" office:value-type="float" office:value="30000" calcext:value-type="float">
            <text:p>30000</text:p>
          </table:table-cell>
          <table:table-cell table:style-name="ce86" table:formula="of:=[.O8]*[.J8]" office:value-type="float" office:value="120" calcext:value-type="float">
            <text:p>120.00</text:p>
          </table:table-cell>
          <table:table-cell table:style-name="ce98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29" office:value-type="float" office:value="7000000" calcext:value-type="float">
            <text:p>700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768RCT-ND</text:p>
          </table:table-cell>
          <table:table-cell table:style-name="ce226" office:value-type="float" office:value="768" calcext:value-type="float">
            <text:p>768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12)</text:p>
          </table:table-cell>
          <table:table-cell table:style-name="ce29" office:value-type="float" office:value="10" calcext:value-type="float">
            <text:p>10</text:p>
          </table:table-cell>
          <table:table-cell table:style-name="ce232" table:formula="of:=[.H9]" office:value-type="float" office:value="10" calcext:value-type="float">
            <text:p>1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9]*[.H9]" office:value-type="currency" office:currency="USD" office:value="0.04" calcext:value-type="currency">
            <text:p>$0.04</text:p>
          </table:table-cell>
          <table:table-cell table:style-name="ce236" table:formula="of:=[.I9]*[.J9]" office:value-type="currency" office:currency="USD" office:value="0.04" calcext:value-type="currency">
            <text:p>$0.04</text:p>
          </table:table-cell>
          <table:table-cell table:style-name="ce236" table:formula="of:=[.K9]*[.M$2]" office:value-type="currency" office:currency="USD" office:value="8" calcext:value-type="currency">
            <text:p>$8.00</text:p>
          </table:table-cell>
          <table:table-cell table:style-name="ce30" table:formula="of:=[.H9]*[.$M$2]+[.I9]*[.$M$1]" office:value-type="float" office:value="2500" calcext:value-type="float">
            <text:p>2500</text:p>
          </table:table-cell>
          <table:table-cell table:style-name="ce30" office:value-type="float" office:value="11290" calcext:value-type="float">
            <text:p>11290</text:p>
          </table:table-cell>
          <table:table-cell table:style-name="ce86" table:formula="of:=[.O9]*[.J9]" office:value-type="float" office:value="45.16" calcext:value-type="float">
            <text:p>45.16</text:p>
          </table:table-cell>
          <table:table-cell table:style-name="ce98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90" calcext:value-type="float">
            <text:p>4390</text:p>
          </table:table-cell>
          <table:table-cell table:style-name="Default"/>
          <table:table-cell table:style-name="ce29" office:value-type="float" office:value="20000" calcext:value-type="float">
            <text:p>2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1K24TR-ND</text:p>
          </table:table-cell>
          <table:table-cell table:style-name="ce226" office:value-type="string" calcext:value-type="string">
            <text:p>1k24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11)</text:p>
          </table:table-cell>
          <table:table-cell table:style-name="ce29" office:value-type="float" office:value="86" calcext:value-type="float">
            <text:p>86</text:p>
          </table:table-cell>
          <table:table-cell table:style-name="ce232" table:formula="of:=[.H10]" office:value-type="float" office:value="86" calcext:value-type="float">
            <text:p>86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10]*[.H10]" office:value-type="currency" office:currency="USD" office:value="0.344" calcext:value-type="currency">
            <text:p>$0.34</text:p>
          </table:table-cell>
          <table:table-cell table:style-name="ce236" table:formula="of:=[.I10]*[.J10]" office:value-type="currency" office:currency="USD" office:value="0.344" calcext:value-type="currency">
            <text:p>$0.34</text:p>
          </table:table-cell>
          <table:table-cell table:style-name="ce236" table:formula="of:=[.K10]*[.M$2]" office:value-type="currency" office:currency="USD" office:value="68.8" calcext:value-type="currency">
            <text:p>$68.80</text:p>
          </table:table-cell>
          <table:table-cell table:style-name="ce30" table:formula="of:=[.H10]*[.$M$2]+[.I10]*[.$M$1]" office:value-type="float" office:value="21500" calcext:value-type="float">
            <text:p>21500</text:p>
          </table:table-cell>
          <table:table-cell table:style-name="ce30" office:value-type="float" office:value="30000" calcext:value-type="float">
            <text:p>30000</text:p>
          </table:table-cell>
          <table:table-cell table:style-name="ce86" table:formula="of:=[.O10]*[.J10]" office:value-type="float" office:value="120" calcext:value-type="float">
            <text:p>120.00</text:p>
          </table:table-cell>
          <table:table-cell table:style-name="ce98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29" office:value-type="float" office:value="100000" calcext:value-type="float">
            <text:p>10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string" calcext:value-type="string">
            <text:p>8(10)</text:p>
          </table:table-cell>
          <table:table-cell table:style-name="ce29" office:value-type="float" office:value="14" calcext:value-type="float">
            <text:p>14</text:p>
          </table:table-cell>
          <table:table-cell table:style-name="ce232" table:formula="of:=[.H11]" office:value-type="float" office:value="14" calcext:value-type="float">
            <text:p>14</text:p>
          </table:table-cell>
          <table:table-cell table:style-name="ce236" office:value-type="currency" office:currency="USD" office:value="0.00544" calcext:value-type="currency">
            <text:p>$0.01</text:p>
          </table:table-cell>
          <table:table-cell table:style-name="ce236" table:formula="of:=[.J11]*[.H11]" office:value-type="currency" office:currency="USD" office:value="0.07616" calcext:value-type="currency">
            <text:p>$0.08</text:p>
          </table:table-cell>
          <table:table-cell table:style-name="ce236" table:formula="of:=[.I11]*[.J11]" office:value-type="currency" office:currency="USD" office:value="0.07616" calcext:value-type="currency">
            <text:p>$0.08</text:p>
          </table:table-cell>
          <table:table-cell table:style-name="ce236" table:formula="of:=[.K11]*[.M$2]" office:value-type="currency" office:currency="USD" office:value="15.232" calcext:value-type="currency">
            <text:p>$15.23</text:p>
          </table:table-cell>
          <table:table-cell table:style-name="ce30" table:formula="of:=[.H11]*[.$M$2]+[.I11]*[.$M$1]" office:value-type="float" office:value="3500" calcext:value-type="float">
            <text:p>35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1]*[.J11]" office:value-type="float" office:value="27.2" calcext:value-type="float">
            <text:p>27.20</text:p>
          </table:table-cell>
          <table:table-cell table:style-name="ce98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32380" calcext:value-type="float">
            <text:p>32380</text:p>
          </table:table-cell>
          <table:table-cell table:style-name="ce197"/>
          <table:table-cell table:style-name="ce29" office:value-type="float" office:value="85000" calcext:value-type="float">
            <text:p>8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string" calcext:value-type="string">
            <text:p>8(05)</text:p>
          </table:table-cell>
          <table:table-cell table:style-name="ce29" office:value-type="float" office:value="29" calcext:value-type="float">
            <text:p>29</text:p>
          </table:table-cell>
          <table:table-cell table:style-name="ce232" table:formula="of:=[.H12]" office:value-type="float" office:value="29" calcext:value-type="float">
            <text:p>29</text:p>
          </table:table-cell>
          <table:table-cell table:style-name="ce236" office:value-type="currency" office:currency="USD" office:value="0.011" calcext:value-type="currency">
            <text:p>$0.01</text:p>
          </table:table-cell>
          <table:table-cell table:style-name="ce236" table:formula="of:=[.J12]*[.H12]" office:value-type="currency" office:currency="USD" office:value="0.319" calcext:value-type="currency">
            <text:p>$0.32</text:p>
          </table:table-cell>
          <table:table-cell table:style-name="ce236" table:formula="of:=[.I12]*[.J12]" office:value-type="currency" office:currency="USD" office:value="0.319" calcext:value-type="currency">
            <text:p>$0.32</text:p>
          </table:table-cell>
          <table:table-cell table:style-name="ce236" table:formula="of:=[.K12]*[.M$2]" office:value-type="currency" office:currency="USD" office:value="63.8" calcext:value-type="currency">
            <text:p>$63.80</text:p>
          </table:table-cell>
          <table:table-cell table:style-name="ce30" table:formula="of:=[.H12]*[.$M$2]+[.I12]*[.$M$1]" office:value-type="float" office:value="7250" calcext:value-type="float">
            <text:p>725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86" table:formula="of:=[.O12]*[.J12]" office:value-type="float" office:value="110" calcext:value-type="float">
            <text:p>110.00</text:p>
          </table:table-cell>
          <table:table-cell table:style-name="ce98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404" calcext:value-type="float">
            <text:p>404</text:p>
          </table:table-cell>
          <table:table-cell table:style-name="Default"/>
          <table:table-cell table:style-name="ce29" office:value-type="float" office:value="43000" calcext:value-type="float">
            <text:p>4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3)</text:p>
          </table:table-cell>
          <table:table-cell table:style-name="ce29" office:value-type="float" office:value="7" calcext:value-type="float">
            <text:p>7</text:p>
          </table:table-cell>
          <table:table-cell table:style-name="ce232" table:formula="of:=[.H13]" office:value-type="float" office:value="7" calcext:value-type="float">
            <text:p>7</text:p>
          </table:table-cell>
          <table:table-cell table:style-name="ce236" office:value-type="currency" office:currency="USD" office:value="0.0035" calcext:value-type="currency">
            <text:p>$0.00</text:p>
          </table:table-cell>
          <table:table-cell table:style-name="ce236" table:formula="of:=[.J13]*[.H13]" office:value-type="currency" office:currency="USD" office:value="0.0245" calcext:value-type="currency">
            <text:p>$0.02</text:p>
          </table:table-cell>
          <table:table-cell table:style-name="ce236" table:formula="of:=[.I13]*[.J13]" office:value-type="currency" office:currency="USD" office:value="0.0245" calcext:value-type="currency">
            <text:p>$0.02</text:p>
          </table:table-cell>
          <table:table-cell table:style-name="ce236" table:formula="of:=[.K13]*[.M$2]" office:value-type="currency" office:currency="USD" office:value="4.9" calcext:value-type="currency">
            <text:p>$4.90</text:p>
          </table:table-cell>
          <table:table-cell table:style-name="ce30" table:formula="of:=[.H13]*[.$M$2]+[.I13]*[.$M$1]" office:value-type="float" office:value="1750" calcext:value-type="float">
            <text:p>17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29357" calcext:value-type="float">
            <text:p>29357</text:p>
          </table:table-cell>
          <table:table-cell table:style-name="ce197"/>
          <table:table-cell table:style-name="ce29" office:value-type="float" office:value="73000" calcext:value-type="float">
            <text:p>7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02)</text:p>
          </table:table-cell>
          <table:table-cell table:style-name="ce29" office:value-type="float" office:value="8" calcext:value-type="float">
            <text:p>8</text:p>
          </table:table-cell>
          <table:table-cell table:style-name="ce232" table:formula="of:=[.H14]" office:value-type="float" office:value="8" calcext:value-type="float">
            <text:p>8</text:p>
          </table:table-cell>
          <table:table-cell table:style-name="ce237" office:value-type="currency" office:currency="USD" office:value="0.005" calcext:value-type="currency">
            <text:p>$0.01</text:p>
          </table:table-cell>
          <table:table-cell table:style-name="ce236" table:formula="of:=[.J14]*[.H14]" office:value-type="currency" office:currency="USD" office:value="0.04" calcext:value-type="currency">
            <text:p>$0.04</text:p>
          </table:table-cell>
          <table:table-cell table:style-name="ce236" table:formula="of:=[.I14]*[.J14]" office:value-type="currency" office:currency="USD" office:value="0.04" calcext:value-type="currency">
            <text:p>$0.04</text:p>
          </table:table-cell>
          <table:table-cell table:style-name="ce236" table:formula="of:=[.K14]*[.M$2]" office:value-type="currency" office:currency="USD" office:value="8" calcext:value-type="currency">
            <text:p>$8.00</text:p>
          </table:table-cell>
          <table:table-cell table:style-name="ce30" table:formula="of:=[.H14]*[.$M$2]+[.I14]*[.$M$1]" office:value-type="float" office:value="2000" calcext:value-type="float">
            <text:p>2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771" calcext:value-type="float">
            <text:p>1771</text:p>
          </table:table-cell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01)</text:p>
          </table:table-cell>
          <table:table-cell table:style-name="ce29" office:value-type="float" office:value="11" calcext:value-type="float">
            <text:p>11</text:p>
          </table:table-cell>
          <table:table-cell table:style-name="ce232" table:formula="of:=[.H15]" office:value-type="float" office:value="11" calcext:value-type="float">
            <text:p>11</text:p>
          </table:table-cell>
          <table:table-cell table:style-name="ce236" office:value-type="currency" office:currency="USD" office:value="0.00371" calcext:value-type="currency">
            <text:p>$0.00</text:p>
          </table:table-cell>
          <table:table-cell table:style-name="ce236" table:formula="of:=[.J15]*[.H15]" office:value-type="currency" office:currency="USD" office:value="0.04081" calcext:value-type="currency">
            <text:p>$0.04</text:p>
          </table:table-cell>
          <table:table-cell table:style-name="ce236" table:formula="of:=[.I15]*[.J15]" office:value-type="currency" office:currency="USD" office:value="0.04081" calcext:value-type="currency">
            <text:p>$0.04</text:p>
          </table:table-cell>
          <table:table-cell table:style-name="ce236" table:formula="of:=[.K15]*[.M$2]" office:value-type="currency" office:currency="USD" office:value="8.162" calcext:value-type="currency">
            <text:p>$8.16</text:p>
          </table:table-cell>
          <table:table-cell table:style-name="ce30" table:formula="of:=[.H15]*[.$M$2]+[.I15]*[.$M$1]" office:value-type="float" office:value="2750" calcext:value-type="float">
            <text:p>27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5]*[.J15]" office:value-type="float" office:value="18.55" calcext:value-type="float">
            <text:p>18.55</text:p>
          </table:table-cell>
          <table:table-cell table:style-name="ce98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8233" calcext:value-type="float">
            <text:p>18233</text:p>
          </table:table-cell>
          <table:table-cell table:style-name="ce197"/>
          <table:table-cell table:style-name="ce29" office:value-type="float" office:value="6780" calcext:value-type="float">
            <text:p>678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2569-1-ND</text:p>
          </table:table-cell>
          <table:table-cell table:style-name="ce227" office:value-type="string" calcext:value-type="string">
            <text:p>100p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13)</text:p>
          </table:table-cell>
          <table:table-cell table:style-name="ce192" office:value-type="float" office:value="12" calcext:value-type="float">
            <text:p>12</text:p>
          </table:table-cell>
          <table:table-cell table:style-name="ce232" table:formula="of:=[.H16]" office:value-type="float" office:value="12" calcext:value-type="float">
            <text:p>12</text:p>
          </table:table-cell>
          <table:table-cell table:style-name="ce238" office:value-type="currency" office:currency="USD" office:value="0.022" calcext:value-type="currency">
            <text:p>$0.02</text:p>
          </table:table-cell>
          <table:table-cell table:style-name="ce236" table:formula="of:=[.J16]*[.H16]" office:value-type="currency" office:currency="USD" office:value="0.264" calcext:value-type="currency">
            <text:p>$0.26</text:p>
          </table:table-cell>
          <table:table-cell table:style-name="ce236" table:formula="of:=[.I16]*[.J16]" office:value-type="currency" office:currency="USD" office:value="0.264" calcext:value-type="currency">
            <text:p>$0.26</text:p>
          </table:table-cell>
          <table:table-cell table:style-name="ce236" table:formula="of:=[.K16]*[.M$2]" office:value-type="currency" office:currency="USD" office:value="52.8" calcext:value-type="currency">
            <text:p>$52.80</text:p>
          </table:table-cell>
          <table:table-cell table:style-name="ce30" table:formula="of:=[.H16]*[.$M$2]+[.I16]*[.$M$1]" office:value-type="float" office:value="3000" calcext:value-type="float">
            <text:p>3000</text:p>
          </table:table-cell>
          <table:table-cell table:style-name="ce30" office:value-type="float" office:value="4471" calcext:value-type="float">
            <text:p>4471</text:p>
          </table:table-cell>
          <table:table-cell table:style-name="ce86" table:formula="of:=[.O16]*[.J16]" office:value-type="float" office:value="98.362" calcext:value-type="float">
            <text:p>98.36</text:p>
          </table:table-cell>
          <table:table-cell table:style-name="ce98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08569" calcext:value-type="float">
            <text:p>108569</text:p>
          </table:table-cell>
          <table:table-cell table:style-name="ce197"/>
          <table:table-cell table:style-name="ce29" office:value-type="float" office:value="1200000" calcext:value-type="float">
            <text:p>120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2447-2-ND (existing)</text:p>
            <text:p>1276-CL21B104KCFWPJETR-ND</text:p>
          </table:table-cell>
          <table:table-cell table:style-name="ce227" office:value-type="string" calcext:value-type="string">
            <text:p>100n</text:p>
          </table:table-cell>
          <table:table-cell table:style-name="ce29" office:value-type="float" office:value="0.95" calcext:value-type="float">
            <text:p>0.95</text:p>
          </table:table-cell>
          <table:table-cell table:style-name="ce29" office:value-type="string" calcext:value-type="string">
            <text:p>8(04)</text:p>
          </table:table-cell>
          <table:table-cell table:style-name="ce29" office:value-type="float" office:value="89" calcext:value-type="float">
            <text:p>89</text:p>
          </table:table-cell>
          <table:table-cell table:style-name="ce232" table:formula="of:=[.H17]" office:value-type="float" office:value="89" calcext:value-type="float">
            <text:p>89</text:p>
          </table:table-cell>
          <table:table-cell table:style-name="ce238" office:value-type="currency" office:currency="USD" office:value="0.032" calcext:value-type="currency">
            <text:p>$0.03</text:p>
          </table:table-cell>
          <table:table-cell table:style-name="ce236" table:formula="of:=[.J17]*[.H17]" office:value-type="currency" office:currency="USD" office:value="2.848" calcext:value-type="currency">
            <text:p>$2.85</text:p>
          </table:table-cell>
          <table:table-cell table:style-name="ce236" table:formula="of:=[.I17]*[.J17]" office:value-type="currency" office:currency="USD" office:value="2.848" calcext:value-type="currency">
            <text:p>$2.85</text:p>
          </table:table-cell>
          <table:table-cell table:style-name="ce236" table:formula="of:=[.K17]*[.M$2]" office:value-type="currency" office:currency="USD" office:value="569.6" calcext:value-type="currency">
            <text:p>$569.60</text:p>
          </table:table-cell>
          <table:table-cell table:style-name="ce30" table:formula="of:=[.H17]*[.$M$2]+[.I17]*[.$M$1]" office:value-type="float" office:value="22250" calcext:value-type="float">
            <text:p>22250</text:p>
          </table:table-cell>
          <table:table-cell table:style-name="ce30" office:value-type="float" office:value="23800" calcext:value-type="float">
            <text:p>23800</text:p>
          </table:table-cell>
          <table:table-cell table:style-name="ce86" table:formula="of:=[.O17]*[.J17]" office:value-type="float" office:value="761.6" calcext:value-type="float">
            <text:p>761.60</text:p>
          </table:table-cell>
          <table:table-cell table:style-name="ce98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93"/>
          <table:table-cell table:style-name="ce29" office:value-type="float" office:value="380000" calcext:value-type="float">
            <text:p>38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1066-2-ND</text:p>
          </table:table-cell>
          <table:table-cell table:style-name="ce212" office:value-type="string" calcext:value-type="string">
            <text:p>1u</text:p>
          </table:table-cell>
          <table:table-cell table:style-name="ce29" office:value-type="float" office:value="1.35" calcext:value-type="float">
            <text:p>1.35</text:p>
          </table:table-cell>
          <table:table-cell table:style-name="ce29" office:value-type="string" calcext:value-type="string">
            <text:p>8(15)</text:p>
          </table:table-cell>
          <table:table-cell table:style-name="ce29" office:value-type="float" office:value="40" calcext:value-type="float">
            <text:p>40</text:p>
          </table:table-cell>
          <table:table-cell table:style-name="ce232" table:formula="of:=[.H18]" office:value-type="float" office:value="40" calcext:value-type="float">
            <text:p>40</text:p>
          </table:table-cell>
          <table:table-cell table:style-name="ce238" office:value-type="currency" office:currency="USD" office:value="0.01699" calcext:value-type="currency">
            <text:p>$0.02</text:p>
          </table:table-cell>
          <table:table-cell table:style-name="ce236" table:formula="of:=[.J18]*[.H18]" office:value-type="currency" office:currency="USD" office:value="0.6796" calcext:value-type="currency">
            <text:p>$0.68</text:p>
          </table:table-cell>
          <table:table-cell table:style-name="ce236" table:formula="of:=[.I18]*[.J18]" office:value-type="currency" office:currency="USD" office:value="0.6796" calcext:value-type="currency">
            <text:p>$0.68</text:p>
          </table:table-cell>
          <table:table-cell table:style-name="ce236" table:formula="of:=[.K18]*[.M$2]" office:value-type="currency" office:currency="USD" office:value="135.92" calcext:value-type="currency">
            <text:p>$135.92</text:p>
          </table:table-cell>
          <table:table-cell table:style-name="ce30" table:formula="of:=[.H18]*[.$M$2]+[.I18]*[.$M$1]" office:value-type="float" office:value="10000" calcext:value-type="float">
            <text:p>10000</text:p>
          </table:table-cell>
          <table:table-cell table:style-name="ce30" office:value-type="float" office:value="13500" calcext:value-type="float">
            <text:p>13500</text:p>
          </table:table-cell>
          <table:table-cell table:style-name="ce86" table:formula="of:=[.O18]*[.J18]" office:value-type="float" office:value="229.365" calcext:value-type="float">
            <text:p>229.37</text:p>
          </table:table-cell>
          <table:table-cell table:style-name="ce98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19598" calcext:value-type="float">
            <text:p>119598</text:p>
          </table:table-cell>
          <table:table-cell table:style-name="Default"/>
          <table:table-cell table:style-name="ce29" office:value-type="float" office:value="8000000" calcext:value-type="float">
            <text:p>800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3391-2-ND</text:p>
            <text:p>GRM32ER71E226KE15L</text:p>
          </table:table-cell>
          <table:table-cell table:style-name="ce212" office:value-type="string" calcext:value-type="string">
            <text:p>22u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string" calcext:value-type="string">
            <text:p>8(17)</text:p>
          </table:table-cell>
          <table:table-cell table:style-name="ce29" office:value-type="float" office:value="9" calcext:value-type="float">
            <text:p>9</text:p>
          </table:table-cell>
          <table:table-cell table:style-name="ce232" table:formula="of:=[.H19]" office:value-type="float" office:value="9" calcext:value-type="float">
            <text:p>9</text:p>
          </table:table-cell>
          <table:table-cell table:style-name="ce238" office:value-type="currency" office:currency="USD" office:value="0.27" calcext:value-type="currency">
            <text:p>$0.27</text:p>
          </table:table-cell>
          <table:table-cell table:style-name="ce236" table:formula="of:=[.J19]*[.H19]" office:value-type="currency" office:currency="USD" office:value="2.43" calcext:value-type="currency">
            <text:p>$2.43</text:p>
          </table:table-cell>
          <table:table-cell table:style-name="ce236" table:formula="of:=[.I19]*[.J19]" office:value-type="currency" office:currency="USD" office:value="2.43" calcext:value-type="currency">
            <text:p>$2.43</text:p>
          </table:table-cell>
          <table:table-cell table:style-name="ce236" table:formula="of:=[.K19]*[.M$2]" office:value-type="currency" office:currency="USD" office:value="486" calcext:value-type="currency">
            <text:p>$486.00</text:p>
          </table:table-cell>
          <table:table-cell table:style-name="ce30" table:formula="of:=[.H19]*[.$M$2]+[.I19]*[.$M$1]" office:value-type="float" office:value="2250" calcext:value-type="float">
            <text:p>2250</text:p>
          </table:table-cell>
          <table:table-cell table:style-name="ce30" office:value-type="float" office:value="3000" calcext:value-type="float">
            <text:p>3000</text:p>
          </table:table-cell>
          <table:table-cell table:style-name="ce86" table:formula="of:=[.O19]*[.J19]" office:value-type="float" office:value="810" calcext:value-type="float">
            <text:p>810.00</text:p>
          </table:table-cell>
          <table:table-cell table:style-name="ce98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150000" calcext:value-type="float">
            <text:p>15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GA5K4X7R2J223K130AA</text:p>
          </table:table-cell>
          <table:table-cell table:style-name="ce212" office:value-type="string" calcext:value-type="string">
            <text:p>22n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string" calcext:value-type="string">
            <text:p>8(07)</text:p>
          </table:table-cell>
          <table:table-cell table:style-name="ce29" office:value-type="float" office:value="14" calcext:value-type="float">
            <text:p>14</text:p>
          </table:table-cell>
          <table:table-cell table:style-name="ce232" table:formula="of:=[.H20]" office:value-type="float" office:value="14" calcext:value-type="float">
            <text:p>14</text:p>
          </table:table-cell>
          <table:table-cell table:style-name="ce238" office:value-type="currency" office:currency="USD" office:value="0.0792" calcext:value-type="currency">
            <text:p>$0.08</text:p>
          </table:table-cell>
          <table:table-cell table:style-name="ce236" table:formula="of:=[.J20]*[.H20]" office:value-type="currency" office:currency="USD" office:value="1.1088" calcext:value-type="currency">
            <text:p>$1.11</text:p>
          </table:table-cell>
          <table:table-cell table:style-name="ce236" table:formula="of:=[.I20]*[.J20]" office:value-type="currency" office:currency="USD" office:value="1.1088" calcext:value-type="currency">
            <text:p>$1.11</text:p>
          </table:table-cell>
          <table:table-cell table:style-name="ce236" table:formula="of:=[.K20]*[.M$2]" office:value-type="currency" office:currency="USD" office:value="221.76" calcext:value-type="currency">
            <text:p>$221.76</text:p>
          </table:table-cell>
          <table:table-cell table:style-name="ce30" table:formula="of:=[.H20]*[.$M$2]+[.I20]*[.$M$1]" office:value-type="float" office:value="3500" calcext:value-type="float">
            <text:p>3500</text:p>
          </table:table-cell>
          <table:table-cell table:style-name="ce30" office:value-type="float" office:value="6050" calcext:value-type="float">
            <text:p>6050</text:p>
          </table:table-cell>
          <table:table-cell table:style-name="ce86" table:formula="of:=[.O20]*[.J20]" office:value-type="float" office:value="479.16" calcext:value-type="float">
            <text:p>479.16</text:p>
          </table:table-cell>
          <table:table-cell table:style-name="ce98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00" calcext:value-type="float">
            <text:p>1700</text:p>
          </table:table-cell>
          <table:table-cell table:style-name="Default"/>
          <table:table-cell table:style-name="ce29" office:value-type="float" office:value="8000" calcext:value-type="float">
            <text:p>8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BMS Discharge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212" office:value-type="string" calcext:value-type="string">
            <text:p>PFET</text:p>
          </table:table-cell>
          <table:table-cell table:style-name="ce29" office:value-type="float" office:value="1.1" calcext:value-type="float">
            <text:p>1.1</text:p>
          </table:table-cell>
          <table:table-cell table:style-name="ce29" office:value-type="string" calcext:value-type="string">
            <text:p>8(14)</text:p>
          </table:table-cell>
          <table:table-cell table:style-name="ce29" office:value-type="float" office:value="62" calcext:value-type="float">
            <text:p>62</text:p>
          </table:table-cell>
          <table:table-cell table:style-name="ce232" table:formula="of:=[.H21]" office:value-type="float" office:value="62" calcext:value-type="float">
            <text:p>62</text:p>
          </table:table-cell>
          <table:table-cell table:style-name="ce236" office:value-type="currency" office:currency="USD" office:value="0.0506" calcext:value-type="currency">
            <text:p>$0.05</text:p>
          </table:table-cell>
          <table:table-cell table:style-name="ce236" table:formula="of:=[.J21]*[.H21]" office:value-type="currency" office:currency="USD" office:value="3.1372" calcext:value-type="currency">
            <text:p>$3.14</text:p>
          </table:table-cell>
          <table:table-cell table:style-name="ce236" table:formula="of:=[.I21]*[.J21]" office:value-type="currency" office:currency="USD" office:value="3.1372" calcext:value-type="currency">
            <text:p>$3.14</text:p>
          </table:table-cell>
          <table:table-cell table:style-name="ce236" table:formula="of:=[.K21]*[.M$2]" office:value-type="currency" office:currency="USD" office:value="627.44" calcext:value-type="currency">
            <text:p>$627.44</text:p>
          </table:table-cell>
          <table:table-cell table:style-name="ce30" table:formula="of:=[.H21]*[.$M$2]+[.I21]*[.$M$1]" office:value-type="float" office:value="15500" calcext:value-type="float">
            <text:p>15500</text:p>
          </table:table-cell>
          <table:table-cell table:style-name="ce30" office:value-type="float" office:value="23400" calcext:value-type="float">
            <text:p>23400</text:p>
          </table:table-cell>
          <table:table-cell table:style-name="ce86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5" calcext:value-type="float">
            <text:p>25</text:p>
          </table:table-cell>
          <table:table-cell table:style-name="Default"/>
          <table:table-cell table:style-name="ce29" office:value-type="float" office:value="9000" calcext:value-type="float">
            <text:p>9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LED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LTST-C171GKT</text:p>
          </table:table-cell>
          <table:table-cell table:style-name="ce212" office:value-type="string" calcext:value-type="string">
            <text:p>Green</text:p>
          </table:table-cell>
          <table:table-cell table:style-name="ce29" office:value-type="float" office:value="0.9" calcext:value-type="float">
            <text:p>0.9</text:p>
          </table:table-cell>
          <table:table-cell table:style-name="ce29" office:value-type="string" calcext:value-type="string">
            <text:p>8(19)</text:p>
          </table:table-cell>
          <table:table-cell table:style-name="ce29" office:value-type="float" office:value="11" calcext:value-type="float">
            <text:p>11</text:p>
          </table:table-cell>
          <table:table-cell table:style-name="ce232" table:formula="of:=[.H22]" office:value-type="float" office:value="11" calcext:value-type="float">
            <text:p>11</text:p>
          </table:table-cell>
          <table:table-cell table:style-name="ce236" office:value-type="currency" office:currency="USD" office:value="0.04747" calcext:value-type="currency">
            <text:p>$0.05</text:p>
          </table:table-cell>
          <table:table-cell table:style-name="ce236" table:formula="of:=[.J22]*[.H22]" office:value-type="currency" office:currency="USD" office:value="0.52217" calcext:value-type="currency">
            <text:p>$0.52</text:p>
          </table:table-cell>
          <table:table-cell table:style-name="ce236" table:formula="of:=[.I22]*[.J22]" office:value-type="currency" office:currency="USD" office:value="0.52217" calcext:value-type="currency">
            <text:p>$0.52</text:p>
          </table:table-cell>
          <table:table-cell table:style-name="ce236" table:formula="of:=[.K22]*[.M$2]" office:value-type="currency" office:currency="USD" office:value="104.434" calcext:value-type="currency">
            <text:p>$104.43</text:p>
          </table:table-cell>
          <table:table-cell table:style-name="ce30" table:formula="of:=[.H22]*[.$M$2]+[.I22]*[.$M$1]" office:value-type="float" office:value="2750" calcext:value-type="float">
            <text:p>2750</text:p>
          </table:table-cell>
          <table:table-cell table:style-name="ce30" office:value-type="float" office:value="3450" calcext:value-type="float">
            <text:p>3450</text:p>
          </table:table-cell>
          <table:table-cell table:style-name="ce86" table:formula="of:=[.O22]*[.J22]" office:value-type="float" office:value="163.7715" calcext:value-type="float">
            <text:p>163.77</text:p>
          </table:table-cell>
          <table:table-cell table:style-name="ce98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60000" calcext:value-type="float">
            <text:p>60000</text:p>
          </table:table-cell>
          <table:table-cell table:style-name="ce197"/>
          <table:table-cell table:style-name="ce29" office:value-type="float" office:value="900000" calcext:value-type="float">
            <text:p>9000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Open Drains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212" office:value-type="string" calcext:value-type="string">
            <text:p>NFET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string" calcext:value-type="string">
            <text:p>8(20)</text:p>
          </table:table-cell>
          <table:table-cell table:style-name="ce29" office:value-type="float" office:value="13" calcext:value-type="float">
            <text:p>13</text:p>
          </table:table-cell>
          <table:table-cell table:style-name="ce232" table:formula="of:=[.H23]" office:value-type="float" office:value="13" calcext:value-type="float">
            <text:p>13</text:p>
          </table:table-cell>
          <table:table-cell table:style-name="ce236" office:value-type="currency" office:currency="USD" office:value="0.099" calcext:value-type="currency">
            <text:p>$0.10</text:p>
          </table:table-cell>
          <table:table-cell table:style-name="ce236" table:formula="of:=[.J23]*[.H23]" office:value-type="currency" office:currency="USD" office:value="1.287" calcext:value-type="currency">
            <text:p>$1.29</text:p>
          </table:table-cell>
          <table:table-cell table:style-name="ce236" table:formula="of:=[.I23]*[.J23]" office:value-type="currency" office:currency="USD" office:value="1.287" calcext:value-type="currency">
            <text:p>$1.29</text:p>
          </table:table-cell>
          <table:table-cell table:style-name="ce236" table:formula="of:=[.K23]*[.M$2]" office:value-type="currency" office:currency="USD" office:value="257.4" calcext:value-type="currency">
            <text:p>$257.40</text:p>
          </table:table-cell>
          <table:table-cell table:style-name="ce30" table:formula="of:=[.H23]*[.$M$2]+[.I23]*[.$M$1]" office:value-type="float" office:value="3250" calcext:value-type="float">
            <text:p>3250</text:p>
          </table:table-cell>
          <table:table-cell table:style-name="ce30" office:value-type="float" office:value="6100" calcext:value-type="float">
            <text:p>6100</text:p>
          </table:table-cell>
          <table:table-cell table:style-name="ce86" table:formula="of:=[.O23]*[.J23]" office:value-type="float" office:value="603.9" calcext:value-type="float">
            <text:p>603.90</text:p>
          </table:table-cell>
          <table:table-cell table:style-name="ce98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5689" calcext:value-type="float">
            <text:p>5689</text:p>
          </table:table-cell>
          <table:table-cell table:style-name="Default"/>
          <table:table-cell table:style-name="ce29" office:value-type="float" office:value="46000" calcext:value-type="float">
            <text:p>46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LTC 5V Gener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BCP56-16T1GOSTR-ND</text:p>
          </table:table-cell>
          <table:table-cell table:style-name="ce212" office:value-type="string" calcext:value-type="string">
            <text:p>NPN</text:p>
          </table:table-cell>
          <table:table-cell table:style-name="ce29" office:value-type="float" office:value="1.75" calcext:value-type="float">
            <text:p>1.75</text:p>
          </table:table-cell>
          <table:table-cell table:style-name="ce29" office:value-type="string" calcext:value-type="string">
            <text:p>12(23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4]" office:value-type="float" office:value="5" calcext:value-type="float">
            <text:p>5</text:p>
          </table:table-cell>
          <table:table-cell table:style-name="ce236" office:value-type="currency" office:currency="USD" office:value="0.103" calcext:value-type="currency">
            <text:p>$0.10</text:p>
          </table:table-cell>
          <table:table-cell table:style-name="ce236" table:formula="of:=[.J24]*[.H24]" office:value-type="currency" office:currency="USD" office:value="0.515" calcext:value-type="currency">
            <text:p>$0.52</text:p>
          </table:table-cell>
          <table:table-cell table:style-name="ce236" table:formula="of:=[.I24]*[.J24]" office:value-type="currency" office:currency="USD" office:value="0.515" calcext:value-type="currency">
            <text:p>$0.52</text:p>
          </table:table-cell>
          <table:table-cell table:style-name="ce236" table:formula="of:=[.K24]*[.M$2]" office:value-type="currency" office:currency="USD" office:value="103" calcext:value-type="currency">
            <text:p>$103.00</text:p>
          </table:table-cell>
          <table:table-cell table:style-name="ce30" table:formula="of:=[.H24]*[.$M$2]+[.I24]*[.$M$1]" office:value-type="float" office:value="1250" calcext:value-type="float">
            <text:p>1250</text:p>
          </table:table-cell>
          <table:table-cell table:style-name="ce30" office:value-type="float" office:value="2025" calcext:value-type="float">
            <text:p>2025</text:p>
          </table:table-cell>
          <table:table-cell table:style-name="ce86" table:formula="of:=[.O24]*[.J24]" office:value-type="float" office:value="208.575" calcext:value-type="float">
            <text:p>208.58</text:p>
          </table:table-cell>
          <table:table-cell table:style-name="ce98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7679" calcext:value-type="float">
            <text:p>7679</text:p>
          </table:table-cell>
          <table:table-cell table:style-name="Default"/>
          <table:table-cell table:style-name="ce29" office:value-type="float" office:value="2560000" calcext:value-type="float">
            <text:p>256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Therm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NB12K00103KBB (old)(10%)</text:p>
            <text:p>SDNT2012X103F3950FTF (1%)</text:p>
          </table:table-cell>
          <table:table-cell table:style-name="ce212" office:value-type="string" calcext:value-type="string">
            <text:p>Temp10k</text:p>
          </table:table-cell>
          <table:table-cell table:style-name="ce29" office:value-type="float" office:value="1.25" calcext:value-type="float">
            <text:p>1.25</text:p>
          </table:table-cell>
          <table:table-cell table:style-name="ce29" office:value-type="string" calcext:value-type="string">
            <text:p>8(21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5]" office:value-type="float" office:value="5" calcext:value-type="float">
            <text:p>5</text:p>
          </table:table-cell>
          <table:table-cell table:style-name="ce236" office:value-type="currency" office:currency="USD" office:value="0.169" calcext:value-type="currency">
            <text:p>$0.17</text:p>
          </table:table-cell>
          <table:table-cell table:style-name="ce236" table:formula="of:=[.J25]*[.H25]" office:value-type="currency" office:currency="USD" office:value="0.845" calcext:value-type="currency">
            <text:p>$0.85</text:p>
          </table:table-cell>
          <table:table-cell table:style-name="ce236" table:formula="of:=[.I25]*[.J25]" office:value-type="currency" office:currency="USD" office:value="0.845" calcext:value-type="currency">
            <text:p>$0.85</text:p>
          </table:table-cell>
          <table:table-cell table:style-name="ce236" table:formula="of:=[.K25]*[.M$2]" office:value-type="currency" office:currency="USD" office:value="169" calcext:value-type="currency">
            <text:p>$169.00</text:p>
          </table:table-cell>
          <table:table-cell table:style-name="ce30" table:formula="of:=[.H25]*[.$M$2]+[.I25]*[.$M$1]" office:value-type="float" office:value="1250" calcext:value-type="float">
            <text:p>1250</text:p>
          </table:table-cell>
          <table:table-cell table:style-name="ce30" office:value-type="float" office:value="1500" calcext:value-type="float">
            <text:p>1500</text:p>
          </table:table-cell>
          <table:table-cell table:style-name="ce86" table:formula="of:=[.O25]*[.J25]" office:value-type="float" office:value="253.5" calcext:value-type="float">
            <text:p>253.50</text:p>
          </table:table-cell>
          <table:table-cell table:style-name="ce98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10" calcext:value-type="float">
            <text:p>810</text:p>
          </table:table-cell>
          <table:table-cell table:style-name="Default"/>
          <table:table-cell table:style-name="ce29" office:value-type="float" office:value="144" calcext:value-type="float">
            <text:p>144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Flyback Diod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N4148WRHGTR-ND</text:p>
          </table:table-cell>
          <table:table-cell table:style-name="ce30" office:value-type="string" calcext:value-type="string">
            <text:p>Diod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06)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26]" office:value-type="float" office:value="4" calcext:value-type="float">
            <text:p>4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26]*[.H26]" office:value-type="currency" office:currency="USD" office:value="0.152" calcext:value-type="currency">
            <text:p>$0.15</text:p>
          </table:table-cell>
          <table:table-cell table:style-name="ce236" table:formula="of:=[.I26]*[.J26]" office:value-type="currency" office:currency="USD" office:value="0.152" calcext:value-type="currency">
            <text:p>$0.15</text:p>
          </table:table-cell>
          <table:table-cell table:style-name="ce236" table:formula="of:=[.K26]*[.M$2]" office:value-type="currency" office:currency="USD" office:value="30.4" calcext:value-type="currency">
            <text:p>$30.40</text:p>
          </table:table-cell>
          <table:table-cell table:style-name="ce30" table:formula="of:=[.H26]*[.$M$2]+[.I26]*[.$M$1]" office:value-type="float" office:value="1000" calcext:value-type="float">
            <text:p>1000</text:p>
          </table:table-cell>
          <table:table-cell table:style-name="ce30" office:value-type="float" office:value="3100" calcext:value-type="float">
            <text:p>3100</text:p>
          </table:table-cell>
          <table:table-cell table:style-name="ce86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56352" calcext:value-type="float">
            <text:p>56352</text:p>
          </table:table-cell>
          <table:table-cell table:style-name="ce197"/>
          <table:table-cell table:style-name="ce29" office:value-type="float" office:value="650000" calcext:value-type="float">
            <text:p>65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3" office:value-type="string" calcext:value-type="string">
            <text:p>P&amp;P - M Tip</text:p>
          </table:table-cell>
          <table:table-cell table:style-name="ce30" office:value-type="string" calcext:value-type="string">
            <text:p>Grid Charger Diode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S12MCV7GCT-ND</text:p>
          </table:table-cell>
          <table:table-cell table:style-name="ce30" office:value-type="string" calcext:value-type="string">
            <text:p>Diode</text:p>
          </table:table-cell>
          <table:table-cell table:style-name="ce30" office:value-type="float" office:value="2.6" calcext:value-type="float">
            <text:p>2.6</text:p>
          </table:table-cell>
          <table:table-cell table:style-name="ce30" office:value-type="string" calcext:value-type="string">
            <text:p>??(24)</text:p>
          </table:table-cell>
          <table:table-cell table:style-name="ce30" office:value-type="float" office:value="1" calcext:value-type="float">
            <text:p>1</text:p>
          </table:table-cell>
          <table:table-cell table:style-name="ce232" table:formula="of:=[.H27]" office:value-type="float" office:value="1" calcext:value-type="float">
            <text:p>1</text:p>
          </table:table-cell>
          <table:table-cell table:style-name="ce236" office:value-type="currency" office:currency="USD" office:value="0.594" calcext:value-type="currency">
            <text:p>$0.59</text:p>
          </table:table-cell>
          <table:table-cell table:style-name="ce236" table:formula="of:=[.J27]*[.H27]" office:value-type="currency" office:currency="USD" office:value="0.594" calcext:value-type="currency">
            <text:p>$0.59</text:p>
          </table:table-cell>
          <table:table-cell table:style-name="ce236" table:formula="of:=[.I27]*[.J27]" office:value-type="currency" office:currency="USD" office:value="0.594" calcext:value-type="currency">
            <text:p>$0.59</text:p>
          </table:table-cell>
          <table:table-cell table:style-name="ce236" table:formula="of:=[.K27]*[.M$2]" office:value-type="currency" office:currency="USD" office:value="118.8" calcext:value-type="currency">
            <text:p>$118.80</text:p>
          </table:table-cell>
          <table:table-cell table:style-name="ce30" table:formula="of:=[.H27]*[.$M$2]+[.I27]*[.$M$1]" office:value-type="float" office:value="250" calcext:value-type="float">
            <text:p>250</text:p>
          </table:table-cell>
          <table:table-cell table:style-name="ce30" office:value-type="float" office:value="250" calcext:value-type="float">
            <text:p>250</text:p>
          </table:table-cell>
          <table:table-cell table:style-name="ce86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30"/>
          <table:table-cell table:style-name="ce272"/>
          <table:table-cell table:style-name="ce280"/>
          <table:table-cell table:style-name="ce272" office:value-type="float" office:value="12200" calcext:value-type="float">
            <text:p>12200</text:p>
          </table:table-cell>
          <table:table-cell table:style-name="ce272" table:number-columns-repeated="1003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IC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LTC6820HMS#PBF-ND</text:p>
          </table:table-cell>
          <table:table-cell table:style-name="ce212" office:value-type="string" calcext:value-type="string">
            <text:p>LTC6820</text:p>
          </table:table-cell>
          <table:table-cell table:style-name="ce29" office:value-type="float" office:value="1.1" calcext:value-type="float">
            <text:p>1.1</text:p>
          </table:table-cell>
          <table:table-cell table:style-name="ce29" office:value-type="string" calcext:value-type="string">
            <text:p>12(25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28]" office:value-type="float" office:value="1" calcext:value-type="float">
            <text:p>1</text:p>
          </table:table-cell>
          <table:table-cell table:style-name="ce236" office:value-type="currency" office:currency="USD" office:value="6.21" calcext:value-type="currency">
            <text:p>$6.21</text:p>
          </table:table-cell>
          <table:table-cell table:style-name="ce236" table:formula="of:=[.J28]*[.H28]" office:value-type="currency" office:currency="USD" office:value="6.21" calcext:value-type="currency">
            <text:p>$6.21</text:p>
          </table:table-cell>
          <table:table-cell table:style-name="ce236" table:formula="of:=[.I28]*[.J28]" office:value-type="currency" office:currency="USD" office:value="6.21" calcext:value-type="currency">
            <text:p>$6.21</text:p>
          </table:table-cell>
          <table:table-cell table:style-name="ce236" table:formula="of:=[.K28]*[.M$2]" office:value-type="currency" office:currency="USD" office:value="1242" calcext:value-type="currency">
            <text:p>$1,242.00</text:p>
          </table:table-cell>
          <table:table-cell table:style-name="ce30" table:formula="of:=[.H28]*[.$M$2]+[.I28]*[.$M$1]" office:value-type="float" office:value="250" calcext:value-type="float">
            <text:p>250</text:p>
          </table:table-cell>
          <table:table-cell table:style-name="ce30" office:value-type="float" office:value="406" calcext:value-type="float">
            <text:p>406</text:p>
          </table:table-cell>
          <table:table-cell table:style-name="ce86" table:formula="of:=[.O28]*[.J28]" office:value-type="float" office:value="2521.26" calcext:value-type="float">
            <text:p>2521.26</text:p>
          </table:table-cell>
          <table:table-cell table:style-name="ce98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L Tip</text:p>
          </table:table-cell>
          <table:table-cell table:style-name="ce29" office:value-type="string" calcext:value-type="string">
            <text:p>IC</text:p>
          </table:table-cell>
          <table:table-cell table:style-name="ce39" office:value-type="string" calcext:value-type="string">
            <text:p>LT Direct</text:p>
          </table:table-cell>
          <table:table-cell table:style-name="ce29" office:value-type="string" calcext:value-type="string">
            <text:p>LTC6804IG-2</text:p>
            <text:p>LTC6811 (pin-compatible)</text:p>
          </table:table-cell>
          <table:table-cell table:style-name="ce212" office:value-type="string" calcext:value-type="string">
            <text:p>LTC6804-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24(tray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9]" office:value-type="float" office:value="5" calcext:value-type="float">
            <text:p>5</text:p>
          </table:table-cell>
          <table:table-cell table:style-name="ce236" office:value-type="currency" office:currency="USD" office:value="16.07" calcext:value-type="currency">
            <text:p>$16.07</text:p>
          </table:table-cell>
          <table:table-cell table:style-name="ce236" table:formula="of:=[.J29]*[.H29]" office:value-type="currency" office:currency="USD" office:value="80.35" calcext:value-type="currency">
            <text:p>$80.35</text:p>
          </table:table-cell>
          <table:table-cell table:style-name="ce236" table:formula="of:=[.I29]*[.J29]" office:value-type="currency" office:currency="USD" office:value="80.35" calcext:value-type="currency">
            <text:p>$80.35</text:p>
          </table:table-cell>
          <table:table-cell table:style-name="ce236" table:formula="of:=[.K29]*[.M$2]" office:value-type="currency" office:currency="USD" office:value="16070" calcext:value-type="currency">
            <text:p>$16,070.00</text:p>
          </table:table-cell>
          <table:table-cell table:style-name="ce30" table:formula="of:=[.H29]*[.$M$2]+[.I29]*[.$M$1]" office:value-type="float" office:value="1250" calcext:value-type="float">
            <text:p>1250</text:p>
          </table:table-cell>
          <table:table-cell table:style-name="ce30" office:value-type="float" office:value="970" calcext:value-type="float">
            <text:p>970</text:p>
          </table:table-cell>
          <table:table-cell table:style-name="ce86" table:formula="of:=[.O29]*[.J29]" office:value-type="float" office:value="15587.9" calcext:value-type="float">
            <text:p>15587.90</text:p>
          </table:table-cell>
          <table:table-cell table:style-name="ce271" table:formula="of:=IF(MAX(0;([.N29]-[.O29]));MAX(0;([.N29]-[.O29]));&quot; &quot;)" office:value-type="float" office:value="280" calcext:value-type="float">
            <text:p>280</text:p>
          </table:table-cell>
          <table:table-cell table:style-name="ce27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342" calcext:value-type="float">
            <text:p>342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OpAmp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LT1797CS5#TRMPBFCT-ND </text:p>
          </table:table-cell>
          <table:table-cell table:style-name="ce212" office:value-type="string" calcext:value-type="string">
            <text:p>LTC179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18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30]" office:value-type="float" office:value="1" calcext:value-type="float">
            <text:p>1</text:p>
          </table:table-cell>
          <table:table-cell table:style-name="ce236" office:value-type="currency" office:currency="USD" office:value="1.8" calcext:value-type="currency">
            <text:p>$1.80</text:p>
          </table:table-cell>
          <table:table-cell table:style-name="ce236" table:formula="of:=[.J30]*[.H30]" office:value-type="currency" office:currency="USD" office:value="1.8" calcext:value-type="currency">
            <text:p>$1.80</text:p>
          </table:table-cell>
          <table:table-cell table:style-name="ce236" table:formula="of:=[.I30]*[.J30]" office:value-type="currency" office:currency="USD" office:value="1.8" calcext:value-type="currency">
            <text:p>$1.80</text:p>
          </table:table-cell>
          <table:table-cell table:style-name="ce236" table:formula="of:=[.K30]*[.M$2]" office:value-type="currency" office:currency="USD" office:value="360" calcext:value-type="currency">
            <text:p>$360.00</text:p>
          </table:table-cell>
          <table:table-cell table:style-name="ce30" table:formula="of:=[.H30]*[.$M$2]+[.I30]*[.$M$1]" office:value-type="float" office:value="250" calcext:value-type="float">
            <text:p>250</text:p>
          </table:table-cell>
          <table:table-cell table:style-name="ce30" office:value-type="float" office:value="500" calcext:value-type="float">
            <text:p>500</text:p>
          </table:table-cell>
          <table:table-cell table:style-name="ce86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45" calcext:value-type="float">
            <text:p>145</text:p>
          </table:table-cell>
          <table:table-cell table:style-name="ce197"/>
          <table:table-cell table:style-name="ce29" office:value-type="float" office:value="93" calcext:value-type="float">
            <text:p>9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4" office:value-type="string" calcext:value-type="string">
            <text:p>P&amp;P - M Tip</text:p>
          </table:table-cell>
          <table:table-cell table:style-name="ce199" office:value-type="string" calcext:value-type="string">
            <text:p>Buck Converter (existing)</text:p>
          </table:table-cell>
          <table:table-cell table:style-name="ce213"/>
          <table:table-cell table:style-name="ce199" office:value-type="string" calcext:value-type="string">
            <text:p>AP63205WU</text:p>
          </table:table-cell>
          <table:table-cell table:style-name="ce213"/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8(16)</text:p>
          </table:table-cell>
          <table:table-cell table:style-name="ce199" office:value-type="float" office:value="1" calcext:value-type="float">
            <text:p>1</text:p>
          </table:table-cell>
          <table:table-cell table:style-name="ce233" table:formula="of:=[.H31]" office:value-type="float" office:value="1" calcext:value-type="float">
            <text:p>1</text:p>
          </table:table-cell>
          <table:table-cell table:style-name="ce239" office:value-type="currency" office:currency="USD" office:value="0.662" calcext:value-type="currency">
            <text:p>$0.66</text:p>
          </table:table-cell>
          <table:table-cell table:style-name="ce239" table:formula="of:=[.J31]*[.H31]" office:value-type="currency" office:currency="USD" office:value="0.662" calcext:value-type="currency">
            <text:p>$0.66</text:p>
          </table:table-cell>
          <table:table-cell table:style-name="ce253" table:formula="of:=[.I31]*[.J31]" office:value-type="currency" office:currency="USD" office:value="0.662" calcext:value-type="currency">
            <text:p>$0.66</text:p>
          </table:table-cell>
          <table:table-cell table:style-name="ce239" table:formula="of:=[.K31]*[.M$2]" office:value-type="currency" office:currency="USD" office:value="132.4" calcext:value-type="currency">
            <text:p>$132.40</text:p>
          </table:table-cell>
          <table:table-cell table:style-name="ce256" table:formula="of:=[.H31]*[.$M$2]+[.I31]*[.$M$1]" office:value-type="float" office:value="250" calcext:value-type="float">
            <text:p>250</text:p>
          </table:table-cell>
          <table:table-cell table:style-name="ce199" office:value-type="float" office:value="588" calcext:value-type="float">
            <text:p>588</text:p>
          </table:table-cell>
          <table:table-cell table:style-name="ce259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1003"/>
        </table:table-row>
        <table:table-row table:style-name="ro5">
          <table:table-cell table:style-name="ce195" office:value-type="string" calcext:value-type="string">
            <text:p>P&amp;P - M Tip</text:p>
          </table:table-cell>
          <table:table-cell table:style-name="ce200" office:value-type="string" calcext:value-type="string">
            <text:p>Buck Converte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/>
            <text:p>AP62301</text:p>
          </table:table-cell>
          <table:table-cell table:style-name="ce214"/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8(16)</text:p>
          </table:table-cell>
          <table:table-cell table:style-name="ce200" office:value-type="float" office:value="0" calcext:value-type="float">
            <text:p>0</text:p>
          </table:table-cell>
          <table:table-cell table:style-name="ce233" table:formula="of:=[.H32]" office:value-type="float" office:value="0" calcext:value-type="float">
            <text:p>0</text:p>
          </table:table-cell>
          <table:table-cell table:style-name="ce240" office:value-type="currency" office:currency="USD" office:value="0.6095" calcext:value-type="currency">
            <text:p>$0.61</text:p>
          </table:table-cell>
          <table:table-cell table:style-name="ce240" table:formula="of:=[.J32]*[.H32]" office:value-type="currency" office:currency="USD" office:value="0" calcext:value-type="currency">
            <text:p>$0.00</text:p>
          </table:table-cell>
          <table:table-cell table:style-name="ce253" table:formula="of:=[.I32]*[.J32]" office:value-type="currency" office:currency="USD" office:value="0" calcext:value-type="currency">
            <text:p>$0.00</text:p>
          </table:table-cell>
          <table:table-cell table:style-name="ce240" table:formula="of:=[.K32]*[.M$2]" office:value-type="currency" office:currency="USD" office:value="0" calcext:value-type="currency">
            <text:p>$0.00</text:p>
          </table:table-cell>
          <table:table-cell table:style-name="ce256" table:formula="of:=[.H32]*[.$M$2]+[.I32]*[.$M$1]" office:value-type="float" office:value="0" calcext:value-type="float">
            <text:p>0</text:p>
          </table:table-cell>
          <table:table-cell table:style-name="ce200" office:value-type="float" office:value="500" calcext:value-type="float">
            <text:p>500</text:p>
          </table:table-cell>
          <table:table-cell table:style-name="ce260" table:formula="of:=[.O32]*[.J32]" office:value-type="float" office:value="304.75" calcext:value-type="float">
            <text:p>304.75</text:p>
          </table:table-cell>
          <table:table-cell table:style-name="ce272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207"/>
          <table:table-cell table:style-name="ce207" office:value-type="float" office:value="0" calcext:value-type="float">
            <text:p>0</text:p>
          </table:table-cell>
          <table:table-cell table:style-name="ce203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9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5:.K32])" office:value-type="currency" office:currency="USD" office:value="123.65824" calcext:value-type="currency">
            <text:p>$123.66</text:p>
          </table:table-cell>
          <table:table-cell table:style-name="ce243" table:formula="of:=SUM([.L5:.L32])" office:value-type="currency" office:currency="USD" office:value="123.65824" calcext:value-type="currency">
            <text:p>$123.66</text:p>
          </table:table-cell>
          <table:table-cell table:style-name="ce243" table:formula="of:=SUM([.M5:.M32])" office:value-type="currency" office:currency="USD" office:value="24731.648" calcext:value-type="currency">
            <text:p>$24,731.65</text:p>
          </table:table-cell>
          <table:table-cell table:style-name="ce196" table:number-columns-repeated="2"/>
          <table:table-cell table:style-name="ce262" table:formula="of:=SUM([.P5:.P32])" office:value-type="float" office:value="27592.5495" calcext:value-type="float">
            <text:p>27592.55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7" office:value-type="string" calcext:value-type="string">
            <text:p>SMT</text:p>
            <text:p>Ideally P&amp;P</text:p>
            <text:p>Hand Placed</text:p>
          </table:table-cell>
          <table:table-cell table:style-name="ce197"/>
          <table:table-cell table:style-name="ce39"/>
          <table:table-cell table:style-name="ce29"/>
          <table:table-cell table:style-name="ce212"/>
          <table:table-cell table:style-name="ce29" table:number-columns-repeated="4"/>
          <table:table-cell table:style-name="ce72" table:number-columns-repeated="4"/>
          <table:table-cell table:style-name="ce29" table:number-columns-repeated="2"/>
          <table:table-cell table:style-name="ce263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RS485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text:p>LTC1487CS8</text:p>
          </table:table-cell>
          <table:table-cell table:style-name="ce212"/>
          <table:table-cell table:style-name="ce29" office:value-type="float" office:value="1.75" calcext:value-type="float">
            <text:p>1.75</text:p>
          </table:table-cell>
          <table:table-cell table:style-name="ce29" office:value-type="string" calcext:value-type="string">
            <text:p>12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37]" office:value-type="float" office:value="2" calcext:value-type="float">
            <text:p>2</text:p>
          </table:table-cell>
          <table:table-cell table:style-name="ce72" office:value-type="currency" office:currency="USD" office:value="3.66" calcext:value-type="currency">
            <text:p>$3.66</text:p>
          </table:table-cell>
          <table:table-cell table:style-name="ce72" table:formula="of:=[.J37]*[.H37]" office:value-type="currency" office:currency="USD" office:value="7.32" calcext:value-type="currency">
            <text:p>$7.32</text:p>
          </table:table-cell>
          <table:table-cell table:style-name="ce236" table:formula="of:=[.I37]*[.J37]" office:value-type="currency" office:currency="USD" office:value="7.32" calcext:value-type="currency">
            <text:p>$7.32</text:p>
          </table:table-cell>
          <table:table-cell table:style-name="ce72" table:formula="of:=[.K37]*[.M$2]" office:value-type="currency" office:currency="USD" office:value="1464" calcext:value-type="currency">
            <text:p>$1,464.00</text:p>
          </table:table-cell>
          <table:table-cell table:style-name="ce30" table:formula="of:=[.H37]*[.$M$2]+[.I37]*[.$M$1]" office:value-type="float" office:value="500" calcext:value-type="float">
            <text:p>500</text:p>
          </table:table-cell>
          <table:table-cell table:style-name="ce29" office:value-type="float" office:value="504" calcext:value-type="float">
            <text:p>504</text:p>
          </table:table-cell>
          <table:table-cell table:style-name="ce86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00" calcext:value-type="float">
            <text:p>4300</text:p>
          </table:table-cell>
          <table:table-cell table:style-name="ce192"/>
          <table:table-cell table:style-name="ce29" office:value-type="float" office:value="599" calcext:value-type="float">
            <text:p>599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399-16724-1-ND</text:p>
          </table:table-cell>
          <table:table-cell table:style-name="ce212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29" office:value-type="float" office:value="1.9" calcext:value-type="float">
            <text:p>1.9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38]" office:value-type="float" office:value="2" calcext:value-type="float">
            <text:p>2</text:p>
          </table:table-cell>
          <table:table-cell table:style-name="ce72" office:value-type="currency" office:currency="USD" office:value="0.13564" calcext:value-type="currency">
            <text:p>$0.14</text:p>
          </table:table-cell>
          <table:table-cell table:style-name="ce72" table:formula="of:=[.J38]*[.H38]" office:value-type="currency" office:currency="USD" office:value="0.27128" calcext:value-type="currency">
            <text:p>$0.27</text:p>
          </table:table-cell>
          <table:table-cell table:style-name="ce236" table:formula="of:=[.I38]*[.J38]" office:value-type="currency" office:currency="USD" office:value="0.27128" calcext:value-type="currency">
            <text:p>$0.27</text:p>
          </table:table-cell>
          <table:table-cell table:style-name="ce72" table:formula="of:=[.K38]*[.M$2]" office:value-type="currency" office:currency="USD" office:value="54.256" calcext:value-type="currency">
            <text:p>$54.26</text:p>
          </table:table-cell>
          <table:table-cell table:style-name="ce30" table:formula="of:=[.H38]*[.$M$2]+[.I38]*[.$M$1]" office:value-type="float" office:value="500" calcext:value-type="float">
            <text:p>5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258" calcext:value-type="float">
            <text:p>9258</text:p>
          </table:table-cell>
          <table:table-cell table:style-name="Default"/>
          <table:table-cell table:style-name="ce29" office:value-type="float" office:value="10000" calcext:value-type="float">
            <text:p>1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5V Zen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MMSZ5233B-TP</text:p>
          </table:table-cell>
          <table:table-cell table:style-name="ce212"/>
          <table:table-cell table:style-name="ce29" office:value-type="float" office:value="1.25" calcext:value-type="float">
            <text:p>1.25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39]" office:value-type="float" office:value="1" calcext:value-type="float">
            <text:p>1</text:p>
          </table:table-cell>
          <table:table-cell table:style-name="ce72" table:formula="of:=0.094+0.0094" office:value-type="currency" office:currency="USD" office:value="0.1034" calcext:value-type="currency">
            <text:p>$0.10</text:p>
          </table:table-cell>
          <table:table-cell table:style-name="ce72" table:formula="of:=[.J39]*[.H39]" office:value-type="currency" office:currency="USD" office:value="0.1034" calcext:value-type="currency">
            <text:p>$0.10</text:p>
          </table:table-cell>
          <table:table-cell table:style-name="ce236" table:formula="of:=[.I39]*[.J39]" office:value-type="currency" office:currency="USD" office:value="0.1034" calcext:value-type="currency">
            <text:p>$0.10</text:p>
          </table:table-cell>
          <table:table-cell table:style-name="ce72" table:formula="of:=[.K39]*[.M$2]" office:value-type="currency" office:currency="USD" office:value="20.68" calcext:value-type="currency">
            <text:p>$20.68</text:p>
          </table:table-cell>
          <table:table-cell table:style-name="ce30" table:formula="of:=[.H39]*[.$M$2]+[.I39]*[.$M$1]" office:value-type="float" office:value="250" calcext:value-type="float">
            <text:p>250</text:p>
          </table:table-cell>
          <table:table-cell table:style-name="ce29" office:value-type="float" office:value="290" calcext:value-type="float">
            <text:p>290</text:p>
          </table:table-cell>
          <table:table-cell table:style-name="ce86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3955" calcext:value-type="float">
            <text:p>23955</text:p>
          </table:table-cell>
          <table:table-cell table:style-name="Default"/>
          <table:table-cell table:style-name="ce29" office:value-type="float" office:value="30000" calcext:value-type="float">
            <text:p>3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DCDC Ferrites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587-5925-1-ND</text:p>
          </table:table-cell>
          <table:table-cell table:style-name="ce212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40]" office:value-type="float" office:value="2" calcext:value-type="float">
            <text:p>2</text:p>
          </table:table-cell>
          <table:table-cell table:style-name="ce72" office:value-type="currency" office:currency="USD" office:value="0.134" calcext:value-type="currency">
            <text:p>$0.13</text:p>
          </table:table-cell>
          <table:table-cell table:style-name="ce72" table:formula="of:=[.J40]*[.H40]" office:value-type="currency" office:currency="USD" office:value="0.268" calcext:value-type="currency">
            <text:p>$0.27</text:p>
          </table:table-cell>
          <table:table-cell table:style-name="ce236" table:formula="of:=[.I40]*[.J40]" office:value-type="currency" office:currency="USD" office:value="0.268" calcext:value-type="currency">
            <text:p>$0.27</text:p>
          </table:table-cell>
          <table:table-cell table:style-name="ce72" table:formula="of:=[.K40]*[.M$2]" office:value-type="currency" office:currency="USD" office:value="53.6" calcext:value-type="currency">
            <text:p>$53.60</text:p>
          </table:table-cell>
          <table:table-cell table:style-name="ce30" table:formula="of:=[.H40]*[.$M$2]+[.I40]*[.$M$1]" office:value-type="float" office:value="500" calcext:value-type="float">
            <text:p>500</text:p>
          </table:table-cell>
          <table:table-cell table:style-name="ce29" office:value-type="float" office:value="510" calcext:value-type="float">
            <text:p>510</text:p>
          </table:table-cell>
          <table:table-cell table:style-name="ce86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33575" calcext:value-type="float">
            <text:p>133575</text:p>
          </table:table-cell>
          <table:table-cell table:style-name="Default"/>
          <table:table-cell table:style-name="ce29" office:value-type="float" office:value="175000" calcext:value-type="float">
            <text:p>17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37:.K40])+[.K34]" office:value-type="currency" office:currency="USD" office:value="131.62092" calcext:value-type="currency">
            <text:p>$131.62</text:p>
          </table:table-cell>
          <table:table-cell table:style-name="ce243" table:formula="of:=SUM([.L37:.L40])+[.L34]" office:value-type="currency" office:currency="USD" office:value="131.62092" calcext:value-type="currency">
            <text:p>$131.62</text:p>
          </table:table-cell>
          <table:table-cell table:style-name="ce243" table:formula="of:=SUM([.M37:.M40])+[.M34]" office:value-type="currency" office:currency="USD" office:value="26324.184" calcext:value-type="currency">
            <text:p>$26,324.18</text:p>
          </table:table-cell>
          <table:table-cell table:style-name="ce196" table:number-columns-repeated="2"/>
          <table:table-cell table:style-name="ce262" table:formula="of:=SUM([.P37:.P40])+[.P34]" office:value-type="float" office:value="29671.1555" calcext:value-type="float">
            <text:p>29671.1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7" office:value-type="string" calcext:value-type="string">
            <text:p>SMT</text:p>
            <text:p>Hand Placed</text:p>
          </table:table-cell>
          <table:table-cell table:style-name="ce29"/>
          <table:table-cell table:style-name="ce39"/>
          <table:table-cell table:style-name="ce29"/>
          <table:table-cell table:style-name="ce39"/>
          <table:table-cell table:style-name="ce29" table:number-columns-repeated="4"/>
          <table:table-cell table:style-name="ce72" table:number-columns-repeated="4"/>
          <table:table-cell table:style-name="ce29" table:number-columns-repeated="2"/>
          <table:table-cell table:style-name="ce263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9" office:value-type="string" calcext:value-type="string">
            <text:p>Too tall for P&amp;P</text:p>
          </table:table-cell>
          <table:table-cell table:style-name="ce199" office:value-type="string" calcext:value-type="string">
            <text:p>Buck Inductor (existing)</text:p>
          </table:table-cell>
          <table:table-cell table:style-name="ce213" office:value-type="string" calcext:value-type="string">
            <text:p>Digikey</text:p>
          </table:table-cell>
          <table:table-cell table:style-name="ce213" office:value-type="string" calcext:value-type="string">
            <text:p>445-3867-2-ND</text:p>
          </table:table-cell>
          <table:table-cell table:style-name="ce213" office:value-type="string" calcext:value-type="string">
            <text:p>4.7 uH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currency" office:currency="USD" office:value="0.8789" calcext:value-type="currency">
            <text:p>$0.88</text:p>
          </table:table-cell>
          <table:table-cell table:style-name="ce239" table:formula="of:=[.J45]*[.H45]" office:value-type="currency" office:currency="USD" office:value="0.8789" calcext:value-type="currency">
            <text:p>$0.88</text:p>
          </table:table-cell>
          <table:table-cell table:style-name="ce253" table:formula="of:=[.I45]*[.J45]" office:value-type="currency" office:currency="USD" office:value="0.8789" calcext:value-type="currency">
            <text:p>$0.88</text:p>
          </table:table-cell>
          <table:table-cell table:style-name="ce239" table:formula="of:=[.K45]*[.M$2]" office:value-type="currency" office:currency="USD" office:value="175.78" calcext:value-type="currency">
            <text:p>$175.78</text:p>
          </table:table-cell>
          <table:table-cell table:style-name="ce256" table:formula="of:=[.H45]*[.$M$2]+[.I45]*[.$M$1]" office:value-type="float" office:value="250" calcext:value-type="float">
            <text:p>250</text:p>
          </table:table-cell>
          <table:table-cell table:style-name="ce199" office:value-type="float" office:value="342" calcext:value-type="float">
            <text:p>342</text:p>
          </table:table-cell>
          <table:table-cell table:style-name="ce259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813" calcext:value-type="float">
            <text:p>813</text:p>
          </table:table-cell>
          <table:table-cell table:style-name="ce29" table:number-columns-repeated="1005"/>
        </table:table-row>
        <table:table-row table:style-name="ro3">
          <table:table-cell table:style-name="ce200" office:value-type="string" calcext:value-type="string">
            <text:p>Too tall for P&amp;P</text:p>
          </table:table-cell>
          <table:table-cell table:style-name="ce200" office:value-type="string" calcext:value-type="string">
            <text:p>Buck Inducto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>445-175359-1-ND</text:p>
          </table:table-cell>
          <table:table-cell table:style-name="ce214" office:value-type="string" calcext:value-type="string">
            <text:p>15 uH</text:p>
          </table:table-cell>
          <table:table-cell table:style-name="ce200"/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0" office:value-type="currency" office:currency="USD" office:value="0.686" calcext:value-type="currency">
            <text:p>$0.69</text:p>
          </table:table-cell>
          <table:table-cell table:style-name="ce240" table:formula="of:=[.J46]*[.H46]" office:value-type="currency" office:currency="USD" office:value="0" calcext:value-type="currency">
            <text:p>$0.00</text:p>
          </table:table-cell>
          <table:table-cell table:style-name="ce253" table:formula="of:=[.I46]*[.J46]" office:value-type="currency" office:currency="USD" office:value="0" calcext:value-type="currency">
            <text:p>$0.00</text:p>
          </table:table-cell>
          <table:table-cell table:style-name="ce240" table:formula="of:=[.K46]*[.M$2]" office:value-type="currency" office:currency="USD" office:value="0" calcext:value-type="currency">
            <text:p>$0.00</text:p>
          </table:table-cell>
          <table:table-cell table:style-name="ce256" table:formula="of:=[.H46]*[.$M$2]+[.I46]*[.$M$1]" office:value-type="float" office:value="0" calcext:value-type="float">
            <text:p>0</text:p>
          </table:table-cell>
          <table:table-cell table:style-name="ce200" office:value-type="float" office:value="252" calcext:value-type="float">
            <text:p>252</text:p>
          </table:table-cell>
          <table:table-cell table:style-name="ce260" table:formula="of:=[.O46]*[.J46]" office:value-type="float" office:value="172.872" calcext:value-type="float">
            <text:p>172.87</text:p>
          </table:table-cell>
          <table:table-cell table:style-name="ce272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207" table:number-columns-repeated="3"/>
          <table:table-cell table:style-name="ce207" office:value-type="float" office:value="75000" calcext:value-type="float">
            <text:p>75000</text:p>
          </table:table-cell>
          <table:table-cell table:style-name="ce207" table:number-columns-repeated="1003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93-3958-2-ND</text:p>
          </table:table-cell>
          <table:table-cell table:style-name="ce39" office:value-type="string" calcext:value-type="string">
            <text:p>220u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47]" office:value-type="float" office:value="3" calcext:value-type="float">
            <text:p>3</text:p>
          </table:table-cell>
          <table:table-cell table:style-name="ce72" office:value-type="currency" office:currency="USD" office:value="0.46824" calcext:value-type="currency">
            <text:p>$0.47</text:p>
          </table:table-cell>
          <table:table-cell table:style-name="ce72" table:formula="of:=[.J47]*[.H47]" office:value-type="currency" office:currency="USD" office:value="1.40472" calcext:value-type="currency">
            <text:p>$1.40</text:p>
          </table:table-cell>
          <table:table-cell table:style-name="ce236" table:formula="of:=[.I47]*[.J47]" office:value-type="currency" office:currency="USD" office:value="1.40472" calcext:value-type="currency">
            <text:p>$1.40</text:p>
          </table:table-cell>
          <table:table-cell table:style-name="ce72" table:formula="of:=[.K47]*[.M$2]" office:value-type="currency" office:currency="USD" office:value="280.944" calcext:value-type="currency">
            <text:p>$280.94</text:p>
          </table:table-cell>
          <table:table-cell table:style-name="ce30" table:formula="of:=[.H47]*[.$M$2]+[.I47]*[.$M$1]" office:value-type="float" office:value="750" calcext:value-type="float">
            <text:p>75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0" calcext:value-type="float">
            <text:p>0</text:p>
          </table:table-cell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30" office:value-type="string" calcext:value-type="string">
            <text:p>Too tall for P&amp;P</text:p>
          </table:table-cell>
          <table:table-cell table:style-name="ce30" office:value-type="string" calcext:value-type="string">
            <text:p>Triac (new)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BTA316B-600C,118</text:p>
          </table:table-cell>
          <table:table-cell table:style-name="ce212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32" table:formula="of:=[.H48]" office:value-type="float" office:value="1" calcext:value-type="float">
            <text:p>1</text:p>
          </table:table-cell>
          <table:table-cell table:style-name="ce236" office:value-type="currency" office:currency="USD" office:value="0.89" calcext:value-type="currency">
            <text:p>$0.89</text:p>
          </table:table-cell>
          <table:table-cell table:style-name="ce236" table:formula="of:=[.J48]*[.H48]" office:value-type="currency" office:currency="USD" office:value="0.89" calcext:value-type="currency">
            <text:p>$0.89</text:p>
          </table:table-cell>
          <table:table-cell table:style-name="ce236" table:formula="of:=[.I48]*[.J48]" office:value-type="currency" office:currency="USD" office:value="0.89" calcext:value-type="currency">
            <text:p>$0.89</text:p>
          </table:table-cell>
          <table:table-cell table:style-name="ce236" table:formula="of:=[.K48]*[.M$2]" office:value-type="currency" office:currency="USD" office:value="178" calcext:value-type="currency">
            <text:p>$178.00</text:p>
          </table:table-cell>
          <table:table-cell table:style-name="ce30" table:formula="of:=[.H48]*[.$M$2]+[.I48]*[.$M$1]" office:value-type="float" office:value="250" calcext:value-type="float">
            <text:p>250</text:p>
          </table:table-cell>
          <table:table-cell table:style-name="ce30" office:value-type="float" office:value="250" calcext:value-type="float">
            <text:p>250</text:p>
          </table:table-cell>
          <table:table-cell table:style-name="ce86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30" table:number-columns-repeated="2"/>
          <table:table-cell table:style-name="ce193"/>
          <table:table-cell table:style-name="ce30" office:value-type="float" office:value="1854" calcext:value-type="float">
            <text:p>1854</text:p>
          </table:table-cell>
          <table:table-cell table:style-name="ce30" table:number-columns-repeated="44"/>
          <table:table-cell table:style-name="ce276" table:number-columns-repeated="959"/>
        </table:table-row>
        <table:table-row table:style-name="ro6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Triac Dri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39"/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49]" office:value-type="float" office:value="1" calcext:value-type="float">
            <text:p>1</text:p>
          </table:table-cell>
          <table:table-cell table:style-name="ce72" office:value-type="currency" office:currency="USD" office:value="0.2644" calcext:value-type="currency">
            <text:p>$0.26</text:p>
          </table:table-cell>
          <table:table-cell table:style-name="ce72" table:formula="of:=[.J49]*[.H49]" office:value-type="currency" office:currency="USD" office:value="0.2644" calcext:value-type="currency">
            <text:p>$0.26</text:p>
          </table:table-cell>
          <table:table-cell table:style-name="ce236" table:formula="of:=[.I49]*[.J49]" office:value-type="currency" office:currency="USD" office:value="0.2644" calcext:value-type="currency">
            <text:p>$0.26</text:p>
          </table:table-cell>
          <table:table-cell table:style-name="ce72" table:formula="of:=[.K49]*[.M$2]" office:value-type="currency" office:currency="USD" office:value="52.88" calcext:value-type="currency">
            <text:p>$52.88</text:p>
          </table:table-cell>
          <table:table-cell table:style-name="ce30" table:formula="of:=[.H49]*[.$M$2]+[.I49]*[.$M$1]" office:value-type="float" office:value="250" calcext:value-type="float">
            <text:p>250</text:p>
          </table:table-cell>
          <table:table-cell table:style-name="ce29" office:value-type="float" office:value="425" calcext:value-type="float">
            <text:p>425</text:p>
          </table:table-cell>
          <table:table-cell table:style-name="ce86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000" calcext:value-type="float">
            <text:p>1000</text:p>
          </table:table-cell>
          <table:table-cell table:style-name="ce192"/>
          <table:table-cell table:style-name="ce29" office:value-type="float" office:value="85000" calcext:value-type="float">
            <text:p>8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Back of PCB</text:p>
          </table:table-cell>
          <table:table-cell table:style-name="ce29" office:value-type="string" calcext:value-type="string">
            <text:p>Conn-Temp Sensor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WM26831CT-ND</text:p>
          </table:table-cell>
          <table:table-cell table:style-name="ce39"/>
          <table:table-cell table:style-name="ce29"/>
          <table:table-cell table:style-name="ce29" office:value-type="string" calcext:value-type="string">
            <text:p>-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50]" office:value-type="float" office:value="3" calcext:value-type="float">
            <text:p>3</text:p>
          </table:table-cell>
          <table:table-cell table:style-name="ce72" office:value-type="currency" office:currency="USD" office:value="0.517" calcext:value-type="currency">
            <text:p>$0.52</text:p>
          </table:table-cell>
          <table:table-cell table:style-name="ce72" table:formula="of:=[.J50]*[.H50]" office:value-type="currency" office:currency="USD" office:value="1.551" calcext:value-type="currency">
            <text:p>$1.55</text:p>
          </table:table-cell>
          <table:table-cell table:style-name="ce236" table:formula="of:=[.I50]*[.J50]" office:value-type="currency" office:currency="USD" office:value="1.551" calcext:value-type="currency">
            <text:p>$1.55</text:p>
          </table:table-cell>
          <table:table-cell table:style-name="ce72" table:formula="of:=[.K50]*[.M$2]" office:value-type="currency" office:currency="USD" office:value="310.2" calcext:value-type="currency">
            <text:p>$310.20</text:p>
          </table:table-cell>
          <table:table-cell table:style-name="ce30" table:formula="of:=[.H50]*[.$M$2]+[.I50]*[.$M$1]" office:value-type="float" office:value="750" calcext:value-type="float">
            <text:p>750</text:p>
          </table:table-cell>
          <table:table-cell table:style-name="ce29" office:value-type="float" office:value="900" calcext:value-type="float">
            <text:p>900</text:p>
          </table:table-cell>
          <table:table-cell table:style-name="ce86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29" office:value-type="float" office:value="3" calcext:value-type="float">
            <text:p>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Slide Switch (DIP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DS04-254-2-02BK-SMT</text:p>
          </table:table-cell>
          <table:table-cell table:style-name="ce39"/>
          <table:table-cell table:style-name="ce29"/>
          <table:table-cell table:style-name="ce29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1]" office:value-type="float" office:value="1" calcext:value-type="float">
            <text:p>1</text:p>
          </table:table-cell>
          <table:table-cell table:style-name="ce72" office:value-type="currency" office:currency="USD" office:value="0.415" calcext:value-type="currency">
            <text:p>$0.42</text:p>
          </table:table-cell>
          <table:table-cell table:style-name="ce72" table:formula="of:=[.J51]*[.H51]" office:value-type="currency" office:currency="USD" office:value="0.415" calcext:value-type="currency">
            <text:p>$0.42</text:p>
          </table:table-cell>
          <table:table-cell table:style-name="ce236" table:formula="of:=[.I51]*[.J51]" office:value-type="currency" office:currency="USD" office:value="0.415" calcext:value-type="currency">
            <text:p>$0.42</text:p>
          </table:table-cell>
          <table:table-cell table:style-name="ce72" table:formula="of:=[.K51]*[.M$2]" office:value-type="currency" office:currency="USD" office:value="83" calcext:value-type="currency">
            <text:p>$83.00</text:p>
          </table:table-cell>
          <table:table-cell table:style-name="ce30" table:formula="of:=[.H51]*[.$M$2]+[.I51]*[.$M$1]" office:value-type="float" office:value="250" calcext:value-type="float">
            <text:p>250</text:p>
          </table:table-cell>
          <table:table-cell table:style-name="ce29" office:value-type="float" office:value="271" calcext:value-type="float">
            <text:p>271</text:p>
          </table:table-cell>
          <table:table-cell table:style-name="ce86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06" calcext:value-type="float">
            <text:p>1006</text:p>
          </table:table-cell>
          <table:table-cell table:style-name="Default"/>
          <table:table-cell table:style-name="ce29" office:value-type="float" office:value="8700" calcext:value-type="float">
            <text:p>87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BMS Isol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7490100111A</text:p>
          </table:table-cell>
          <table:table-cell table:style-name="ce39" office:value-type="string" calcext:value-type="string">
            <text:p>Trans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52]" office:value-type="float" office:value="3" calcext:value-type="float">
            <text:p>3</text:p>
          </table:table-cell>
          <table:table-cell table:style-name="ce72" office:value-type="currency" office:currency="USD" office:value="2.78" calcext:value-type="currency">
            <text:p>$2.78</text:p>
          </table:table-cell>
          <table:table-cell table:style-name="ce72" table:formula="of:=[.J52]*[.H52]" office:value-type="currency" office:currency="USD" office:value="8.34" calcext:value-type="currency">
            <text:p>$8.34</text:p>
          </table:table-cell>
          <table:table-cell table:style-name="ce236" table:formula="of:=[.I52]*[.J52]" office:value-type="currency" office:currency="USD" office:value="8.34" calcext:value-type="currency">
            <text:p>$8.34</text:p>
          </table:table-cell>
          <table:table-cell table:style-name="ce72" table:formula="of:=[.K52]*[.M$2]" office:value-type="currency" office:currency="USD" office:value="1668" calcext:value-type="currency">
            <text:p>$1,668.00</text:p>
          </table:table-cell>
          <table:table-cell table:style-name="ce30" table:formula="of:=[.H52]*[.$M$2]+[.I52]*[.$M$1]" office:value-type="float" office:value="750" calcext:value-type="float">
            <text:p>750</text:p>
          </table:table-cell>
          <table:table-cell table:style-name="ce29" office:value-type="float" office:value="773" calcext:value-type="float">
            <text:p>773</text:p>
          </table:table-cell>
          <table:table-cell table:style-name="ce86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9400" calcext:value-type="float">
            <text:p>9400</text:p>
          </table:table-cell>
          <table:table-cell table:style-name="ce29" table:number-columns-repeated="44"/>
          <table:table-cell table:number-columns-repeated="959"/>
        </table:table-row>
        <table:table-row table:style-name="ro7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ConnE isol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29" table:number-columns-repeated="2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3]" office:value-type="float" office:value="1" calcext:value-type="float">
            <text:p>1</text:p>
          </table:table-cell>
          <table:table-cell table:style-name="ce72" office:value-type="currency" office:currency="USD" office:value="0.5863" calcext:value-type="currency">
            <text:p>$0.59</text:p>
          </table:table-cell>
          <table:table-cell table:style-name="ce72" table:formula="of:=[.J53]*[.H53]" office:value-type="currency" office:currency="USD" office:value="0.5863" calcext:value-type="currency">
            <text:p>$0.59</text:p>
          </table:table-cell>
          <table:table-cell table:style-name="ce236" table:formula="of:=[.I53]*[.J53]" office:value-type="currency" office:currency="USD" office:value="0.5863" calcext:value-type="currency">
            <text:p>$0.59</text:p>
          </table:table-cell>
          <table:table-cell table:style-name="ce72" table:formula="of:=[.K53]*[.M$2]" office:value-type="currency" office:currency="USD" office:value="117.26" calcext:value-type="currency">
            <text:p>$117.26</text:p>
          </table:table-cell>
          <table:table-cell table:style-name="ce30" table:formula="of:=[.H53]*[.$M$2]+[.I53]*[.$M$1]" office:value-type="float" office:value="250" calcext:value-type="float">
            <text:p>250</text:p>
          </table:table-cell>
          <table:table-cell table:style-name="ce29" office:value-type="float" office:value="290" calcext:value-type="float">
            <text:p>290</text:p>
          </table:table-cell>
          <table:table-cell table:style-name="ce86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329" calcext:value-type="float">
            <text:p>1329</text:p>
          </table:table-cell>
          <table:table-cell table:style-name="ce192"/>
          <table:table-cell table:style-name="ce29" office:value-type="float" office:value="4500" calcext:value-type="float">
            <text:p>4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Triac Heatsink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DV-T263-301E-TR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32" table:formula="of:=[.H54]" office:value-type="float" office:value="1" calcext:value-type="float">
            <text:p>1</text:p>
          </table:table-cell>
          <table:table-cell table:style-name="ce72" office:value-type="currency" office:currency="USD" office:value="1.8" calcext:value-type="currency">
            <text:p>$1.80</text:p>
          </table:table-cell>
          <table:table-cell table:style-name="ce72" table:formula="of:=[.J54]*[.H54]" office:value-type="currency" office:currency="USD" office:value="1.8" calcext:value-type="currency">
            <text:p>$1.80</text:p>
          </table:table-cell>
          <table:table-cell table:style-name="ce236" table:formula="of:=[.I54]*[.J54]" office:value-type="currency" office:currency="USD" office:value="1.8" calcext:value-type="currency">
            <text:p>$1.80</text:p>
          </table:table-cell>
          <table:table-cell table:style-name="ce72" table:formula="of:=[.K54]*[.M$2]" office:value-type="currency" office:currency="USD" office:value="360" calcext:value-type="currency">
            <text:p>$360.00</text:p>
          </table:table-cell>
          <table:table-cell table:style-name="ce256" table:formula="of:=[.H54]*[.$M$2]+[.I54]*[.$M$1]-47" office:value-type="float" office:value="203" calcext:value-type="float">
            <text:p>203</text:p>
          </table:table-cell>
          <table:table-cell table:style-name="ce29" office:value-type="float" office:value="210" calcext:value-type="float">
            <text:p>210</text:p>
          </table:table-cell>
          <table:table-cell table:style-name="ce86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192"/>
          <table:table-cell table:style-name="ce29" office:value-type="float" office:value="160" calcext:value-type="float">
            <text:p>16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optoIsolator</text:p>
          </table:table-cell>
          <table:table-cell table:style-name="ce39" office:value-type="string" calcext:value-type="string">
            <text:p>Digikey</text:p>
            <text:p>Newark</text:p>
          </table:table-cell>
          <table:table-cell table:style-name="ce29" office:value-type="string" calcext:value-type="string">
            <text:p>SFH620A-2X007T</text:p>
          </table:table-cell>
          <table:table-cell table:style-name="ce39"/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55]" office:value-type="float" office:value="2" calcext:value-type="float">
            <text:p>2</text:p>
          </table:table-cell>
          <table:table-cell table:style-name="ce72" office:value-type="currency" office:currency="USD" office:value="0.657" calcext:value-type="currency">
            <text:p>$0.66</text:p>
          </table:table-cell>
          <table:table-cell table:style-name="ce72" table:formula="of:=[.J55]*[.H55]" office:value-type="currency" office:currency="USD" office:value="1.314" calcext:value-type="currency">
            <text:p>$1.31</text:p>
          </table:table-cell>
          <table:table-cell table:style-name="ce236" table:formula="of:=[.I55]*[.J55]" office:value-type="currency" office:currency="USD" office:value="1.314" calcext:value-type="currency">
            <text:p>$1.31</text:p>
          </table:table-cell>
          <table:table-cell table:style-name="ce72" table:formula="of:=[.K55]*[.M$2]" office:value-type="currency" office:currency="USD" office:value="262.8" calcext:value-type="currency">
            <text:p>$262.80</text:p>
          </table:table-cell>
          <table:table-cell table:style-name="ce30" table:formula="of:=[.H55]*[.$M$2]+[.I55]*[.$M$1]" office:value-type="float" office:value="500" calcext:value-type="float">
            <text:p>500</text:p>
          </table:table-cell>
          <table:table-cell table:style-name="ce29" office:value-type="float" office:value="506" calcext:value-type="float">
            <text:p>506</text:p>
          </table:table-cell>
          <table:table-cell table:style-name="ce86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1800" calcext:value-type="float">
            <text:p>18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45:.K55])+[.K42]" office:value-type="currency" office:currency="USD" office:value="149.06524" calcext:value-type="currency">
            <text:p>$149.07</text:p>
          </table:table-cell>
          <table:table-cell table:style-name="ce243" table:formula="of:=SUM([.L45:.L55])+[.L42]" office:value-type="currency" office:currency="USD" office:value="149.06524" calcext:value-type="currency">
            <text:p>$149.07</text:p>
          </table:table-cell>
          <table:table-cell table:style-name="ce243" table:formula="of:=SUM([.M45:.M55])+[.M42]" office:value-type="currency" office:currency="USD" office:value="29813.048" calcext:value-type="currency">
            <text:p>$29,813.05</text:p>
          </table:table-cell>
          <table:table-cell table:style-name="ce196" table:number-columns-repeated="2"/>
          <table:table-cell table:style-name="ce262" table:formula="of:=SUM([.P45:.P55])+[.P42]" office:value-type="float" office:value="34554.8953" calcext:value-type="float">
            <text:p>34554.90</text:p>
          </table:table-cell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Post-SMT Solder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3" office:value-type="string" calcext:value-type="string">
            <text:p>Thru Hole</text:p>
          </table:table-cell>
          <table:table-cell table:style-name="ce207" office:value-type="string" calcext:value-type="string">
            <text:p>HVDC→DC</text:p>
          </table:table-cell>
          <table:table-cell table:style-name="ce207" office:value-type="string" calcext:value-type="string">
            <text:p>OnlineComponents</text:p>
          </table:table-cell>
          <table:table-cell table:style-name="ce221" office:value-type="string" calcext:value-type="string">
            <text:p>EPM1210SJ</text:p>
          </table:table-cell>
          <table:table-cell table:style-name="ce207" office:value-type="string" calcext:value-type="string">
            <text:p>-</text:p>
          </table:table-cell>
          <table:table-cell table:style-name="ce207"/>
          <table:table-cell office:value-type="string" calcext:value-type="string">
            <text:p>hand</text:p>
          </table:table-cell>
          <table:table-cell table:style-name="ce207" office:value-type="float" office:value="0" calcext:value-type="float">
            <text:p>0</text:p>
          </table:table-cell>
          <table:table-cell table:style-name="ce23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54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207" table:formula="of:=[.H60]*[.$M$2]" office:value-type="float" office:value="0" calcext:value-type="float">
            <text:p>0</text:p>
          </table:table-cell>
          <table:table-cell table:style-name="ce207" office:value-type="float" office:value="47" calcext:value-type="float">
            <text:p>47</text:p>
          </table:table-cell>
          <table:table-cell table:style-name="ce264" table:formula="of:=[.O60]*[.J60]" office:value-type="float" office:value="278.24" calcext:value-type="float">
            <text:p>278.24</text:p>
          </table:table-cell>
          <table:table-cell table:style-name="ce272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72"/>
          <table:table-cell table:style-name="ce207" office:value-type="float" office:value="0" calcext:value-type="float">
            <text:p>0</text:p>
          </table:table-cell>
          <table:table-cell table:style-name="ce281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HVDC→DC</text:p>
          </table:table-cell>
          <table:table-cell table:style-name="ce29" office:value-type="string" calcext:value-type="string">
            <text:p>OnlineComponents</text:p>
          </table:table-cell>
          <table:table-cell table:style-name="ce222" office:value-type="string" calcext:value-type="string">
            <text:p>EPM1510SJ</text:p>
          </table:table-cell>
          <table:table-cell table:style-name="ce29" table:number-columns-repeated="2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1]" office:value-type="float" office:value="1" calcext:value-type="float">
            <text:p>1</text:p>
          </table:table-cell>
          <table:table-cell table:style-name="ce72" office:value-type="currency" office:currency="USD" office:value="5.92" calcext:value-type="currency">
            <text:p>$5.92</text:p>
          </table:table-cell>
          <table:table-cell table:style-name="ce72" table:formula="of:=[.J61]*[.H61]" office:value-type="currency" office:currency="USD" office:value="5.92" calcext:value-type="currency">
            <text:p>$5.92</text:p>
          </table:table-cell>
          <table:table-cell table:style-name="ce236" table:formula="of:=[.I61]*[.J61]" office:value-type="currency" office:currency="USD" office:value="5.92" calcext:value-type="currency">
            <text:p>$5.92</text:p>
          </table:table-cell>
          <table:table-cell table:style-name="ce72" table:formula="of:=[.K61]*[.M$2]" office:value-type="currency" office:currency="USD" office:value="1184" calcext:value-type="currency">
            <text:p>$1,184.00</text:p>
          </table:table-cell>
          <table:table-cell table:style-name="ce256" table:formula="of:=[.H61]*[.$M$2]+[.I61]*[.$M$1]-47" office:value-type="float" office:value="203" calcext:value-type="float">
            <text:p>203</text:p>
          </table:table-cell>
          <table:table-cell table:style-name="ce29" office:value-type="float" office:value="312" calcext:value-type="float">
            <text:p>312</text:p>
          </table:table-cell>
          <table:table-cell table:style-name="ce86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92"/>
          <table:table-cell/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1003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BCM Connector</text:p>
          </table:table-cell>
          <table:table-cell table:style-name="ce39" office:value-type="string" calcext:value-type="string">
            <text:p>Mouser</text:p>
            <text:p>Avnet</text:p>
          </table:table-cell>
          <table:table-cell table:style-name="ce29" office:value-type="string" calcext:value-type="string">
            <text:p>174917-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2]" office:value-type="float" office:value="1" calcext:value-type="float">
            <text:p>1</text:p>
          </table:table-cell>
          <table:table-cell table:style-name="ce72" office:value-type="currency" office:currency="USD" office:value="10.62" calcext:value-type="currency">
            <text:p>$10.62</text:p>
          </table:table-cell>
          <table:table-cell table:style-name="ce72" table:formula="of:=[.J62]*[.H62]" office:value-type="currency" office:currency="USD" office:value="10.62" calcext:value-type="currency">
            <text:p>$10.62</text:p>
          </table:table-cell>
          <table:table-cell table:style-name="ce236" table:formula="of:=[.I62]*[.J62]" office:value-type="currency" office:currency="USD" office:value="10.62" calcext:value-type="currency">
            <text:p>$10.62</text:p>
          </table:table-cell>
          <table:table-cell table:style-name="ce72" table:formula="of:=[.K62]*[.M$2]" office:value-type="currency" office:currency="USD" office:value="2124" calcext:value-type="currency">
            <text:p>$2,124.00</text:p>
          </table:table-cell>
          <table:table-cell table:style-name="ce30" table:formula="of:=[.H62]*[.$M$2]+[.I62]*[.$M$1]" office:value-type="float" office:value="250" calcext:value-type="float">
            <text:p>250</text:p>
          </table:table-cell>
          <table:table-cell table:style-name="ce29" office:value-type="float" office:value="261" calcext:value-type="float">
            <text:p>261</text:p>
          </table:table-cell>
          <table:table-cell table:style-name="ce86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29" office:value-type="float" office:value="112" calcext:value-type="float">
            <text:p>112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Capacitor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URY2F330MRD (existing)</text:p>
            <text:p>URY2G220MRD (22 uF)</text:p>
          </table:table-cell>
          <table:table-cell table:style-name="ce39" office:value-type="string" calcext:value-type="string">
            <text:p>33u</text:p>
            <text:p>22u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3]" office:value-type="float" office:value="1" calcext:value-type="float">
            <text:p>1</text:p>
          </table:table-cell>
          <table:table-cell table:style-name="ce72" office:value-type="currency" office:currency="USD" office:value="1.5048" calcext:value-type="currency">
            <text:p>$1.50</text:p>
          </table:table-cell>
          <table:table-cell table:style-name="ce72" table:formula="of:=[.J63]*[.H63]" office:value-type="currency" office:currency="USD" office:value="1.5048" calcext:value-type="currency">
            <text:p>$1.50</text:p>
          </table:table-cell>
          <table:table-cell table:style-name="ce236" table:formula="of:=[.I63]*[.J63]" office:value-type="currency" office:currency="USD" office:value="1.5048" calcext:value-type="currency">
            <text:p>$1.50</text:p>
          </table:table-cell>
          <table:table-cell table:style-name="ce72" table:formula="of:=[.K63]*[.M$2]" office:value-type="currency" office:currency="USD" office:value="300.96" calcext:value-type="currency">
            <text:p>$300.96</text:p>
          </table:table-cell>
          <table:table-cell table:style-name="ce30" table:formula="of:=[.H63]*[.$M$2]+[.I6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" calcext:value-type="float">
            <text:p>8</text:p>
          </table:table-cell>
          <table:table-cell table:style-name="Default"/>
          <table:table-cell table:style-name="ce282" office:value-type="string" calcext:value-type="string">
            <text:p>6</text:p>
            <text:p>234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Fuse Holder</text:p>
          </table:table-cell>
          <table:table-cell table:style-name="ce39" office:value-type="string" calcext:value-type="string">
            <text:p>Digikey</text:p>
          </table:table-cell>
          <table:table-cell table:style-name="ce223" office:value-type="string" calcext:value-type="string">
            <text:p>0031.82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64]" office:value-type="float" office:value="2" calcext:value-type="float">
            <text:p>2</text:p>
          </table:table-cell>
          <table:table-cell table:style-name="ce72" office:value-type="currency" office:currency="USD" office:value="0.608" calcext:value-type="currency">
            <text:p>$0.61</text:p>
          </table:table-cell>
          <table:table-cell table:style-name="ce72" table:formula="of:=[.J64]*[.H64]" office:value-type="currency" office:currency="USD" office:value="1.216" calcext:value-type="currency">
            <text:p>$1.22</text:p>
          </table:table-cell>
          <table:table-cell table:style-name="ce236" table:formula="of:=[.I64]*[.J64]" office:value-type="currency" office:currency="USD" office:value="1.216" calcext:value-type="currency">
            <text:p>$1.22</text:p>
          </table:table-cell>
          <table:table-cell table:style-name="ce72" table:formula="of:=[.K64]*[.M$2]" office:value-type="currency" office:currency="USD" office:value="243.2" calcext:value-type="currency">
            <text:p>$243.20</text:p>
          </table:table-cell>
          <table:table-cell table:style-name="ce30" table:formula="of:=[.H64]*[.$M$2]+[.I64]*[.$M$1]" office:value-type="float" office:value="500" calcext:value-type="float">
            <text:p>500</text:p>
          </table:table-cell>
          <table:table-cell table:style-name="ce29" office:value-type="float" office:value="580" calcext:value-type="float">
            <text:p>580</text:p>
          </table:table-cell>
          <table:table-cell table:style-name="ce86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8196" calcext:value-type="float">
            <text:p>28196</text:p>
          </table:table-cell>
          <table:table-cell table:style-name="Default"/>
          <table:table-cell table:style-name="ce29" office:value-type="float" office:value="11500" calcext:value-type="float">
            <text:p>1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Screw Terminal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5792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5]" office:value-type="float" office:value="1" calcext:value-type="float">
            <text:p>1</text:p>
          </table:table-cell>
          <table:table-cell table:style-name="ce72" office:value-type="currency" office:currency="USD" office:value="4.55" calcext:value-type="currency">
            <text:p>$4.55</text:p>
          </table:table-cell>
          <table:table-cell table:style-name="ce72" table:formula="of:=[.J65]*[.H65]" office:value-type="currency" office:currency="USD" office:value="4.55" calcext:value-type="currency">
            <text:p>$4.55</text:p>
          </table:table-cell>
          <table:table-cell table:style-name="ce236" table:formula="of:=[.I65]*[.J65]" office:value-type="currency" office:currency="USD" office:value="4.55" calcext:value-type="currency">
            <text:p>$4.55</text:p>
          </table:table-cell>
          <table:table-cell table:style-name="ce72" table:formula="of:=[.K65]*[.M$2]" office:value-type="currency" office:currency="USD" office:value="910" calcext:value-type="currency">
            <text:p>$910.00</text:p>
          </table:table-cell>
          <table:table-cell table:style-name="ce30" table:formula="of:=[.H65]*[.$M$2]+[.I65]*[.$M$1]" office:value-type="float" office:value="250" calcext:value-type="float">
            <text:p>250</text:p>
          </table:table-cell>
          <table:table-cell table:style-name="ce29" office:value-type="float" office:value="505" calcext:value-type="float">
            <text:p>505</text:p>
          </table:table-cell>
          <table:table-cell table:style-name="ce86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852" calcext:value-type="float">
            <text:p>1852</text:p>
          </table:table-cell>
          <table:table-cell table:style-name="Default"/>
          <table:table-cell table:style-name="ce282" office:value-type="float" office:value="1" calcext:value-type="float">
            <text:p>1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Screw Terminal - Fans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277-1725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66]" office:value-type="float" office:value="1" calcext:value-type="float">
            <text:p>1</text:p>
          </table:table-cell>
          <table:table-cell table:style-name="ce72" office:value-type="currency" office:currency="USD" office:value="2.02" calcext:value-type="currency">
            <text:p>$2.02</text:p>
          </table:table-cell>
          <table:table-cell table:style-name="ce72" table:formula="of:=[.J66]*[.H66]" office:value-type="currency" office:currency="USD" office:value="2.02" calcext:value-type="currency">
            <text:p>$2.02</text:p>
          </table:table-cell>
          <table:table-cell table:style-name="ce236" table:formula="of:=[.I66]*[.J66]" office:value-type="currency" office:currency="USD" office:value="2.02" calcext:value-type="currency">
            <text:p>$2.02</text:p>
          </table:table-cell>
          <table:table-cell table:style-name="ce72" table:formula="of:=[.K66]*[.M$2]" office:value-type="currency" office:currency="USD" office:value="404" calcext:value-type="currency">
            <text:p>$404.00</text:p>
          </table:table-cell>
          <table:table-cell table:style-name="ce30" table:formula="of:=[.H66]*[.$M$2]+[.I66]*[.$M$1]" office:value-type="float" office:value="250" calcext:value-type="float">
            <text:p>250</text:p>
          </table:table-cell>
          <table:table-cell table:style-name="ce29" office:value-type="float" office:value="520" calcext:value-type="float">
            <text:p>520</text:p>
          </table:table-cell>
          <table:table-cell table:style-name="ce86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82" office:value-type="float" office:value="5000" calcext:value-type="float">
            <text:p>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0.1” 1x8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8" calcext:value-type="float">
            <text:p>8</text:p>
          </table:table-cell>
          <table:table-cell table:style-name="ce232" table:formula="of:=[.H67]" office:value-type="float" office:value="8" calcext:value-type="float">
            <text:p>8</text:p>
          </table:table-cell>
          <table:table-cell table:style-name="ce72" office:value-type="currency" office:currency="USD" office:value="0.307" calcext:value-type="currency">
            <text:p>$0.31</text:p>
          </table:table-cell>
          <table:table-cell table:style-name="ce72" table:formula="of:=[.J67]*[.H67]" office:value-type="currency" office:currency="USD" office:value="2.456" calcext:value-type="currency">
            <text:p>$2.46</text:p>
          </table:table-cell>
          <table:table-cell table:style-name="ce236" table:formula="of:=[.I67]*[.J67]" office:value-type="currency" office:currency="USD" office:value="2.456" calcext:value-type="currency">
            <text:p>$2.46</text:p>
          </table:table-cell>
          <table:table-cell table:style-name="ce72" table:formula="of:=[.K67]*[.M$2]" office:value-type="currency" office:currency="USD" office:value="491.2" calcext:value-type="currency">
            <text:p>$491.20</text:p>
          </table:table-cell>
          <table:table-cell table:style-name="ce30" table:formula="of:=[.H67]*[.$M$2]+[.I67]*[.$M$1]" office:value-type="float" office:value="2000" calcext:value-type="float">
            <text:p>2000</text:p>
          </table:table-cell>
          <table:table-cell table:style-name="ce29" office:value-type="float" office:value="2020" calcext:value-type="float">
            <text:p>2020</text:p>
          </table:table-cell>
          <table:table-cell table:style-name="ce86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4" calcext:value-type="float">
            <text:p>1434</text:p>
          </table:table-cell>
          <table:table-cell table:style-name="Default"/>
          <table:table-cell table:style-name="ce29" office:value-type="float" office:value="13000" calcext:value-type="float">
            <text:p>1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0.1" 2x8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2011E-0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8]" office:value-type="float" office:value="1" calcext:value-type="float">
            <text:p>1</text:p>
          </table:table-cell>
          <table:table-cell table:style-name="ce72" office:value-type="currency" office:currency="USD" office:value="0.869" calcext:value-type="currency">
            <text:p>$0.87</text:p>
          </table:table-cell>
          <table:table-cell table:style-name="ce72" table:formula="of:=[.J68]*[.H68]" office:value-type="currency" office:currency="USD" office:value="0.869" calcext:value-type="currency">
            <text:p>$0.87</text:p>
          </table:table-cell>
          <table:table-cell table:style-name="ce236" table:formula="of:=[.I68]*[.J68]" office:value-type="currency" office:currency="USD" office:value="0.869" calcext:value-type="currency">
            <text:p>$0.87</text:p>
          </table:table-cell>
          <table:table-cell table:style-name="ce72" table:formula="of:=[.K68]*[.M$2]" office:value-type="currency" office:currency="USD" office:value="173.8" calcext:value-type="currency">
            <text:p>$173.80</text:p>
          </table:table-cell>
          <table:table-cell table:style-name="ce30" table:formula="of:=[.H68]*[.$M$2]+[.I68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500" calcext:value-type="float">
            <text:p>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20P Ribbon Header, RA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609-86130202113345E1LF-ND</text:p>
          </table:table-cell>
          <table:table-cell table:style-name="ce39" office:value-type="string" calcext:value-type="string">
            <text:p>lockin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9]" office:value-type="float" office:value="1" calcext:value-type="float">
            <text:p>1</text:p>
          </table:table-cell>
          <table:table-cell table:style-name="ce72" office:value-type="currency" office:currency="USD" office:value="0.696" calcext:value-type="currency">
            <text:p>$0.70</text:p>
          </table:table-cell>
          <table:table-cell table:style-name="ce72" table:formula="of:=[.J69]*[.H69]" office:value-type="currency" office:currency="USD" office:value="0.696" calcext:value-type="currency">
            <text:p>$0.70</text:p>
          </table:table-cell>
          <table:table-cell table:style-name="ce236" table:formula="of:=[.I69]*[.J69]" office:value-type="currency" office:currency="USD" office:value="0.696" calcext:value-type="currency">
            <text:p>$0.70</text:p>
          </table:table-cell>
          <table:table-cell table:style-name="ce72" table:formula="of:=[.K69]*[.M$2]" office:value-type="currency" office:currency="USD" office:value="139.2" calcext:value-type="currency">
            <text:p>$139.20</text:p>
          </table:table-cell>
          <table:table-cell table:style-name="ce30" table:formula="of:=[.H69]*[.$M$2]+[.I69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277" calcext:value-type="float">
            <text:p>277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20P Ribbon Header, Straight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9172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0]" office:value-type="float" office:value="1" calcext:value-type="float">
            <text:p>1</text:p>
          </table:table-cell>
          <table:table-cell table:style-name="ce72" office:value-type="currency" office:currency="USD" office:value="0.392" calcext:value-type="currency">
            <text:p>$0.39</text:p>
          </table:table-cell>
          <table:table-cell table:style-name="ce72" table:formula="of:=[.J70]*[.H70]" office:value-type="currency" office:currency="USD" office:value="0.392" calcext:value-type="currency">
            <text:p>$0.39</text:p>
          </table:table-cell>
          <table:table-cell table:style-name="ce236" table:formula="of:=[.I70]*[.J70]" office:value-type="currency" office:currency="USD" office:value="0.392" calcext:value-type="currency">
            <text:p>$0.39</text:p>
          </table:table-cell>
          <table:table-cell table:style-name="ce72" table:formula="of:=[.K70]*[.M$2]" office:value-type="currency" office:currency="USD" office:value="78.4" calcext:value-type="currency">
            <text:p>$78.40</text:p>
          </table:table-cell>
          <table:table-cell table:style-name="ce30" table:formula="of:=[.H70]*[.$M$2]+[.I70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50000" calcext:value-type="float">
            <text:p>1500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14P Ribbon Header, RA</text:p>
          </table:table-cell>
          <table:table-cell table:style-name="ce39" office:value-type="string" calcext:value-type="string">
            <text:p>Digikey</text:p>
          </table:table-cell>
          <table:table-cell table:style-name="ce224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39" office:value-type="string" calcext:value-type="string">
            <text:p>lockin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493" calcext:value-type="currency">
            <text:p>$0.49</text:p>
          </table:table-cell>
          <table:table-cell table:style-name="ce72" table:formula="of:=[.J71]*[.H71]" office:value-type="currency" office:currency="USD" office:value="0.986" calcext:value-type="currency">
            <text:p>$0.99</text:p>
          </table:table-cell>
          <table:table-cell table:style-name="ce236" table:formula="of:=[.I71]*[.J71]" office:value-type="currency" office:currency="USD" office:value="3.451" calcext:value-type="currency">
            <text:p>$3.45</text:p>
          </table:table-cell>
          <table:table-cell table:style-name="ce72" table:formula="of:=[.K71]*[.M$2]" office:value-type="currency" office:currency="USD" office:value="197.2" calcext:value-type="currency">
            <text:p>$197.20</text:p>
          </table:table-cell>
          <table:table-cell table:style-name="ce30" table:formula="of:=[.H71]*[.$M$2]+[.I71]*[.$M$1]" office:value-type="float" office:value="750" calcext:value-type="float">
            <text:p>750</text:p>
          </table:table-cell>
          <table:table-cell table:style-name="ce29" office:value-type="float" office:value="768" calcext:value-type="float">
            <text:p>768</text:p>
          </table:table-cell>
          <table:table-cell table:style-name="ce86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LiDisplay 1x4 Head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057-CDR-04-GR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2]" office:value-type="float" office:value="1" calcext:value-type="float">
            <text:p>1</text:p>
          </table:table-cell>
          <table:table-cell table:style-name="ce72" office:value-type="currency" office:currency="USD" office:value="0.184" calcext:value-type="currency">
            <text:p>$0.18</text:p>
          </table:table-cell>
          <table:table-cell table:style-name="ce72" table:formula="of:=[.J72]*[.H72]" office:value-type="currency" office:currency="USD" office:value="0.184" calcext:value-type="currency">
            <text:p>$0.18</text:p>
          </table:table-cell>
          <table:table-cell table:style-name="ce236" table:formula="of:=[.I72]*[.J72]" office:value-type="currency" office:currency="USD" office:value="0.184" calcext:value-type="currency">
            <text:p>$0.18</text:p>
          </table:table-cell>
          <table:table-cell table:style-name="ce72" table:formula="of:=[.K72]*[.M$2]" office:value-type="currency" office:currency="USD" office:value="36.8" calcext:value-type="currency">
            <text:p>$36.80</text:p>
          </table:table-cell>
          <table:table-cell table:style-name="ce30" table:formula="of:=[.H72]*[.$M$2]+[.I72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694" calcext:value-type="float">
            <text:p>1694</text:p>
          </table:table-cell>
          <table:table-cell table:style-name="Default"/>
          <table:table-cell table:style-name="ce29" office:value-type="float" office:value="801" calcext:value-type="float">
            <text:p>801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Cover Switch (Cherry)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text:p>MX1A-11NW</text:p>
          </table:table-cell>
          <table:table-cell table:style-name="ce39" office:value-type="string" calcext:value-type="string">
            <text:p>Cherry Black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3]" office:value-type="float" office:value="1" calcext:value-type="float">
            <text:p>1</text:p>
          </table:table-cell>
          <table:table-cell table:style-name="ce72" office:value-type="currency" office:currency="USD" office:value="0.8" calcext:value-type="currency">
            <text:p>$0.80</text:p>
          </table:table-cell>
          <table:table-cell table:style-name="ce72" table:formula="of:=[.J73]*[.H73]" office:value-type="currency" office:currency="USD" office:value="0.8" calcext:value-type="currency">
            <text:p>$0.80</text:p>
          </table:table-cell>
          <table:table-cell table:style-name="ce236" table:formula="of:=[.I73]*[.J73]" office:value-type="currency" office:currency="USD" office:value="0.8" calcext:value-type="currency">
            <text:p>$0.80</text:p>
          </table:table-cell>
          <table:table-cell table:style-name="ce72" table:formula="of:=[.K73]*[.M$2]" office:value-type="currency" office:currency="USD" office:value="160" calcext:value-type="currency">
            <text:p>$160.00</text:p>
          </table:table-cell>
          <table:table-cell table:style-name="ce30" table:formula="of:=[.H73]*[.$M$2]+[.I7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8573" calcext:value-type="float">
            <text:p>88573</text:p>
          </table:table-cell>
          <table:table-cell table:style-name="Default"/>
          <table:table-cell table:style-name="ce29" office:value-type="float" office:value="170000" calcext:value-type="float">
            <text:p>17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Buzz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33-102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4]" office:value-type="float" office:value="1" calcext:value-type="float">
            <text:p>1</text:p>
          </table:table-cell>
          <table:table-cell table:style-name="ce72" table:formula="of:=0.437+0.044" office:value-type="currency" office:currency="USD" office:value="0.481" calcext:value-type="currency">
            <text:p>$0.48</text:p>
          </table:table-cell>
          <table:table-cell table:style-name="ce72" table:formula="of:=[.J74]*[.H74]" office:value-type="currency" office:currency="USD" office:value="0.481" calcext:value-type="currency">
            <text:p>$0.48</text:p>
          </table:table-cell>
          <table:table-cell table:style-name="ce236" table:formula="of:=[.I74]*[.J74]" office:value-type="currency" office:currency="USD" office:value="0.481" calcext:value-type="currency">
            <text:p>$0.48</text:p>
          </table:table-cell>
          <table:table-cell table:style-name="ce72" table:formula="of:=[.K74]*[.M$2]" office:value-type="currency" office:currency="USD" office:value="96.2" calcext:value-type="currency">
            <text:p>$96.20</text:p>
          </table:table-cell>
          <table:table-cell table:style-name="ce30" table:formula="of:=[.H74]*[.$M$2]+[.I74]*[.$M$1]" office:value-type="float" office:value="250" calcext:value-type="float">
            <text:p>250</text:p>
          </table:table-cell>
          <table:table-cell table:style-name="ce29" office:value-type="float" office:value="260" calcext:value-type="float">
            <text:p>260</text:p>
          </table:table-cell>
          <table:table-cell table:style-name="ce86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849" calcext:value-type="float">
            <text:p>143849</text:p>
          </table:table-cell>
          <table:table-cell table:style-name="Default"/>
          <table:table-cell table:style-name="ce29" office:value-type="float" office:value="16600" calcext:value-type="float">
            <text:p>166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60:.K74])+[.K57]" office:value-type="currency" office:currency="USD" office:value="181.76004" calcext:value-type="currency">
            <text:p>$181.76</text:p>
          </table:table-cell>
          <table:table-cell table:style-name="ce243" table:formula="of:=SUM([.L60:.L74])+[.L57]" office:value-type="currency" office:currency="USD" office:value="184.22504" calcext:value-type="currency">
            <text:p>$184.23</text:p>
          </table:table-cell>
          <table:table-cell table:style-name="ce243" table:formula="of:=SUM([.M60:.M74])+[.M57]" office:value-type="currency" office:currency="USD" office:value="36352.008" calcext:value-type="currency">
            <text:p>$36,352.01</text:p>
          </table:table-cell>
          <table:table-cell table:style-name="ce196" table:number-columns-repeated="2"/>
          <table:table-cell table:style-name="ce262" table:formula="of:=SUM([.P60:.P74])+[.P57]" office:value-type="float" office:value="45388.0593" calcext:value-type="float">
            <text:p>45388.0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Bolt-On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8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an</text:p>
          </table:table-cell>
          <table:table-cell table:style-name="ce29" office:value-type="string" calcext:value-type="string">
            <text:p>OnlineComponents</text:p>
            <text:p>Sager</text:p>
          </table:table-cell>
          <table:table-cell table:style-name="ce29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72" office:value-type="currency" office:currency="USD" office:value="5.44" calcext:value-type="currency">
            <text:p>$5.44</text:p>
          </table:table-cell>
          <table:table-cell table:style-name="ce72" table:formula="of:=[.J78]*[.H78]" office:value-type="currency" office:currency="USD" office:value="16.32" calcext:value-type="currency">
            <text:p>$16.32</text:p>
          </table:table-cell>
          <table:table-cell table:style-name="ce236" table:formula="of:=[.I78]*[.J78]" office:value-type="currency" office:currency="USD" office:value="16.32" calcext:value-type="currency">
            <text:p>$16.32</text:p>
          </table:table-cell>
          <table:table-cell table:style-name="ce72" table:formula="of:=[.K78]*[.M$2]" office:value-type="currency" office:currency="USD" office:value="3264" calcext:value-type="currency">
            <text:p>$3,264.00</text:p>
          </table:table-cell>
          <table:table-cell table:style-name="ce30" table:formula="of:=[.H78]*[.$M$2]+[.I78]*[.$M$1]" office:value-type="float" office:value="750" calcext:value-type="float">
            <text:p>750</text:p>
          </table:table-cell>
          <table:table-cell table:style-name="ce29" office:value-type="float" office:value="736" calcext:value-type="float">
            <text:p>736</text:p>
          </table:table-cell>
          <table:table-cell table:style-name="ce86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92"/>
          <table:table-cell office:value-type="float" office:value="6320" calcext:value-type="float">
            <text:p>6320</text:p>
          </table:table-cell>
          <table:table-cell table:style-name="Default"/>
          <table:table-cell table:style-name="ce29" office:value-type="float" office:value="903" calcext:value-type="float">
            <text:p>90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Batt temp sensor - short</text:p>
          </table:table-cell>
          <table:table-cell table:style-name="ce29" office:value-type="string" calcext:value-type="string">
            <text:p>Digikey</text:p>
          </table:table-cell>
          <table:table-cell table:style-name="ce29" office:value-type="string" calcext:value-type="string">
            <text:p>900-2138651635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2.517" calcext:value-type="currency">
            <text:p>$2.52</text:p>
          </table:table-cell>
          <table:table-cell table:style-name="ce72" table:formula="of:=[.J79]*[.H79]" office:value-type="currency" office:currency="USD" office:value="7.551" calcext:value-type="currency">
            <text:p>$7.55</text:p>
          </table:table-cell>
          <table:table-cell table:style-name="ce236" table:formula="of:=[.I79]*[.J79]" office:value-type="currency" office:currency="USD" office:value="5.034" calcext:value-type="currency">
            <text:p>$5.03</text:p>
          </table:table-cell>
          <table:table-cell table:style-name="ce72" table:formula="of:=[.K79]*[.M$2]" office:value-type="currency" office:currency="USD" office:value="1510.2" calcext:value-type="currency">
            <text:p>$1,510.20</text:p>
          </table:table-cell>
          <table:table-cell table:style-name="ce30" table:formula="of:=[.H79]*[.$M$2]+[.I79]*[.$M$1]" office:value-type="float" office:value="700" calcext:value-type="float">
            <text:p>700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644" calcext:value-type="float">
            <text:p>1644</text:p>
          </table:table-cell>
          <table:table-cell table:style-name="ce197"/>
          <table:table-cell table:style-name="ce29" office:value-type="float" office:value="1190" calcext:value-type="float">
            <text:p>119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Batt temp sensor - long</text:p>
          </table:table-cell>
          <table:table-cell table:style-name="ce29" office:value-type="string" calcext:value-type="string">
            <text:p>Digikey</text:p>
          </table:table-cell>
          <table:table-cell table:style-name="ce29" office:value-type="string" calcext:value-type="string">
            <text:p>900-2138651637-ND</text:p>
          </table:table-cell>
          <table:table-cell table:style-name="ce39"/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3.76" calcext:value-type="currency">
            <text:p>$3.76</text:p>
          </table:table-cell>
          <table:table-cell table:style-name="ce72" table:formula="of:=[.J80]*[.H80]" office:value-type="currency" office:currency="USD" office:value="0" calcext:value-type="currency">
            <text:p>$0.00</text:p>
          </table:table-cell>
          <table:table-cell table:style-name="ce236" table:formula="of:=[.I80]*[.J80]" office:value-type="currency" office:currency="USD" office:value="3.76" calcext:value-type="currency">
            <text:p>$3.76</text:p>
          </table:table-cell>
          <table:table-cell table:style-name="ce72" table:formula="of:=[.K80]*[.M$2]" office:value-type="currency" office:currency="USD" office:value="0" calcext:value-type="currency">
            <text:p>$0.00</text:p>
          </table:table-cell>
          <table:table-cell table:style-name="ce30" table:formula="of:=[.H80]*[.$M$2]+[.I80]*[.$M$1]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86" table:formula="of:=[.O80]*[.J80]" office:value-type="float" office:value="188" calcext:value-type="float">
            <text:p>188.00</text:p>
          </table:table-cell>
          <table:table-cell/>
          <table:table-cell table:style-name="ce30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use A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0ADKC8000-B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1]" office:value-type="float" office:value="1" calcext:value-type="float">
            <text:p>1</text:p>
          </table:table-cell>
          <table:table-cell table:style-name="ce72" office:value-type="currency" office:currency="USD" office:value="0.8271" calcext:value-type="currency">
            <text:p>$0.83</text:p>
          </table:table-cell>
          <table:table-cell table:style-name="ce72" table:formula="of:=[.J81]*[.H81]" office:value-type="currency" office:currency="USD" office:value="0.8271" calcext:value-type="currency">
            <text:p>$0.83</text:p>
          </table:table-cell>
          <table:table-cell table:style-name="ce236" table:formula="of:=[.I81]*[.J81]" office:value-type="currency" office:currency="USD" office:value="0.8271" calcext:value-type="currency">
            <text:p>$0.83</text:p>
          </table:table-cell>
          <table:table-cell table:style-name="ce72" table:formula="of:=[.K81]*[.M$2]" office:value-type="currency" office:currency="USD" office:value="165.42" calcext:value-type="currency">
            <text:p>$165.42</text:p>
          </table:table-cell>
          <table:table-cell table:style-name="ce30" table:formula="of:=[.H81]*[.$M$2]+[.I81]*[.$M$1]" office:value-type="float" office:value="250" calcext:value-type="float">
            <text:p>250</text:p>
          </table:table-cell>
          <table:table-cell table:style-name="ce29" office:value-type="float" office:value="260" calcext:value-type="float">
            <text:p>260</text:p>
          </table:table-cell>
          <table:table-cell table:style-name="ce86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29" office:value-type="float" office:value="3300" calcext:value-type="float">
            <text:p>33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use 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0ADKC6300-B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2]" office:value-type="float" office:value="1" calcext:value-type="float">
            <text:p>1</text:p>
          </table:table-cell>
          <table:table-cell table:style-name="ce72" table:formula="of:=0.88" office:value-type="currency" office:currency="USD" office:value="0.88" calcext:value-type="currency">
            <text:p>$0.88</text:p>
          </table:table-cell>
          <table:table-cell table:style-name="ce72" table:formula="of:=[.J82]*[.H82]" office:value-type="currency" office:currency="USD" office:value="0.88" calcext:value-type="currency">
            <text:p>$0.88</text:p>
          </table:table-cell>
          <table:table-cell table:style-name="ce236" table:formula="of:=[.I82]*[.J82]" office:value-type="currency" office:currency="USD" office:value="0.88" calcext:value-type="currency">
            <text:p>$0.88</text:p>
          </table:table-cell>
          <table:table-cell table:style-name="ce72" table:formula="of:=[.K82]*[.M$2]" office:value-type="currency" office:currency="USD" office:value="176" calcext:value-type="currency">
            <text:p>$176.00</text:p>
          </table:table-cell>
          <table:table-cell table:style-name="ce30" table:formula="of:=[.H82]*[.$M$2]+[.I82]*[.$M$1]" office:value-type="float" office:value="250" calcext:value-type="float">
            <text:p>250</text:p>
          </table:table-cell>
          <table:table-cell table:style-name="ce29" office:value-type="float" office:value="686" calcext:value-type="float">
            <text:p>686</text:p>
          </table:table-cell>
          <table:table-cell table:style-name="ce86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137" calcext:value-type="float">
            <text:p>1137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IEC cord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Q106-ND (10A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3]" office:value-type="float" office:value="1" calcext:value-type="float">
            <text:p>1</text:p>
          </table:table-cell>
          <table:table-cell table:style-name="ce72" table:formula="of:=3.94+0.394" office:value-type="currency" office:currency="USD" office:value="4.334" calcext:value-type="currency">
            <text:p>$4.33</text:p>
          </table:table-cell>
          <table:table-cell table:style-name="ce72" table:formula="of:=[.J83]*[.H83]" office:value-type="currency" office:currency="USD" office:value="4.334" calcext:value-type="currency">
            <text:p>$4.33</text:p>
          </table:table-cell>
          <table:table-cell table:style-name="ce236" table:formula="of:=[.I83]*[.J83]" office:value-type="currency" office:currency="USD" office:value="4.334" calcext:value-type="currency">
            <text:p>$4.33</text:p>
          </table:table-cell>
          <table:table-cell table:style-name="ce72" table:formula="of:=[.K83]*[.M$2]" office:value-type="currency" office:currency="USD" office:value="866.8" calcext:value-type="currency">
            <text:p>$866.80</text:p>
          </table:table-cell>
          <table:table-cell table:style-name="ce30" table:formula="of:=[.H83]*[.$M$2]+[.I83]*[.$M$1]" office:value-type="float" office:value="250" calcext:value-type="float">
            <text:p>250</text:p>
          </table:table-cell>
          <table:table-cell table:style-name="ce29" table:formula="of:=128+125" office:value-type="float" office:value="253" calcext:value-type="float">
            <text:p>253</text:p>
          </table:table-cell>
          <table:table-cell table:style-name="ce86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11295" calcext:value-type="float">
            <text:p>11295</text:p>
          </table:table-cell>
          <table:table-cell table:style-name="Default"/>
          <table:table-cell table:style-name="ce29" office:value-type="float" office:value="1500" calcext:value-type="float">
            <text:p>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USB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AE1061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4]" office:value-type="float" office:value="1" calcext:value-type="float">
            <text:p>1</text:p>
          </table:table-cell>
          <table:table-cell table:style-name="ce72" table:formula="of:=2.236+0.224" office:value-type="currency" office:currency="USD" office:value="2.46" calcext:value-type="currency">
            <text:p>$2.46</text:p>
          </table:table-cell>
          <table:table-cell table:style-name="ce72" table:formula="of:=[.J84]*[.H84]" office:value-type="currency" office:currency="USD" office:value="2.46" calcext:value-type="currency">
            <text:p>$2.46</text:p>
          </table:table-cell>
          <table:table-cell table:style-name="ce236" table:formula="of:=[.I84]*[.J84]" office:value-type="currency" office:currency="USD" office:value="2.46" calcext:value-type="currency">
            <text:p>$2.46</text:p>
          </table:table-cell>
          <table:table-cell table:style-name="ce72" table:formula="of:=[.K84]*[.M$2]" office:value-type="currency" office:currency="USD" office:value="492" calcext:value-type="currency">
            <text:p>$492.00</text:p>
          </table:table-cell>
          <table:table-cell table:style-name="ce30" table:formula="of:=[.H84]*[.$M$2]+[.I84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545" calcext:value-type="float">
            <text:p>9545</text:p>
          </table:table-cell>
          <table:table-cell table:style-name="Default"/>
          <table:table-cell table:style-name="ce29" office:value-type="float" office:value="11000" calcext:value-type="float">
            <text:p>11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office:annotation draw:style-name="gr4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216"/>
          <table:table-cell table:style-name="ce204"/>
          <table:table-cell table:style-name="ce204" office:value-type="string" calcext:value-type="string">
            <text:p>hand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46" office:value-type="currency" office:currency="USD" office:value="34.31" calcext:value-type="currency">
            <text:p>$34.31</text:p>
          </table:table-cell>
          <table:table-cell table:style-name="ce246" table:formula="of:=[.J85]*[.H85]" office:value-type="currency" office:currency="USD" office:value="34.31" calcext:value-type="currency">
            <text:p>$34.31</text:p>
          </table:table-cell>
          <table:table-cell table:style-name="ce236" table:formula="of:=[.I85]*[.J85]" office:value-type="currency" office:currency="USD" office:value="0" calcext:value-type="currency">
            <text:p>$0.00</text:p>
          </table:table-cell>
          <table:table-cell table:style-name="ce246" table:formula="of:=[.K85]*[.M$2]" office:value-type="currency" office:currency="USD" office:value="6862" calcext:value-type="currency">
            <text:p>$6,862.00</text:p>
          </table:table-cell>
          <table:table-cell table:style-name="ce30" table:formula="of:=[.H85]*[.$M$2]+[.I85]*[.$M$1]" office:value-type="float" office:value="200" calcext:value-type="float">
            <text:p>200</text:p>
          </table:table-cell>
          <table:table-cell table:style-name="ce204" office:value-type="float" office:value="117" calcext:value-type="float">
            <text:p>117</text:p>
          </table:table-cell>
          <table:table-cell table:style-name="ce265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9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82"/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text:p>HLG-480H-C2100B</text:p>
          </table:table-cell>
          <table:table-cell table:style-name="ce216"/>
          <table:table-cell table:style-name="ce204" table:number-columns-repeated="2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46" office:value-type="currency" office:currency="USD" office:value="142.9" calcext:value-type="currency">
            <text:p>$142.90</text:p>
          </table:table-cell>
          <table:table-cell table:style-name="ce246" table:formula="of:=[.J86]*[.H86]" office:value-type="currency" office:currency="USD" office:value="0" calcext:value-type="currency">
            <text:p>$0.00</text:p>
          </table:table-cell>
          <table:table-cell table:style-name="ce236" table:formula="of:=[.I86]*[.J86]" office:value-type="currency" office:currency="USD" office:value="142.9" calcext:value-type="currency">
            <text:p>$142.90</text:p>
          </table:table-cell>
          <table:table-cell table:style-name="ce246" table:formula="of:=[.K86]*[.M$2]" office:value-type="currency" office:currency="USD" office:value="0" calcext:value-type="currency">
            <text:p>$0.00</text:p>
          </table:table-cell>
          <table:table-cell table:style-name="ce30" table:formula="of:=[.H86]*[.$M$2]+[.I86]*[.$M$1]" office:value-type="float" office:value="50" calcext:value-type="float">
            <text:p>50</text:p>
          </table:table-cell>
          <table:table-cell table:style-name="ce204" office:value-type="float" office:value="28" calcext:value-type="float">
            <text:p>28</text:p>
          </table:table-cell>
          <table:table-cell table:style-name="ce265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82"/>
          <table:table-cell table:style-name="ce29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30" office:value-type="string" calcext:value-type="string">
            <text:p>Hardware</text:p>
          </table:table-cell>
          <table:table-cell table:style-name="ce30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1772-1243-ND</text:p>
            <text:p>1772-3419-ND (more expensive)</text:p>
          </table:table-cell>
          <table:table-cell table:style-name="ce212"/>
          <table:table-cell table:style-name="ce30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236" office:value-type="currency" office:currency="USD" office:value="0.69" calcext:value-type="currency">
            <text:p>$0.69</text:p>
          </table:table-cell>
          <table:table-cell table:style-name="ce236" table:formula="of:=[.J88]*[.H88]" office:value-type="currency" office:currency="USD" office:value="0" calcext:value-type="currency">
            <text:p>$0.00</text:p>
          </table:table-cell>
          <table:table-cell table:style-name="ce236" table:formula="of:=[.I88]*[.J88]" office:value-type="currency" office:currency="USD" office:value="0" calcext:value-type="currency">
            <text:p>$0.00</text:p>
          </table:table-cell>
          <table:table-cell table:style-name="ce236" table:formula="of:=[.K88]*[.M$2]" office:value-type="currency" office:currency="USD" office:value="0" calcext:value-type="currency">
            <text:p>$0.00</text:p>
          </table:table-cell>
          <table:table-cell table:style-name="ce30" table:formula="of:=[.H88]*[.$M$2]+[.I88]*[.$M$1]" office:value-type="float" office:value="0" calcext:value-type="float">
            <text:p>0</text:p>
          </table:table-cell>
          <table:table-cell table:style-name="ce30" office:value-type="float" office:value="56" calcext:value-type="float">
            <text:p>56</text:p>
          </table:table-cell>
          <table:table-cell table:style-name="ce86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6"/>
          <table:table-cell table:style-name="ce30"/>
          <table:table-cell table:style-name="ce276"/>
          <table:table-cell table:style-name="ce283"/>
          <table:table-cell table:style-name="ce30" table:number-columns-repeated="44"/>
          <table:table-cell table:style-name="ce276" table:number-columns-repeated="959"/>
        </table:table-row>
        <table:table-row table:style-name="ro3">
          <table:table-cell table:style-name="ce30" office:value-type="string" calcext:value-type="string">
            <text:p>Mechanicals</text:p>
          </table:table-cell>
          <table:table-cell table:style-name="ce30" office:value-type="string" calcext:value-type="string">
            <text:p>Anderson Roll Pin</text:p>
          </table:table-cell>
          <table:table-cell table:style-name="ce212" office:value-type="string" calcext:value-type="string">
            <text:p>Amazon</text:p>
          </table:table-cell>
          <table:table-cell table:style-name="ce30" office:value-type="string" calcext:value-type="string">
            <text:p>9187527 (3/32 x 0.5)</text:p>
          </table:table-cell>
          <table:table-cell table:style-name="ce212"/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232" table:formula="of:=[.H89]" office:value-type="float" office:value="2" calcext:value-type="float">
            <text:p>2</text:p>
          </table:table-cell>
          <table:table-cell table:style-name="ce236" office:value-type="currency" office:currency="USD" office:value="0.265" calcext:value-type="currency">
            <text:p>$0.27</text:p>
          </table:table-cell>
          <table:table-cell table:style-name="ce236" table:formula="of:=[.J89]*[.H89]" office:value-type="currency" office:currency="USD" office:value="0.53" calcext:value-type="currency">
            <text:p>$0.53</text:p>
          </table:table-cell>
          <table:table-cell table:style-name="ce236" table:formula="of:=[.I89]*[.J89]" office:value-type="currency" office:currency="USD" office:value="0.53" calcext:value-type="currency">
            <text:p>$0.53</text:p>
          </table:table-cell>
          <table:table-cell table:style-name="ce236" table:formula="of:=[.K89]*[.M$2]" office:value-type="currency" office:currency="USD" office:value="106" calcext:value-type="currency">
            <text:p>$106.00</text:p>
          </table:table-cell>
          <table:table-cell table:style-name="ce30" table:formula="of:=[.H89]*[.$M$2]+[.I89]*[.$M$1]" office:value-type="float" office:value="500" calcext:value-type="float">
            <text:p>500</text:p>
          </table:table-cell>
          <table:table-cell table:style-name="ce30" office:value-type="float" office:value="125" calcext:value-type="float">
            <text:p>125</text:p>
          </table:table-cell>
          <table:table-cell table:style-name="ce86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6"/>
          <table:table-cell table:style-name="ce30"/>
          <table:table-cell table:style-name="ce276"/>
          <table:table-cell table:style-name="ce283"/>
          <table:table-cell table:style-name="ce30" table:number-columns-repeated="44"/>
          <table:table-cell table:style-name="ce276"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0]" office:value-type="float" office:value="2" calcext:value-type="float">
            <text:p>2</text:p>
          </table:table-cell>
          <table:table-cell table:style-name="ce72" office:value-type="currency" office:currency="USD" office:value="0.85" calcext:value-type="currency">
            <text:p>$0.85</text:p>
          </table:table-cell>
          <table:table-cell table:style-name="ce72" table:formula="of:=[.J90]*[.H90]" office:value-type="currency" office:currency="USD" office:value="1.7" calcext:value-type="currency">
            <text:p>$1.70</text:p>
          </table:table-cell>
          <table:table-cell table:style-name="ce236" table:formula="of:=[.I90]*[.J90]" office:value-type="currency" office:currency="USD" office:value="1.7" calcext:value-type="currency">
            <text:p>$1.70</text:p>
          </table:table-cell>
          <table:table-cell table:style-name="ce72" table:formula="of:=[.K90]*[.M$2]" office:value-type="currency" office:currency="USD" office:value="340" calcext:value-type="currency">
            <text:p>$340.00</text:p>
          </table:table-cell>
          <table:table-cell table:style-name="ce30" table:formula="of:=[.H90]*[.$M$2]+[.I90]*[.$M$1]" office:value-type="float" office:value="500" calcext:value-type="float">
            <text:p>5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90]*[.J90]" office:value-type="float" office:value="212.5" calcext:value-type="float">
            <text:p>21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RED/BLU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1]" office:value-type="float" office:value="1" calcext:value-type="float">
            <text:p>1</text:p>
          </table:table-cell>
          <table:table-cell table:style-name="ce72" office:value-type="currency" office:currency="USD" office:value="1.14" calcext:value-type="currency">
            <text:p>$1.14</text:p>
          </table:table-cell>
          <table:table-cell table:style-name="ce72" table:formula="of:=[.J91]*[.H91]" office:value-type="currency" office:currency="USD" office:value="1.14" calcext:value-type="currency">
            <text:p>$1.14</text:p>
          </table:table-cell>
          <table:table-cell table:style-name="ce236" table:formula="of:=[.I91]*[.J91]" office:value-type="currency" office:currency="USD" office:value="1.14" calcext:value-type="currency">
            <text:p>$1.14</text:p>
          </table:table-cell>
          <table:table-cell table:style-name="ce72" table:formula="of:=[.K91]*[.M$2]" office:value-type="currency" office:currency="USD" office:value="228" calcext:value-type="currency">
            <text:p>$228.00</text:p>
          </table:table-cell>
          <table:table-cell table:style-name="ce30" table:formula="of:=[.H91]*[.$M$2]+[.I91]*[.$M$1]" office:value-type="float" office:value="250" calcext:value-type="float">
            <text:p>250</text:p>
          </table:table-cell>
          <table:table-cell table:style-name="ce29" office:value-type="float" office:value="125" calcext:value-type="float">
            <text:p>125</text:p>
          </table:table-cell>
          <table:table-cell table:style-name="ce86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29" office:value-type="string" calcext:value-type="string">
            <text:p>100 (powerwerx)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BLK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2]" office:value-type="float" office:value="1" calcext:value-type="float">
            <text:p>1</text:p>
          </table:table-cell>
          <table:table-cell table:style-name="ce72" office:value-type="currency" office:currency="USD" office:value="1.08" calcext:value-type="currency">
            <text:p>$1.08</text:p>
          </table:table-cell>
          <table:table-cell table:style-name="ce72" table:formula="of:=[.J92]*[.H92]" office:value-type="currency" office:currency="USD" office:value="1.08" calcext:value-type="currency">
            <text:p>$1.08</text:p>
          </table:table-cell>
          <table:table-cell table:style-name="ce236" table:formula="of:=[.I92]*[.J92]" office:value-type="currency" office:currency="USD" office:value="1.08" calcext:value-type="currency">
            <text:p>$1.08</text:p>
          </table:table-cell>
          <table:table-cell table:style-name="ce72" table:formula="of:=[.K92]*[.M$2]" office:value-type="currency" office:currency="USD" office:value="216" calcext:value-type="currency">
            <text:p>$216.00</text:p>
          </table:table-cell>
          <table:table-cell table:style-name="ce30" table:formula="of:=[.H92]*[.$M$2]+[.I92]*[.$M$1]" office:value-type="float" office:value="250" calcext:value-type="float">
            <text:p>250</text:p>
          </table:table-cell>
          <table:table-cell table:style-name="ce29" office:value-type="float" office:value="75" calcext:value-type="float">
            <text:p>75</text:p>
          </table:table-cell>
          <table:table-cell table:style-name="ce86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29" office:value-type="string" calcext:value-type="string">
            <text:p>100 (powerwerx)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15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0" calcext:value-type="float">
            <text:p>10</text:p>
          </table:table-cell>
          <table:table-cell table:style-name="ce232" table:formula="of:=[.H93]" office:value-type="float" office:value="10" calcext:value-type="float">
            <text:p>10</text:p>
          </table:table-cell>
          <table:table-cell table:style-name="ce72" office:value-type="currency" office:currency="USD" office:value="0.15" calcext:value-type="currency">
            <text:p>$0.15</text:p>
          </table:table-cell>
          <table:table-cell table:style-name="ce72" table:formula="of:=[.J93]*[.H93]" office:value-type="currency" office:currency="USD" office:value="1.5" calcext:value-type="currency">
            <text:p>$1.50</text:p>
          </table:table-cell>
          <table:table-cell table:style-name="ce236" table:formula="of:=[.I93]*[.J93]" office:value-type="currency" office:currency="USD" office:value="1.5" calcext:value-type="currency">
            <text:p>$1.50</text:p>
          </table:table-cell>
          <table:table-cell table:style-name="ce72" table:formula="of:=[.K93]*[.M$2]" office:value-type="currency" office:currency="USD" office:value="300" calcext:value-type="currency">
            <text:p>$300.00</text:p>
          </table:table-cell>
          <table:table-cell table:style-name="ce30" table:formula="of:=[.H93]*[.$M$2]+[.I93]*[.$M$1]" office:value-type="float" office:value="2500" calcext:value-type="float">
            <text:p>2500</text:p>
          </table:table-cell>
          <table:table-cell table:style-name="ce29" office:value-type="float" office:value="2600" calcext:value-type="float">
            <text:p>2600</text:p>
          </table:table-cell>
          <table:table-cell table:style-name="ce86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30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4]" office:value-type="float" office:value="2" calcext:value-type="float">
            <text:p>2</text:p>
          </table:table-cell>
          <table:table-cell table:style-name="ce72" office:value-type="currency" office:currency="USD" office:value="0.17" calcext:value-type="currency">
            <text:p>$0.17</text:p>
          </table:table-cell>
          <table:table-cell table:style-name="ce72" table:formula="of:=[.J94]*[.H94]" office:value-type="currency" office:currency="USD" office:value="0.34" calcext:value-type="currency">
            <text:p>$0.34</text:p>
          </table:table-cell>
          <table:table-cell table:style-name="ce236" table:formula="of:=[.I94]*[.J94]" office:value-type="currency" office:currency="USD" office:value="0.34" calcext:value-type="currency">
            <text:p>$0.34</text:p>
          </table:table-cell>
          <table:table-cell table:style-name="ce72" table:formula="of:=[.K94]*[.M$2]" office:value-type="currency" office:currency="USD" office:value="68" calcext:value-type="currency">
            <text:p>$68.00</text:p>
          </table:table-cell>
          <table:table-cell table:style-name="ce30" table:formula="of:=[.H94]*[.$M$2]+[.I94]*[.$M$1]" office:value-type="float" office:value="500" calcext:value-type="float">
            <text:p>500</text:p>
          </table:table-cell>
          <table:table-cell table:style-name="ce29" office:value-type="float" office:value="560" calcext:value-type="float">
            <text:p>560</text:p>
          </table:table-cell>
          <table:table-cell table:style-name="ce86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GRN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5]" office:value-type="float" office:value="2" calcext:value-type="float">
            <text:p>2</text:p>
          </table:table-cell>
          <table:table-cell table:style-name="ce72" office:value-type="currency" office:currency="USD" office:value="0.31" calcext:value-type="currency">
            <text:p>$0.31</text:p>
          </table:table-cell>
          <table:table-cell table:style-name="ce72" table:formula="of:=[.J95]*[.H95]" office:value-type="currency" office:currency="USD" office:value="0.62" calcext:value-type="currency">
            <text:p>$0.62</text:p>
          </table:table-cell>
          <table:table-cell table:style-name="ce236" table:formula="of:=[.I95]*[.J95]" office:value-type="currency" office:currency="USD" office:value="0.62" calcext:value-type="currency">
            <text:p>$0.62</text:p>
          </table:table-cell>
          <table:table-cell table:style-name="ce72" table:formula="of:=[.K95]*[.M$2]" office:value-type="currency" office:currency="USD" office:value="124" calcext:value-type="currency">
            <text:p>$124.00</text:p>
          </table:table-cell>
          <table:table-cell table:style-name="ce30" table:formula="of:=[.H95]*[.$M$2]+[.I95]*[.$M$1]" office:value-type="float" office:value="500" calcext:value-type="float">
            <text:p>500</text:p>
          </table:table-cell>
          <table:table-cell table:style-name="ce29" office:value-type="float" office:value="540" calcext:value-type="float">
            <text:p>540</text:p>
          </table:table-cell>
          <table:table-cell table:style-name="ce86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WH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96]" office:value-type="float" office:value="4" calcext:value-type="float">
            <text:p>4</text:p>
          </table:table-cell>
          <table:table-cell table:style-name="ce72" office:value-type="currency" office:currency="USD" office:value="0.29" calcext:value-type="currency">
            <text:p>$0.29</text:p>
          </table:table-cell>
          <table:table-cell table:style-name="ce72" table:formula="of:=[.J96]*[.H96]" office:value-type="currency" office:currency="USD" office:value="1.16" calcext:value-type="currency">
            <text:p>$1.16</text:p>
          </table:table-cell>
          <table:table-cell table:style-name="ce236" table:formula="of:=[.I96]*[.J96]" office:value-type="currency" office:currency="USD" office:value="1.16" calcext:value-type="currency">
            <text:p>$1.16</text:p>
          </table:table-cell>
          <table:table-cell table:style-name="ce72" table:formula="of:=[.K96]*[.M$2]" office:value-type="currency" office:currency="USD" office:value="232" calcext:value-type="currency">
            <text:p>$232.00</text:p>
          </table:table-cell>
          <table:table-cell table:style-name="ce30" table:formula="of:=[.H96]*[.$M$2]+[.I96]*[.$M$1]" office:value-type="float" office:value="1000" calcext:value-type="float">
            <text:p>1000</text:p>
          </table:table-cell>
          <table:table-cell table:style-name="ce29" office:value-type="float" office:value="1010" calcext:value-type="float">
            <text:p>1010</text:p>
          </table:table-cell>
          <table:table-cell table:style-name="ce86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BLK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7]" office:value-type="float" office:value="2" calcext:value-type="float">
            <text:p>2</text:p>
          </table:table-cell>
          <table:table-cell table:style-name="ce72" office:value-type="currency" office:currency="USD" office:value="0.39" calcext:value-type="currency">
            <text:p>$0.39</text:p>
          </table:table-cell>
          <table:table-cell table:style-name="ce72" table:formula="of:=[.J97]*[.H97]" office:value-type="currency" office:currency="USD" office:value="0.78" calcext:value-type="currency">
            <text:p>$0.78</text:p>
          </table:table-cell>
          <table:table-cell table:style-name="ce236" table:formula="of:=[.I97]*[.J97]" office:value-type="currency" office:currency="USD" office:value="0.78" calcext:value-type="currency">
            <text:p>$0.78</text:p>
          </table:table-cell>
          <table:table-cell table:style-name="ce72" table:formula="of:=[.K97]*[.M$2]" office:value-type="currency" office:currency="USD" office:value="156" calcext:value-type="currency">
            <text:p>$156.00</text:p>
          </table:table-cell>
          <table:table-cell table:style-name="ce30" table:formula="of:=[.H97]*[.$M$2]+[.I97]*[.$M$1]" office:value-type="float" office:value="500" calcext:value-type="float">
            <text:p>500</text:p>
          </table:table-cell>
          <table:table-cell table:style-name="ce29" office:value-type="float" office:value="540" calcext:value-type="float">
            <text:p>540</text:p>
          </table:table-cell>
          <table:table-cell table:style-name="ce86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ORG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98]" office:value-type="float" office:value="4" calcext:value-type="float">
            <text:p>4</text:p>
          </table:table-cell>
          <table:table-cell table:style-name="ce72" office:value-type="currency" office:currency="USD" office:value="0.23" calcext:value-type="currency">
            <text:p>$0.23</text:p>
          </table:table-cell>
          <table:table-cell table:style-name="ce72" table:formula="of:=[.J98]*[.H98]" office:value-type="currency" office:currency="USD" office:value="0.92" calcext:value-type="currency">
            <text:p>$0.92</text:p>
          </table:table-cell>
          <table:table-cell table:style-name="ce236" table:formula="of:=[.I98]*[.J98]" office:value-type="currency" office:currency="USD" office:value="0.92" calcext:value-type="currency">
            <text:p>$0.92</text:p>
          </table:table-cell>
          <table:table-cell table:style-name="ce72" table:formula="of:=[.K98]*[.M$2]" office:value-type="currency" office:currency="USD" office:value="184" calcext:value-type="currency">
            <text:p>$184.00</text:p>
          </table:table-cell>
          <table:table-cell table:style-name="ce30" table:formula="of:=[.H98]*[.$M$2]+[.I98]*[.$M$1]" office:value-type="float" office:value="1000" calcext:value-type="float">
            <text:p>1000</text:p>
          </table:table-cell>
          <table:table-cell table:style-name="ce29" office:value-type="float" office:value="1010" calcext:value-type="float">
            <text:p>1010</text:p>
          </table:table-cell>
          <table:table-cell table:style-name="ce86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Arduino Mega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Clon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9]" office:value-type="float" office:value="1" calcext:value-type="float">
            <text:p>1</text:p>
          </table:table-cell>
          <table:table-cell table:style-name="ce72" office:value-type="currency" office:currency="USD" office:value="19.99" calcext:value-type="currency">
            <text:p>$19.99</text:p>
          </table:table-cell>
          <table:table-cell table:style-name="ce72" table:formula="of:=[.J99]*[.H99]" office:value-type="currency" office:currency="USD" office:value="19.99" calcext:value-type="currency">
            <text:p>$19.99</text:p>
          </table:table-cell>
          <table:table-cell table:style-name="ce236" table:formula="of:=[.I99]*[.J99]" office:value-type="currency" office:currency="USD" office:value="19.99" calcext:value-type="currency">
            <text:p>$19.99</text:p>
          </table:table-cell>
          <table:table-cell table:style-name="ce72" table:formula="of:=[.K99]*[.M$2]" office:value-type="currency" office:currency="USD" office:value="3998" calcext:value-type="currency">
            <text:p>$3,998.00</text:p>
          </table:table-cell>
          <table:table-cell table:style-name="ce30" table:formula="of:=[.H99]*[.$M$2]+[.I99]*[.$M$1]" office:value-type="float" office:value="250" calcext:value-type="float">
            <text:p>250</text:p>
          </table:table-cell>
          <table:table-cell table:style-name="ce29" office:value-type="float" office:value="101" calcext:value-type="float">
            <text:p>101</text:p>
          </table:table-cell>
          <table:table-cell table:style-name="ce86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6x1 Nut (Battery)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7400A1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18" calcext:value-type="currency">
            <text:p>$0.18</text:p>
          </table:table-cell>
          <table:table-cell table:style-name="ce72" table:formula="of:=[.J100]*[.H100]" office:value-type="currency" office:currency="USD" office:value="1.08" calcext:value-type="currency">
            <text:p>$1.08</text:p>
          </table:table-cell>
          <table:table-cell table:style-name="ce236" table:formula="of:=[.I100]*[.J100]" office:value-type="currency" office:currency="USD" office:value="1.26" calcext:value-type="currency">
            <text:p>$1.26</text:p>
          </table:table-cell>
          <table:table-cell table:style-name="ce72" table:formula="of:=[.K100]*[.M$2]" office:value-type="currency" office:currency="USD" office:value="216" calcext:value-type="currency">
            <text:p>$216.00</text:p>
          </table:table-cell>
          <table:table-cell table:style-name="ce30" table:formula="of:=[.H100]*[.$M$2]+[.I100]*[.$M$1]" office:value-type="float" office:value="1550" calcext:value-type="float">
            <text:p>1550</text:p>
          </table:table-cell>
          <table:table-cell table:style-name="ce29" office:value-type="float" office:value="2400" calcext:value-type="float">
            <text:p>2400</text:p>
          </table:table-cell>
          <table:table-cell table:style-name="ce86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 Washer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8689A11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72" calcext:value-type="currency">
            <text:p>$0.07</text:p>
          </table:table-cell>
          <table:table-cell table:style-name="ce72" table:formula="of:=[.J101]*[.H101]" office:value-type="currency" office:currency="USD" office:value="0.432" calcext:value-type="currency">
            <text:p>$0.43</text:p>
          </table:table-cell>
          <table:table-cell table:style-name="ce236" table:formula="of:=[.I101]*[.J101]" office:value-type="currency" office:currency="USD" office:value="0" calcext:value-type="currency">
            <text:p>$0.00</text:p>
          </table:table-cell>
          <table:table-cell table:style-name="ce72" table:formula="of:=[.K101]*[.M$2]" office:value-type="currency" office:currency="USD" office:value="86.4" calcext:value-type="currency">
            <text:p>$86.40</text:p>
          </table:table-cell>
          <table:table-cell table:style-name="ce30" table:formula="of:=[.H101]*[.$M$2]+[.I101]*[.$M$1]" office:value-type="float" office:value="1200" calcext:value-type="float">
            <text:p>1200</text:p>
          </table:table-cell>
          <table:table-cell table:style-name="ce29" office:value-type="float" office:value="1550" calcext:value-type="float">
            <text:p>1550</text:p>
          </table:table-cell>
          <table:table-cell table:style-name="ce86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x40 Standoff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1.4" calcext:value-type="currency">
            <text:p>$1.40</text:p>
          </table:table-cell>
          <table:table-cell table:style-name="ce72" table:formula="of:=[.J102]*[.H102]" office:value-type="currency" office:currency="USD" office:value="2.8" calcext:value-type="currency">
            <text:p>$2.80</text:p>
          </table:table-cell>
          <table:table-cell table:style-name="ce236" table:formula="of:=[.I102]*[.J102]" office:value-type="currency" office:currency="USD" office:value="0" calcext:value-type="currency">
            <text:p>$0.00</text:p>
          </table:table-cell>
          <table:table-cell table:style-name="ce72" table:formula="of:=[.K102]*[.M$2]" office:value-type="currency" office:currency="USD" office:value="560" calcext:value-type="currency">
            <text:p>$560.00</text:p>
          </table:table-cell>
          <table:table-cell table:style-name="ce30" table:formula="of:=[.H102]*[.$M$2]+[.I102]*[.$M$1]" office:value-type="float" office:value="400" calcext:value-type="float">
            <text:p>400</text:p>
          </table:table-cell>
          <table:table-cell table:style-name="ce29" office:value-type="float" office:value="170" calcext:value-type="float">
            <text:p>170</text:p>
          </table:table-cell>
          <table:table-cell table:style-name="ce86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 Nu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591A16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2" calcext:value-type="currency">
            <text:p>$0.20</text:p>
          </table:table-cell>
          <table:table-cell table:style-name="ce72" table:formula="of:=[.J103]*[.H103]" office:value-type="currency" office:currency="USD" office:value="0.8" calcext:value-type="currency">
            <text:p>$0.80</text:p>
          </table:table-cell>
          <table:table-cell table:style-name="ce236" table:formula="of:=[.I103]*[.J103]" office:value-type="currency" office:currency="USD" office:value="0" calcext:value-type="currency">
            <text:p>$0.00</text:p>
          </table:table-cell>
          <table:table-cell table:style-name="ce72" table:formula="of:=[.K103]*[.M$2]" office:value-type="currency" office:currency="USD" office:value="160" calcext:value-type="currency">
            <text:p>$160.00</text:p>
          </table:table-cell>
          <table:table-cell table:style-name="ce30" table:formula="of:=[.H103]*[.$M$2]+[.I103]*[.$M$1]" office:value-type="float" office:value="800" calcext:value-type="float">
            <text:p>800</text:p>
          </table:table-cell>
          <table:table-cell table:style-name="ce29" office:value-type="float" office:value="1050" calcext:value-type="float">
            <text:p>1050</text:p>
          </table:table-cell>
          <table:table-cell table:style-name="ce86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700" calcext:value-type="float">
            <text:p>7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x12 mm Bol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1280A524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36" calcext:value-type="currency">
            <text:p>$0.36</text:p>
          </table:table-cell>
          <table:table-cell table:style-name="ce72" table:formula="of:=[.J104]*[.H104]" office:value-type="currency" office:currency="USD" office:value="0.72" calcext:value-type="currency">
            <text:p>$0.72</text:p>
          </table:table-cell>
          <table:table-cell table:style-name="ce236" table:formula="of:=[.I104]*[.J104]" office:value-type="currency" office:currency="USD" office:value="0" calcext:value-type="currency">
            <text:p>$0.00</text:p>
          </table:table-cell>
          <table:table-cell table:style-name="ce72" table:formula="of:=[.K104]*[.M$2]" office:value-type="currency" office:currency="USD" office:value="144" calcext:value-type="currency">
            <text:p>$144.00</text:p>
          </table:table-cell>
          <table:table-cell table:style-name="ce30" table:formula="of:=[.H104]*[.$M$2]+[.I104]*[.$M$1]" office:value-type="float" office:value="400" calcext:value-type="float">
            <text:p>4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office:annotation draw:style-name="gr5" draw:text-style-name="P2" svg:width="1.711in" svg:height="0.9701in" svg:x="3.2157in" svg:y="25.337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380A347 (old)</text:p>
            <text:p>90380A348 (new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105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72" table:formula="of:=[.J105]*[.H105]" office:value-type="currency" office:currency="USD" office:value="0.201" calcext:value-type="currency">
            <text:p>$0.20</text:p>
          </table:table-cell>
          <table:table-cell table:style-name="ce236" table:formula="of:=[.I105]*[.J105]" office:value-type="currency" office:currency="USD" office:value="0.201" calcext:value-type="currency">
            <text:p>$0.20</text:p>
          </table:table-cell>
          <table:table-cell table:style-name="ce72" table:formula="of:=[.K105]*[.M$2]" office:value-type="currency" office:currency="USD" office:value="40.2" calcext:value-type="currency">
            <text:p>$40.20</text:p>
          </table:table-cell>
          <table:table-cell table:style-name="ce30" table:formula="of:=[.H105]*[.$M$2]+[.I105]*[.$M$1]" office:value-type="float" office:value="750" calcext:value-type="float">
            <text:p>750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200" calcext:value-type="float">
            <text:p>2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-0.7x10 button head bolt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 office:value-type="string" calcext:value-type="string">
            <text:p>Cover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0.0899" calcext:value-type="currency">
            <text:p>$0.09</text:p>
          </table:table-cell>
          <table:table-cell table:style-name="ce72" table:formula="of:=[.J106]*[.H106]" office:value-type="currency" office:currency="USD" office:value="0.8091" calcext:value-type="currency">
            <text:p>$0.81</text:p>
          </table:table-cell>
          <table:table-cell table:style-name="ce236" table:formula="of:=[.I106]*[.J106]" office:value-type="currency" office:currency="USD" office:value="0.0899" calcext:value-type="currency">
            <text:p>$0.09</text:p>
          </table:table-cell>
          <table:table-cell table:style-name="ce72" table:formula="of:=[.K106]*[.M$2]" office:value-type="currency" office:currency="USD" office:value="161.82" calcext:value-type="currency">
            <text:p>$161.82</text:p>
          </table:table-cell>
          <table:table-cell table:style-name="ce30" table:formula="of:=[.H106]*[.$M$2]+[.I106]*[.$M$1]" office:value-type="float" office:value="1850" calcext:value-type="float">
            <text:p>1850</text:p>
          </table:table-cell>
          <table:table-cell table:style-name="ce29" office:value-type="float" office:value="1500" calcext:value-type="float">
            <text:p>1500</text:p>
          </table:table-cell>
          <table:table-cell table:style-name="ce86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-0.7x25 button head bolt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 office:value-type="string" calcext:value-type="string">
            <text:p>Fans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72" office:value-type="currency" office:currency="USD" office:value="0.1049" calcext:value-type="currency">
            <text:p>$0.10</text:p>
          </table:table-cell>
          <table:table-cell table:style-name="ce72" table:formula="of:=[.J107]*[.H107]" office:value-type="currency" office:currency="USD" office:value="1.2588" calcext:value-type="currency">
            <text:p>$1.26</text:p>
          </table:table-cell>
          <table:table-cell table:style-name="ce236" table:formula="of:=[.I107]*[.J107]" office:value-type="currency" office:currency="USD" office:value="1.6784" calcext:value-type="currency">
            <text:p>$1.68</text:p>
          </table:table-cell>
          <table:table-cell table:style-name="ce72" table:formula="of:=[.K107]*[.M$2]" office:value-type="currency" office:currency="USD" office:value="251.76" calcext:value-type="currency">
            <text:p>$251.76</text:p>
          </table:table-cell>
          <table:table-cell table:style-name="ce30" table:formula="of:=[.H107]*[.$M$2]+[.I107]*[.$M$1]" office:value-type="float" office:value="3200" calcext:value-type="float">
            <text:p>3200</text:p>
          </table:table-cell>
          <table:table-cell table:style-name="ce29" office:value-type="float" office:value="1600" calcext:value-type="float">
            <text:p>1600</text:p>
          </table:table-cell>
          <table:table-cell table:style-name="ce86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washer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3475A230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0" calcext:value-type="float">
            <text:p>20</text:p>
          </table:table-cell>
          <table:table-cell table:style-name="ce72" office:value-type="currency" office:currency="USD" office:value="0.025" calcext:value-type="currency">
            <text:p>$0.03</text:p>
          </table:table-cell>
          <table:table-cell table:style-name="ce72" table:formula="of:=[.J108]*[.H108]" office:value-type="currency" office:currency="USD" office:value="0.3" calcext:value-type="currency">
            <text:p>$0.30</text:p>
          </table:table-cell>
          <table:table-cell table:style-name="ce236" table:formula="of:=[.I108]*[.J108]" office:value-type="currency" office:currency="USD" office:value="0.5" calcext:value-type="currency">
            <text:p>$0.50</text:p>
          </table:table-cell>
          <table:table-cell table:style-name="ce72" table:formula="of:=[.K108]*[.M$2]" office:value-type="currency" office:currency="USD" office:value="60" calcext:value-type="currency">
            <text:p>$60.00</text:p>
          </table:table-cell>
          <table:table-cell table:style-name="ce30" table:formula="of:=[.H108]*[.$M$2]+[.I108]*[.$M$1]" office:value-type="float" office:value="3400" calcext:value-type="float">
            <text:p>3400</text:p>
          </table:table-cell>
          <table:table-cell table:style-name="ce29" office:value-type="float" office:value="3000" calcext:value-type="float">
            <text:p>3000</text:p>
          </table:table-cell>
          <table:table-cell table:style-name="ce86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2000" calcext:value-type="float">
            <text:p>20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washer - captive</text:p>
          </table:table-cell>
          <table:table-cell table:style-name="ce39" office:value-type="string" calcext:value-type="string">
            <text:p>McMaster</text:p>
          </table:table-cell>
          <table:table-cell table:style-name="ce29"/>
          <table:table-cell table:style-name="ce39"/>
          <table:table-cell table:style-name="ce29" table:number-columns-repeated="4"/>
          <table:table-cell table:style-name="ce72" table:number-columns-repeated="2"/>
          <table:table-cell table:style-name="ce236"/>
          <table:table-cell table:style-name="ce72"/>
          <table:table-cell table:style-name="ce30"/>
          <table:table-cell table:style-name="ce29"/>
          <table:table-cell table:style-name="ce86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Plastic M4 Washer (RED)</text:p>
          </table:table-cell>
          <table:table-cell table:style-name="ce39" office:value-type="string" calcext:value-type="string">
            <text:p>Digikey</text:p>
          </table:table-cell>
          <table:table-cell table:style-name="ce224" office:value-type="string" calcext:value-type="string">
            <text:p>RPC3441-ND (obsolete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32" table:formula="of:=[.H110]" office:value-type="float" office:value="12" calcext:value-type="float">
            <text:p>12</text:p>
          </table:table-cell>
          <table:table-cell table:style-name="ce72" office:value-type="currency" office:currency="USD" office:value="0.079" calcext:value-type="currency">
            <text:p>$0.08</text:p>
          </table:table-cell>
          <table:table-cell table:style-name="ce72" table:formula="of:=[.J110]*[.H110]" office:value-type="currency" office:currency="USD" office:value="0.948" calcext:value-type="currency">
            <text:p>$0.95</text:p>
          </table:table-cell>
          <table:table-cell table:style-name="ce236" table:formula="of:=[.I110]*[.J110]" office:value-type="currency" office:currency="USD" office:value="0.948" calcext:value-type="currency">
            <text:p>$0.95</text:p>
          </table:table-cell>
          <table:table-cell table:style-name="ce72" table:formula="of:=[.K110]*[.M$2]" office:value-type="currency" office:currency="USD" office:value="189.6" calcext:value-type="currency">
            <text:p>$189.60</text:p>
          </table:table-cell>
          <table:table-cell table:style-name="ce30" table:formula="of:=[.H110]*[.$M$2]+[.I110]*[.$M$1]" office:value-type="float" office:value="3000" calcext:value-type="float">
            <text:p>3000</text:p>
          </table:table-cell>
          <table:table-cell table:style-name="ce29" office:value-type="float" office:value="6431" calcext:value-type="float">
            <text:p>6431</text:p>
          </table:table-cell>
          <table:table-cell table:style-name="ce86" table:formula="of:=[.O110]*[.J110]" office:value-type="float" office:value="508.049" calcext:value-type="float">
            <text:p>508.05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607" calcext:value-type="float">
            <text:p>2607</text:p>
          </table:table-cell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Lock Nu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576A103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7" calcext:value-type="float">
            <text:p>7</text:p>
          </table:table-cell>
          <table:table-cell table:style-name="ce232" table:formula="of:=[.H111]" office:value-type="float" office:value="7" calcext:value-type="float">
            <text:p>7</text:p>
          </table:table-cell>
          <table:table-cell table:style-name="ce72" office:value-type="currency" office:currency="USD" office:value="0.05" calcext:value-type="currency">
            <text:p>$0.05</text:p>
          </table:table-cell>
          <table:table-cell table:style-name="ce72" table:formula="of:=[.J111]*[.H111]" office:value-type="currency" office:currency="USD" office:value="0.35" calcext:value-type="currency">
            <text:p>$0.35</text:p>
          </table:table-cell>
          <table:table-cell table:style-name="ce236" table:formula="of:=[.I111]*[.J111]" office:value-type="currency" office:currency="USD" office:value="0.35" calcext:value-type="currency">
            <text:p>$0.35</text:p>
          </table:table-cell>
          <table:table-cell table:style-name="ce72" table:formula="of:=[.K111]*[.M$2]" office:value-type="currency" office:currency="USD" office:value="70" calcext:value-type="currency">
            <text:p>$70.00</text:p>
          </table:table-cell>
          <table:table-cell table:style-name="ce30" table:formula="of:=[.H111]*[.$M$2]+[.I111]*[.$M$1]" office:value-type="float" office:value="1750" calcext:value-type="float">
            <text:p>1750</text:p>
          </table:table-cell>
          <table:table-cell table:style-name="ce29" office:value-type="float" office:value="1800" calcext:value-type="float">
            <text:p>1800</text:p>
          </table:table-cell>
          <table:table-cell table:style-name="ce86" table:formula="of:=[.O111]*[.J111]" office:value-type="float" office:value="90" calcext:value-type="float">
            <text:p>90.0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1000" calcext:value-type="float">
            <text:p>10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T-slot Nut</text:p>
          </table:table-cell>
          <table:table-cell table:style-name="ce39" office:value-type="string" calcext:value-type="string">
            <text:p>Fairway Fasteners</text:p>
          </table:table-cell>
          <table:table-cell table:style-name="ce29" office:value-type="string" calcext:value-type="string">
            <text:p>JPPNM0401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14.68/100" office:value-type="currency" office:currency="USD" office:value="0.1468" calcext:value-type="currency">
            <text:p>$0.15</text:p>
          </table:table-cell>
          <table:table-cell table:style-name="ce72" table:formula="of:=[.J112]*[.H112]" office:value-type="currency" office:currency="USD" office:value="0.5872" calcext:value-type="currency">
            <text:p>$0.59</text:p>
          </table:table-cell>
          <table:table-cell table:style-name="ce236" table:formula="of:=[.I112]*[.J112]" office:value-type="currency" office:currency="USD" office:value="0" calcext:value-type="currency">
            <text:p>$0.00</text:p>
          </table:table-cell>
          <table:table-cell table:style-name="ce72" table:formula="of:=[.K112]*[.M$2]" office:value-type="currency" office:currency="USD" office:value="117.44" calcext:value-type="currency">
            <text:p>$117.44</text:p>
          </table:table-cell>
          <table:table-cell table:style-name="ce30" table:formula="of:=[.H112]*[.$M$2]+[.I112]*[.$M$1]" office:value-type="float" office:value="800" calcext:value-type="float">
            <text:p>800</text:p>
          </table:table-cell>
          <table:table-cell table:style-name="ce29" office:value-type="float" office:value="1120" calcext:value-type="float">
            <text:p>1120</text:p>
          </table:table-cell>
          <table:table-cell table:style-name="ce86" table:formula="of:=[.O112]*[.J112]" office:value-type="float" office:value="164.416" calcext:value-type="float">
            <text:p>164.42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table:style-name="ce29" office:value-type="string" calcext:value-type="string">
            <text:p>M4-0.7x25 Cover Switch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952-1543-ND</text:p>
          </table:table-cell>
          <table:table-cell table:style-name="ce39" office:value-type="string" calcext:value-type="string">
            <text:p>25mm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113]" office:value-type="float" office:value="1" calcext:value-type="float">
            <text:p>1</text:p>
          </table:table-cell>
          <table:table-cell table:style-name="ce72" office:value-type="currency" office:currency="USD" office:value="0.51" calcext:value-type="currency">
            <text:p>$0.51</text:p>
          </table:table-cell>
          <table:table-cell table:style-name="ce72" table:formula="of:=[.J113]*[.H113]" office:value-type="currency" office:currency="USD" office:value="0.51" calcext:value-type="currency">
            <text:p>$0.51</text:p>
          </table:table-cell>
          <table:table-cell table:style-name="ce236" table:formula="of:=[.I113]*[.J113]" office:value-type="currency" office:currency="USD" office:value="0.51" calcext:value-type="currency">
            <text:p>$0.51</text:p>
          </table:table-cell>
          <table:table-cell table:style-name="ce72" table:formula="of:=[.K113]*[.M$2]" office:value-type="currency" office:currency="USD" office:value="102" calcext:value-type="currency">
            <text:p>$102.00</text:p>
          </table:table-cell>
          <table:table-cell table:style-name="ce30" table:formula="of:=[.H113]*[.$M$2]+[.I11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13]*[.J113]" office:value-type="float" office:value="127.5" calcext:value-type="float">
            <text:p>127.50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013" calcext:value-type="float">
            <text:p>3013</text:p>
          </table:table-cell>
          <table:table-cell table:style-name="Default"/>
          <table:table-cell table:style-name="ce29" office:value-type="float" office:value="4000" calcext:value-type="float">
            <text:p>4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table:style-name="ce29" office:value-type="string" calcext:value-type="string">
            <text:p>M4-0.7x20 PC Co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952-1542-ND</text:p>
          </table:table-cell>
          <table:table-cell table:style-name="ce39" office:value-type="string" calcext:value-type="string">
            <text:p>20mm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72" office:value-type="currency" office:currency="USD" office:value="0.437" calcext:value-type="currency">
            <text:p>$0.44</text:p>
          </table:table-cell>
          <table:table-cell table:style-name="ce72" table:formula="of:=[.J114]*[.H114]" office:value-type="currency" office:currency="USD" office:value="2.185" calcext:value-type="currency">
            <text:p>$2.19</text:p>
          </table:table-cell>
          <table:table-cell table:style-name="ce236" table:formula="of:=[.I114]*[.J114]" office:value-type="currency" office:currency="USD" office:value="2.185" calcext:value-type="currency">
            <text:p>$2.19</text:p>
          </table:table-cell>
          <table:table-cell table:style-name="ce72" table:formula="of:=[.K114]*[.M$2]" office:value-type="currency" office:currency="USD" office:value="437" calcext:value-type="currency">
            <text:p>$437.00</text:p>
          </table:table-cell>
          <table:table-cell table:style-name="ce30" table:formula="of:=[.H114]*[.$M$2]+[.I114]*[.$M$1]" office:value-type="float" office:value="1250" calcext:value-type="float">
            <text:p>1250</text:p>
          </table:table-cell>
          <table:table-cell table:style-name="ce29" office:value-type="float" office:value="1287" calcext:value-type="float">
            <text:p>1287</text:p>
          </table:table-cell>
          <table:table-cell table:style-name="ce86" table:formula="of:=[.O114]*[.J114]" office:value-type="float" office:value="562.419" calcext:value-type="float">
            <text:p>562.42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1700" calcext:value-type="float">
            <text:p>17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Mechanicals</text:p>
          </table:table-cell>
          <table:table-cell table:style-name="ce29" office:value-type="string" calcext:value-type="string">
            <text:p>Safety Cover</text:p>
          </table:table-cell>
          <table:table-cell table:style-name="ce39" office:value-type="string" calcext:value-type="string">
            <text:p>Hall Precision</text:p>
          </table:table-cell>
          <table:table-cell table:style-name="ce29" office:value-type="string" calcext:value-type="string">
            <text:p>LiBCM-0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115]" office:value-type="float" office:value="1" calcext:value-type="float">
            <text:p>1</text:p>
          </table:table-cell>
          <table:table-cell table:style-name="ce72" office:value-type="currency" office:currency="USD" office:value="26.75" calcext:value-type="currency">
            <text:p>$26.75</text:p>
          </table:table-cell>
          <table:table-cell table:style-name="ce72" table:formula="of:=[.J115]*[.H115]" office:value-type="currency" office:currency="USD" office:value="26.75" calcext:value-type="currency">
            <text:p>$26.75</text:p>
          </table:table-cell>
          <table:table-cell table:style-name="ce236" table:formula="of:=[.I115]*[.J115]" office:value-type="currency" office:currency="USD" office:value="26.75" calcext:value-type="currency">
            <text:p>$26.75</text:p>
          </table:table-cell>
          <table:table-cell table:style-name="ce72" table:formula="of:=[.K115]*[.M$2]" office:value-type="currency" office:currency="USD" office:value="5350" calcext:value-type="currency">
            <text:p>$5,350.00</text:p>
          </table:table-cell>
          <table:table-cell table:style-name="ce30" table:formula="of:=[.H115]*[.$M$2]+[.I115]*[.$M$1]" office:value-type="float" office:value="250" calcext:value-type="float">
            <text:p>250</text:p>
          </table:table-cell>
          <table:table-cell table:style-name="ce29" office:value-type="float" office:value="251" calcext:value-type="float">
            <text:p>251</text:p>
          </table:table-cell>
          <table:table-cell table:style-name="ce86" table:formula="of:=[.O115]*[.J115]" office:value-type="float" office:value="6714.25" calcext:value-type="float">
            <text:p>6714.25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Mechanicals</text:p>
          </table:table-cell>
          <table:table-cell table:style-name="ce29" office:value-type="string" calcext:value-type="string">
            <text:p>Aluminum Plate</text:p>
          </table:table-cell>
          <table:table-cell table:style-name="ce39" office:value-type="string" calcext:value-type="string">
            <text:p>EVS</text:p>
          </table:table-cell>
          <table:table-cell table:style-name="ce29" office:value-type="string" calcext:value-type="string">
            <text:p>JTS-LiBCM-0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9.05" calcext:value-type="currency">
            <text:p>$9.05</text:p>
          </table:table-cell>
          <table:table-cell table:style-name="ce72" table:formula="of:=[.J116]*[.H116]" office:value-type="currency" office:currency="USD" office:value="27.15" calcext:value-type="currency">
            <text:p>$27.15</text:p>
          </table:table-cell>
          <table:table-cell table:style-name="ce236" table:formula="of:=[.I116]*[.J116]" office:value-type="currency" office:currency="USD" office:value="0" calcext:value-type="currency">
            <text:p>$0.00</text:p>
          </table:table-cell>
          <table:table-cell table:style-name="ce72" table:formula="of:=[.K116]*[.M$2]" office:value-type="currency" office:currency="USD" office:value="5430" calcext:value-type="currency">
            <text:p>$5,430.00</text:p>
          </table:table-cell>
          <table:table-cell table:style-name="ce30" table:formula="of:=[.H116]*[.$M$2]+[.I116]*[.$M$1]" office:value-type="float" office:value="600" calcext:value-type="float">
            <text:p>600</text:p>
          </table:table-cell>
          <table:table-cell table:style-name="ce29" office:value-type="float" office:value="752" calcext:value-type="float">
            <text:p>752</text:p>
          </table:table-cell>
          <table:table-cell table:style-name="ce86" table:formula="of:=[.O116]*[.J116]" office:value-type="float" office:value="6805.6" calcext:value-type="float">
            <text:p>6805.6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30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RED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12R-500-ND‎</text:p>
          </table:table-cell>
          <table:table-cell table:style-name="ce39"/>
          <table:table-cell table:style-name="ce29" table:number-columns-repeated="2"/>
          <table:table-cell table:style-name="ce29" office:value-type="float" office:value="2.5" calcext:value-type="float">
            <text:p>2.5</text:p>
          </table:table-cell>
          <table:table-cell table:style-name="ce37" office:value-type="float" office:value="2.5" calcext:value-type="float">
            <text:p>2.5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7]*[.H117]" office:value-type="currency" office:currency="USD" office:value="0.6725" calcext:value-type="currency">
            <text:p>$0.67</text:p>
          </table:table-cell>
          <table:table-cell table:style-name="ce236" table:formula="of:=[.I117]*[.J117]" office:value-type="currency" office:currency="USD" office:value="0.6725" calcext:value-type="currency">
            <text:p>$0.67</text:p>
          </table:table-cell>
          <table:table-cell table:style-name="ce72" table:formula="of:=[.K117]*[.M$2]" office:value-type="currency" office:currency="USD" office:value="134.5" calcext:value-type="currency">
            <text:p>$134.50</text:p>
          </table:table-cell>
          <table:table-cell table:style-name="ce30" table:formula="of:=[.H117]*[.$M$2]+[.I117]*[.$M$1]" office:value-type="float" office:value="625" calcext:value-type="float">
            <text:p>625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3" calcext:value-type="float">
            <text:p>3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BLK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48B-500-ND</text:p>
          </table:table-cell>
          <table:table-cell table:style-name="ce39"/>
          <table:table-cell table:style-name="ce29" table:number-columns-repeated="2"/>
          <table:table-cell table:style-name="ce29" office:value-type="float" office:value="2.5" calcext:value-type="float">
            <text:p>2.5</text:p>
          </table:table-cell>
          <table:table-cell table:style-name="ce37" office:value-type="float" office:value="2.5" calcext:value-type="float">
            <text:p>2.5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8]*[.H118]" office:value-type="currency" office:currency="USD" office:value="0.6725" calcext:value-type="currency">
            <text:p>$0.67</text:p>
          </table:table-cell>
          <table:table-cell table:style-name="ce236" table:formula="of:=[.I118]*[.J118]" office:value-type="currency" office:currency="USD" office:value="0.6725" calcext:value-type="currency">
            <text:p>$0.67</text:p>
          </table:table-cell>
          <table:table-cell table:style-name="ce72" table:formula="of:=[.K118]*[.M$2]" office:value-type="currency" office:currency="USD" office:value="134.5" calcext:value-type="currency">
            <text:p>$134.50</text:p>
          </table:table-cell>
          <table:table-cell table:style-name="ce30" table:formula="of:=[.H118]*[.$M$2]+[.I118]*[.$M$1]" office:value-type="float" office:value="625" calcext:value-type="float">
            <text:p>625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10" calcext:value-type="float">
            <text:p>10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WHT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49W-1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9]*[.H119]" office:value-type="currency" office:currency="USD" office:value="0.269" calcext:value-type="currency">
            <text:p>$0.27</text:p>
          </table:table-cell>
          <table:table-cell table:style-name="ce236" table:formula="of:=[.I119]*[.J119]" office:value-type="currency" office:currency="USD" office:value="0.807" calcext:value-type="currency">
            <text:p>$0.81</text:p>
          </table:table-cell>
          <table:table-cell table:style-name="ce72" table:formula="of:=[.K119]*[.M$2]" office:value-type="currency" office:currency="USD" office:value="53.8" calcext:value-type="currency">
            <text:p>$53.80</text:p>
          </table:table-cell>
          <table:table-cell table:style-name="ce30" table:formula="of:=[.H119]*[.$M$2]+[.I119]*[.$M$1]" office:value-type="float" office:value="350" calcext:value-type="float">
            <text:p>350</text:p>
          </table:table-cell>
          <table:table-cell table:style-name="ce29" office:value-type="float" office:value="300" calcext:value-type="float">
            <text:p>300</text:p>
          </table:table-cell>
          <table:table-cell table:style-name="ce86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float" office:value="50" calcext:value-type="float">
            <text:p>50</text:p>
          </table:table-cell>
          <table:table-cell table:style-name="ce277"/>
          <table:table-cell office:value-type="float" office:value="15" calcext:value-type="float">
            <text:p>15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GRN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57GY-1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20]*[.H120]" office:value-type="currency" office:currency="USD" office:value="0.269" calcext:value-type="currency">
            <text:p>$0.27</text:p>
          </table:table-cell>
          <table:table-cell table:style-name="ce236" table:formula="of:=[.I120]*[.J120]" office:value-type="currency" office:currency="USD" office:value="0.269" calcext:value-type="currency">
            <text:p>$0.27</text:p>
          </table:table-cell>
          <table:table-cell table:style-name="ce72" table:formula="of:=[.K120]*[.M$2]" office:value-type="currency" office:currency="USD" office:value="53.8" calcext:value-type="currency">
            <text:p>$53.80</text:p>
          </table:table-cell>
          <table:table-cell table:style-name="ce30" table:formula="of:=[.H120]*[.$M$2]+[.I120]*[.$M$1]" office:value-type="float" office:value="250" calcext:value-type="float">
            <text:p>250</text:p>
          </table:table-cell>
          <table:table-cell table:style-name="ce29" office:value-type="float" office:value="300" calcext:value-type="float">
            <text:p>300</text:p>
          </table:table-cell>
          <table:table-cell table:style-name="ce86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6" calcext:value-type="float">
            <text:p>6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Power Cord</text:p>
          </table:table-cell>
          <table:table-cell table:style-name="ce29" office:value-type="string" calcext:value-type="string">
            <text:p>Edge Trim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uxcell 1/64:1/16" U channel</text:p>
          </table:table-cell>
          <table:table-cell table:style-name="ce39"/>
          <table:table-cell table:style-name="ce29" table:number-columns-repeated="2"/>
          <table:table-cell table:style-name="ce29" office:value-type="float" office:value="0.36" calcext:value-type="float">
            <office:annotation draw:style-name="gr2" draw:text-style-name="P2" svg:width="1.1413in" svg:height="0.7083in" svg:x="7.1492in" svg:y="28.3563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32" table:formula="of:=[.H121]" office:value-type="float" office:value="0.36" calcext:value-type="float">
            <text:p>0.36</text:p>
          </table:table-cell>
          <table:table-cell table:style-name="ce72" table:formula="of:=12.49/10" office:value-type="currency" office:currency="USD" office:value="1.249" calcext:value-type="currency">
            <text:p>$1.25</text:p>
          </table:table-cell>
          <table:table-cell table:style-name="ce72" table:formula="of:=[.J121]*[.H121]" office:value-type="currency" office:currency="USD" office:value="0.44964" calcext:value-type="currency">
            <text:p>$0.45</text:p>
          </table:table-cell>
          <table:table-cell table:style-name="ce236" table:formula="of:=[.I121]*[.J121]" office:value-type="currency" office:currency="USD" office:value="0.44964" calcext:value-type="currency">
            <text:p>$0.45</text:p>
          </table:table-cell>
          <table:table-cell table:style-name="ce72" table:formula="of:=[.K121]*[.M$2]" office:value-type="currency" office:currency="USD" office:value="89.928" calcext:value-type="currency">
            <text:p>$89.93</text:p>
          </table:table-cell>
          <table:table-cell table:style-name="ce30" table:formula="of:=[.H121]*[.$M$2]+[.I121]*[.$M$1]" office:value-type="float" office:value="90" calcext:value-type="float">
            <text:p>90</text:p>
          </table:table-cell>
          <table:table-cell table:style-name="ce29" office:value-type="float" office:value="90" calcext:value-type="float">
            <text:p>90</text:p>
          </table:table-cell>
          <table:table-cell table:style-name="ce86" table:formula="of:=[.O121]*[.J121]" office:value-type="float" office:value="112.41" calcext:value-type="float">
            <text:p>112.41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LiBCM HV Power</text:p>
          </table:table-cell>
          <table:table-cell table:style-name="ce29" office:value-type="string" calcext:value-type="string">
            <text:p>Ring – LiBCM Pow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11146-ND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0.096" calcext:value-type="currency">
            <text:p>$0.10</text:p>
          </table:table-cell>
          <table:table-cell table:style-name="ce72" table:formula="of:=[.J122]*[.H122]" office:value-type="currency" office:currency="USD" office:value="0.192" calcext:value-type="currency">
            <text:p>$0.19</text:p>
          </table:table-cell>
          <table:table-cell table:style-name="ce236" table:formula="of:=[.I122]*[.J122]" office:value-type="currency" office:currency="USD" office:value="0.192" calcext:value-type="currency">
            <text:p>$0.19</text:p>
          </table:table-cell>
          <table:table-cell table:style-name="ce72" table:formula="of:=[.K122]*[.M$2]" office:value-type="currency" office:currency="USD" office:value="38.4" calcext:value-type="currency">
            <text:p>$38.40</text:p>
          </table:table-cell>
          <table:table-cell table:style-name="ce30" table:formula="of:=[.H122]*[.$M$2]+[.I122]*[.$M$1]" office:value-type="float" office:value="500" calcext:value-type="float">
            <text:p>500</text:p>
          </table:table-cell>
          <table:table-cell table:style-name="ce29" office:value-type="float" office:value="550" calcext:value-type="float">
            <text:p>550</text:p>
          </table:table-cell>
          <table:table-cell table:style-name="ce86" table:formula="of:=[.O122]*[.J122]" office:value-type="float" office:value="52.8" calcext:value-type="float">
            <text:p>52.8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20466" calcext:value-type="float">
            <text:p>20466</text:p>
          </table:table-cell>
          <table:table-cell table:style-name="Default"/>
          <table:table-cell table:style-name="ce29" office:value-type="float" office:value="2600" calcext:value-type="float">
            <text:p>2600</text:p>
          </table:table-cell>
          <table:table-cell table:style-name="ce196" table:number-columns-repeated="44"/>
          <table:table-cell table:number-columns-repeated="959"/>
        </table:table-row>
        <table:table-row table:style-name="ro2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Batteries</text:p>
          </table:table-cell>
          <table:table-cell table:style-name="ce39" office:value-type="string" calcext:value-type="string">
            <text:p>Avnet</text:p>
          </table:table-cell>
          <table:table-cell table:style-name="ce29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72" office:value-type="currency" office:currency="USD" office:value="0.489" calcext:value-type="currency">
            <text:p>$0.49</text:p>
          </table:table-cell>
          <table:table-cell table:style-name="ce72" table:formula="of:=[.J123]*[.H123]" office:value-type="currency" office:currency="USD" office:value="2.934" calcext:value-type="currency">
            <text:p>$2.93</text:p>
          </table:table-cell>
          <table:table-cell table:style-name="ce236" table:formula="of:=[.I123]*[.J123]" office:value-type="currency" office:currency="USD" office:value="4.89" calcext:value-type="currency">
            <text:p>$4.89</text:p>
          </table:table-cell>
          <table:table-cell table:style-name="ce72" table:formula="of:=[.K123]*[.M$2]" office:value-type="currency" office:currency="USD" office:value="586.8" calcext:value-type="currency">
            <text:p>$586.80</text:p>
          </table:table-cell>
          <table:table-cell table:style-name="ce30" table:formula="of:=[.H123]*[.$M$2]+[.I123]*[.$M$1]" office:value-type="float" office:value="1700" calcext:value-type="float">
            <text:p>1700</text:p>
          </table:table-cell>
          <table:table-cell table:style-name="ce29" office:value-type="float" office:value="1660" calcext:value-type="float">
            <text:p>1660</text:p>
          </table:table-cell>
          <table:table-cell table:style-name="ce86" table:formula="of:=[.O123]*[.J123]" office:value-type="float" office:value="811.74" calcext:value-type="float">
            <text:p>811.74</text:p>
          </table:table-cell>
          <table:table-cell table:formula="of:=IF(MAX(0;([.N123]-[.O123]));MAX(0;([.N123]-[.O123]));&quot; &quot;)" office:value-type="float" office:value="40" calcext:value-type="float">
            <text:p>40</text:p>
          </table:table-cell>
          <table:table-cell table:style-name="ce193"/>
          <table:table-cell office:value-type="float" office:value="1060" calcext:value-type="float">
            <text:p>1060</text:p>
          </table:table-cell>
          <table:table-cell table:style-name="Default"/>
          <table:table-cell table:style-name="ce29" office:value-type="float" office:value="14000" calcext:value-type="float">
            <text:p>14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Fuse/Switch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11168-ND (existing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0.552" calcext:value-type="currency">
            <text:p>$0.55</text:p>
          </table:table-cell>
          <table:table-cell table:style-name="ce72" table:formula="of:=[.J124]*[.H124]" office:value-type="currency" office:currency="USD" office:value="1.104" calcext:value-type="currency">
            <text:p>$1.10</text:p>
          </table:table-cell>
          <table:table-cell table:style-name="ce236" table:formula="of:=[.I124]*[.J124]" office:value-type="currency" office:currency="USD" office:value="1.104" calcext:value-type="currency">
            <text:p>$1.10</text:p>
          </table:table-cell>
          <table:table-cell table:style-name="ce72" table:formula="of:=[.K124]*[.M$2]" office:value-type="currency" office:currency="USD" office:value="220.8" calcext:value-type="currency">
            <text:p>$220.80</text:p>
          </table:table-cell>
          <table:table-cell table:style-name="ce30" table:formula="of:=[.H124]*[.$M$2]+[.I124]*[.$M$1]" office:value-type="float" office:value="500" calcext:value-type="float">
            <text:p>5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24]*[.J124]" office:value-type="float" office:value="276" calcext:value-type="float">
            <text:p>276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73" calcext:value-type="float">
            <text:p>473</text:p>
          </table:table-cell>
          <table:table-cell table:style-name="Default"/>
          <table:table-cell table:style-name="ce29" office:value-type="float" office:value="3100" calcext:value-type="float">
            <text:p>31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Relay/HVDC-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1.0744" calcext:value-type="currency">
            <text:p>$1.07</text:p>
          </table:table-cell>
          <table:table-cell table:style-name="ce72" table:formula="of:=[.J125]*[.H125]" office:value-type="currency" office:currency="USD" office:value="2.1488" calcext:value-type="currency">
            <text:p>$2.15</text:p>
          </table:table-cell>
          <table:table-cell table:style-name="ce236" table:formula="of:=[.I125]*[.J125]" office:value-type="currency" office:currency="USD" office:value="2.1488" calcext:value-type="currency">
            <text:p>$2.15</text:p>
          </table:table-cell>
          <table:table-cell table:style-name="ce72" table:formula="of:=[.K125]*[.M$2]" office:value-type="currency" office:currency="USD" office:value="429.76" calcext:value-type="currency">
            <text:p>$429.76</text:p>
          </table:table-cell>
          <table:table-cell table:style-name="ce30" table:formula="of:=[.H125]*[.$M$2]+[.I125]*[.$M$1]" office:value-type="float" office:value="500" calcext:value-type="float">
            <text:p>500</text:p>
          </table:table-cell>
          <table:table-cell table:style-name="ce29" office:value-type="float" office:value="710" calcext:value-type="float">
            <text:p>710</text:p>
          </table:table-cell>
          <table:table-cell table:style-name="ce86" table:formula="of:=[.O125]*[.J125]" office:value-type="float" office:value="762.824" calcext:value-type="float">
            <text:p>762.82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2771" calcext:value-type="float">
            <text:p>32771</text:p>
          </table:table-cell>
          <table:table-cell table:style-name="Default"/>
          <table:table-cell table:style-name="ce29" office:value-type="float" office:value="10800" calcext:value-type="float">
            <text:p>108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05" office:value-type="string" calcext:value-type="string">
            <text:p>Current Cables</text:p>
          </table:table-cell>
          <table:table-cell table:style-name="ce208" office:value-type="string" calcext:value-type="string">
            <office:annotation draw:style-name="gr2" draw:text-style-name="P2" svg:width="1.1413in" svg:height="0.7083in" svg:x="3.2157in" svg:y="30.056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7" office:value-type="string" calcext:value-type="string">
            <text:p>electriduct.com</text:p>
          </table:table-cell>
          <table:table-cell table:style-name="ce208" office:value-type="string" calcext:value-type="string">
            <text:p>WL-PP-NS-050</text:p>
          </table:table-cell>
          <table:table-cell table:style-name="ce217"/>
          <table:table-cell table:style-name="ce208"/>
          <table:table-cell table:style-name="ce208" office:value-type="string" calcext:value-type="string">
            <text:p>hand</text:p>
          </table:table-cell>
          <table:table-cell table:style-name="ce208" office:value-type="float" office:value="0" calcext:value-type="float">
            <office:annotation draw:style-name="gr2" draw:text-style-name="P2" svg:width="1.1413in" svg:height="0.7083in" svg:x="7.1492in" svg:y="30.024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48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038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8" table:formula="of:=[.J126]*[.H126]" office:value-type="currency" office:currency="USD" office:value="0" calcext:value-type="currency">
            <text:p>$0.00</text:p>
          </table:table-cell>
          <table:table-cell table:style-name="ce236" table:formula="of:=[.I126]*[.J126]" office:value-type="currency" office:currency="USD" office:value="0" calcext:value-type="currency">
            <text:p>$0.00</text:p>
          </table:table-cell>
          <table:table-cell table:style-name="ce248" table:formula="of:=[.K126]*[.M$2]" office:value-type="currency" office:currency="USD" office:value="0" calcext:value-type="currency">
            <text:p>$0.00</text:p>
          </table:table-cell>
          <table:table-cell table:style-name="ce30" table:formula="of:=[.H126]*[.$M$2]+[.I126]*[.$M$1]" office:value-type="float" office:value="0" calcext:value-type="float">
            <text:p>0</text:p>
          </table:table-cell>
          <table:table-cell table:style-name="ce208" office:value-type="float" office:value="400" calcext:value-type="float">
            <text:p>400</text:p>
          </table:table-cell>
          <table:table-cell table:style-name="ce266" table:formula="of:=[.O126]*[.J126]" office:value-type="float" office:value="135.96" calcext:value-type="float">
            <text:p>135.96</text:p>
          </table:table-cell>
          <table:table-cell table:style-name="ce273" table:formula="of:=IF(MAX(0;([.N126]-[.O126]));MAX(0;([.N126]-[.O126]));&quot; &quot;)" office:value-type="string" office:string-value=" " calcext:value-type="string">
            <text:p><text:s/></text:p>
          </table:table-cell>
          <table:table-cell/>
          <table:table-cell table:style-name="ce208"/>
          <table:table-cell table:style-name="ce29"/>
          <table:table-cell table:style-name="ce208" table:number-columns-repeated="1004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3/8" Conduit (non-slit)</text:p>
          </table:table-cell>
          <table:table-cell table:style-name="ce39" office:value-type="string" calcext:value-type="string">
            <text:p>electriduct.com</text:p>
          </table:table-cell>
          <table:table-cell table:style-name="ce29" office:value-type="string" calcext:value-type="string">
            <text:p>WL-PP-NS-0375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office:annotation draw:style-name="gr2" draw:text-style-name="P2" svg:width="1.1413in" svg:height="0.7083in" svg:x="7.1492in" svg:y="30.216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72" table:formula="of:=15/50" office:value-type="currency" office:currency="USD" office:value="0.3" calcext:value-type="currency">
            <office:annotation draw:style-name="gr2" draw:text-style-name="P2" svg:width="1.1413in" svg:height="0.7083in" svg:x="8.3472in" svg:y="30.216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72" table:formula="of:=[.J127]*[.H127]" office:value-type="currency" office:currency="USD" office:value="1.8" calcext:value-type="currency">
            <text:p>$1.80</text:p>
          </table:table-cell>
          <table:table-cell table:style-name="ce236" table:formula="of:=[.I127]*[.J127]" office:value-type="currency" office:currency="USD" office:value="3" calcext:value-type="currency">
            <text:p>$3.00</text:p>
          </table:table-cell>
          <table:table-cell table:style-name="ce72" table:formula="of:=[.K127]*[.M$2]" office:value-type="currency" office:currency="USD" office:value="360" calcext:value-type="currency">
            <text:p>$360.00</text:p>
          </table:table-cell>
          <table:table-cell table:style-name="ce30" table:formula="of:=[.H127]*[.$M$2]+[.I127]*[.$M$1]" office:value-type="float" office:value="1700" calcext:value-type="float">
            <text:p>1700</text:p>
          </table:table-cell>
          <table:table-cell table:style-name="ce29" office:value-type="float" office:value="1100" calcext:value-type="float">
            <text:p>1100</text:p>
          </table:table-cell>
          <table:table-cell table:style-name="ce86" table:formula="of:=[.O127]*[.J127]" office:value-type="float" office:value="330" calcext:value-type="float">
            <text:p>330.00</text:p>
          </table:table-cell>
          <table:table-cell table:formula="of:=IF(MAX(0;([.N127]-[.O127]));MAX(0;([.N127]-[.O127]));&quot; &quot;)" office:value-type="float" office:value="600" calcext:value-type="float">
            <text:p>600</text:p>
          </table:table-cell>
          <table:table-cell table:number-columns-repeated="2"/>
          <table:table-cell table:style-name="ce29" table:number-columns-repeated="46"/>
          <table:table-cell table:number-columns-repeated="959"/>
        </table:table-row>
        <table:table-row table:style-name="ro4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Current Cables 4AWG</text:p>
          </table:table-cell>
          <table:table-cell table:style-name="ce39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29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39" office:value-type="string" calcext:value-type="string">
            <text:p>4 AW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7.5" calcext:value-type="float">
            <office:annotation draw:style-name="gr2" draw:text-style-name="P2" svg:width="1.1413in" svg:height="0.7083in" svg:x="7.1492in" svg:y="30.394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29" office:value-type="float" office:value="10.1" calcext:value-type="float">
            <text:p>10.1</text:p>
          </table:table-cell>
          <table:table-cell table:style-name="ce72" office:value-type="currency" office:currency="USD" office:value="1.23" calcext:value-type="currency">
            <office:annotation draw:style-name="gr2" draw:text-style-name="P2" svg:width="1.1413in" svg:height="0.7083in" svg:x="8.3472in" svg:y="30.394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72" table:formula="of:=[.J128]*[.H128]" office:value-type="currency" office:currency="USD" office:value="9.225" calcext:value-type="currency">
            <text:p>$9.23</text:p>
          </table:table-cell>
          <table:table-cell table:style-name="ce236" table:formula="of:=[.I128]*[.J128]" office:value-type="currency" office:currency="USD" office:value="12.423" calcext:value-type="currency">
            <text:p>$12.42</text:p>
          </table:table-cell>
          <table:table-cell table:style-name="ce72" table:formula="of:=[.K128]*[.M$2]" office:value-type="currency" office:currency="USD" office:value="1845" calcext:value-type="currency">
            <text:p>$1,845.00</text:p>
          </table:table-cell>
          <table:table-cell table:style-name="ce30" table:formula="of:=[.H128]*[.$M$2]+[.I128]*[.$M$1]" office:value-type="float" office:value="2005" calcext:value-type="float">
            <text:p>2005</text:p>
          </table:table-cell>
          <table:table-cell table:style-name="ce29" office:value-type="float" office:value="1504" calcext:value-type="float">
            <text:p>1504</text:p>
          </table:table-cell>
          <table:table-cell table:style-name="ce86" table:formula="of:=[.O128]*[.J128]" office:value-type="float" office:value="1849.92" calcext:value-type="float">
            <text:p>1849.92</text:p>
          </table:table-cell>
          <table:table-cell table:formula="of:=IF(MAX(0;([.N128]-[.O128]));MAX(0;([.N128]-[.O128]));&quot; &quot;)" office:value-type="float" office:value="501" calcext:value-type="float">
            <text:p>501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Heat Shrink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½" heat shrink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7" calcext:value-type="currency">
            <text:p>$0.07</text:p>
          </table:table-cell>
          <table:table-cell table:style-name="ce72" table:formula="of:=[.J129]*[.H129]" office:value-type="currency" office:currency="USD" office:value="0.07" calcext:value-type="currency">
            <text:p>$0.07</text:p>
          </table:table-cell>
          <table:table-cell table:style-name="ce236" table:formula="of:=[.I129]*[.J129]" office:value-type="currency" office:currency="USD" office:value="0" calcext:value-type="currency">
            <text:p>$0.00</text:p>
          </table:table-cell>
          <table:table-cell table:style-name="ce72" table:formula="of:=[.K129]*[.M$2]" office:value-type="currency" office:currency="USD" office:value="14" calcext:value-type="currency">
            <text:p>$14.00</text:p>
          </table:table-cell>
          <table:table-cell table:style-name="ce30" table:formula="of:=[.H129]*[.$M$2]+[.I129]*[.$M$1]" office:value-type="float" office:value="200" calcext:value-type="float">
            <text:p>2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29]*[.J129]" office:value-type="float" office:value="35" calcext:value-type="float">
            <text:p>35.00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9" office:value-type="string" calcext:value-type="string">
            <text:p>Flat head screwdriver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.0 mm flat hea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30]" office:value-type="float" office:value="1" calcext:value-type="float">
            <text:p>1</text:p>
          </table:table-cell>
          <table:table-cell table:style-name="ce72" table:formula="of:=16.99/50" office:value-type="currency" office:currency="USD" office:value="0.3398" calcext:value-type="currency">
            <text:p>$0.34</text:p>
          </table:table-cell>
          <table:table-cell table:style-name="ce72" table:formula="of:=[.J130]*[.H130]" office:value-type="currency" office:currency="USD" office:value="0.3398" calcext:value-type="currency">
            <text:p>$0.34</text:p>
          </table:table-cell>
          <table:table-cell table:style-name="ce236" table:formula="of:=[.I130]*[.J130]" office:value-type="currency" office:currency="USD" office:value="0.3398" calcext:value-type="currency">
            <text:p>$0.34</text:p>
          </table:table-cell>
          <table:table-cell table:style-name="ce72" table:formula="of:=[.K130]*[.M$2]" office:value-type="currency" office:currency="USD" office:value="67.96" calcext:value-type="currency">
            <text:p>$67.96</text:p>
          </table:table-cell>
          <table:table-cell table:style-name="ce30" table:formula="of:=[.H130]*[.$M$2]+[.I130]*[.$M$1]" office:value-type="float" office:value="250" calcext:value-type="float">
            <text:p>25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30]*[.J130]" office:value-type="float" office:value="50.97" calcext:value-type="float">
            <text:p>50.97</text:p>
          </table:table-cell>
          <table:table-cell table:formula="of:=IF(MAX(0;([.N130]-[.O130]));MAX(0;([.N130]-[.O130]));&quot; &quot;)" office:value-type="float" office:value="100" calcext:value-type="float">
            <text:p>1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9" office:value-type="string" calcext:value-type="string">
            <text:p>Allen Wrench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.5 mm L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31]" office:value-type="float" office:value="1" calcext:value-type="float">
            <text:p>1</text:p>
          </table:table-cell>
          <table:table-cell table:style-name="ce72" office:value-type="currency" office:currency="USD" office:value="0.35" calcext:value-type="currency">
            <text:p>$0.35</text:p>
          </table:table-cell>
          <table:table-cell table:style-name="ce72" table:formula="of:=[.J131]*[.H131]" office:value-type="currency" office:currency="USD" office:value="0.35" calcext:value-type="currency">
            <text:p>$0.35</text:p>
          </table:table-cell>
          <table:table-cell table:style-name="ce236" table:formula="of:=[.I131]*[.J131]" office:value-type="currency" office:currency="USD" office:value="0.35" calcext:value-type="currency">
            <text:p>$0.35</text:p>
          </table:table-cell>
          <table:table-cell table:style-name="ce72" table:formula="of:=[.K131]*[.M$2]" office:value-type="currency" office:currency="USD" office:value="70" calcext:value-type="currency">
            <text:p>$70.00</text:p>
          </table:table-cell>
          <table:table-cell table:style-name="ce30" table:formula="of:=[.H131]*[.$M$2]+[.I131]*[.$M$1]" office:value-type="float" office:value="250" calcext:value-type="float">
            <text:p>250</text:p>
          </table:table-cell>
          <table:table-cell table:style-name="ce29" office:value-type="float" office:value="240" calcext:value-type="float">
            <text:p>240</text:p>
          </table:table-cell>
          <table:table-cell table:style-name="ce86" table:formula="of:=[.O131]*[.J131]" office:value-type="float" office:value="84" calcext:value-type="float">
            <text:p>84.00</text:p>
          </table:table-cell>
          <table:table-cell table:formula="of:=IF(MAX(0;([.N131]-[.O131]));MAX(0;([.N131]-[.O131]));&quot; &quot;)" office:value-type="float" office:value="10" calcext:value-type="float">
            <text:p>1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8S Connector (Honda)</text:p>
          </table:table-cell>
          <table:table-cell table:style-name="ce39" office:value-type="string" calcext:value-type="string">
            <text:p>yghaidie.com</text:p>
          </table:table-cell>
          <table:table-cell table:style-name="ce29" office:value-type="string" calcext:value-type="string">
            <office:annotation draw:style-name="gr6" draw:text-style-name="P2" svg:width="1.1413in" svg:height="1.4787in" svg:x="6.0594in" svg:y="31.7346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.12" office:value-type="currency" office:currency="USD" office:value="2.12" calcext:value-type="currency">
            <text:p>$2.12</text:p>
          </table:table-cell>
          <table:table-cell table:style-name="ce72" table:formula="of:=[.J132]*[.H132]" office:value-type="currency" office:currency="USD" office:value="4.24" calcext:value-type="currency">
            <text:p>$4.24</text:p>
          </table:table-cell>
          <table:table-cell table:style-name="ce236" table:formula="of:=[.I132]*[.J132]" office:value-type="currency" office:currency="USD" office:value="0" calcext:value-type="currency">
            <text:p>$0.00</text:p>
          </table:table-cell>
          <table:table-cell table:style-name="ce72" table:formula="of:=[.K132]*[.M$2]" office:value-type="currency" office:currency="USD" office:value="848" calcext:value-type="currency">
            <text:p>$848.00</text:p>
          </table:table-cell>
          <table:table-cell table:style-name="ce30" table:formula="of:=[.H132]*[.$M$2]+[.I132]*[.$M$1]" office:value-type="float" office:value="400" calcext:value-type="float">
            <text:p>4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32]*[.J132]" office:value-type="float" office:value="1060" calcext:value-type="float">
            <text:p>1060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2S Connector (Honda)</text:p>
          </table:table-cell>
          <table:table-cell table:style-name="ce39" office:value-type="string" calcext:value-type="string">
            <text:p>yghaidie.com</text:p>
          </table:table-cell>
          <table:table-cell table:style-name="ce29" office:value-type="string" calcext:value-type="string">
            <office:annotation draw:style-name="gr7" draw:text-style-name="P2" svg:width="1.1413in" svg:height="1.3232in" svg:x="6.0594in" svg:y="31.911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.26" office:value-type="currency" office:currency="USD" office:value="2.26" calcext:value-type="currency">
            <text:p>$2.26</text:p>
          </table:table-cell>
          <table:table-cell table:style-name="ce72" table:formula="of:=[.J133]*[.H133]" office:value-type="currency" office:currency="USD" office:value="2.26" calcext:value-type="currency">
            <text:p>$2.26</text:p>
          </table:table-cell>
          <table:table-cell table:style-name="ce236" table:formula="of:=[.I133]*[.J133]" office:value-type="currency" office:currency="USD" office:value="0" calcext:value-type="currency">
            <text:p>$0.00</text:p>
          </table:table-cell>
          <table:table-cell table:style-name="ce72" table:formula="of:=[.K133]*[.M$2]" office:value-type="currency" office:currency="USD" office:value="452" calcext:value-type="currency">
            <text:p>$452.00</text:p>
          </table:table-cell>
          <table:table-cell table:style-name="ce30" table:formula="of:=[.H133]*[.$M$2]+[.I133]*[.$M$1]" office:value-type="float" office:value="200" calcext:value-type="float">
            <text:p>200</text:p>
          </table:table-cell>
          <table:table-cell table:style-name="ce29" office:value-type="float" office:value="450" calcext:value-type="float">
            <text:p>450</text:p>
          </table:table-cell>
          <table:table-cell table:style-name="ce86" table:formula="of:=[.O133]*[.J133]" office:value-type="float" office:value="1017" calcext:value-type="float">
            <text:p>1017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20P Ribbon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32.0972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office:annotation draw:style-name="gr2" draw:text-style-name="P2" svg:width="1.1413in" svg:height="0.7083in" svg:x="7.1492in" svg:y="32.0972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33.27/25" office:value-type="currency" office:currency="USD" office:value="1.3308" calcext:value-type="currency">
            <text:p>$1.33</text:p>
          </table:table-cell>
          <table:table-cell table:style-name="ce72" table:formula="of:=[.J134]*[.H134]" office:value-type="currency" office:currency="USD" office:value="1.3308" calcext:value-type="currency">
            <text:p>$1.33</text:p>
          </table:table-cell>
          <table:table-cell table:style-name="ce236" table:formula="of:=[.I134]*[.J134]" office:value-type="currency" office:currency="USD" office:value="2.6616" calcext:value-type="currency">
            <text:p>$2.66</text:p>
          </table:table-cell>
          <table:table-cell table:style-name="ce72" table:formula="of:=[.K134]*[.M$2]" office:value-type="currency" office:currency="USD" office:value="266.16" calcext:value-type="currency">
            <text:p>$266.16</text:p>
          </table:table-cell>
          <table:table-cell table:style-name="ce30" table:formula="of:=[.H134]*[.$M$2]+[.I134]*[.$M$1]" office:value-type="float" office:value="300" calcext:value-type="float">
            <text:p>300</text:p>
          </table:table-cell>
          <table:table-cell table:style-name="ce29" office:value-type="float" office:value="350" calcext:value-type="float">
            <text:p>350</text:p>
          </table:table-cell>
          <table:table-cell table:style-name="ce86" table:formula="of:=[.O134]*[.J134]" office:value-type="float" office:value="465.78" calcext:value-type="float">
            <text:p>465.78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" calcext:value-type="float">
            <text:p>2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4P Ribbon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MC14M-25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4.71/25" office:value-type="currency" office:currency="USD" office:value="0.9884" calcext:value-type="currency">
            <text:p>$0.99</text:p>
          </table:table-cell>
          <table:table-cell table:style-name="ce72" table:formula="of:=[.J135]*[.H135]" office:value-type="currency" office:currency="USD" office:value="0.4942" calcext:value-type="currency">
            <text:p>$0.49</text:p>
          </table:table-cell>
          <table:table-cell table:style-name="ce236" table:formula="of:=[.I135]*[.J135]" office:value-type="currency" office:currency="USD" office:value="0" calcext:value-type="currency">
            <text:p>$0.00</text:p>
          </table:table-cell>
          <table:table-cell table:style-name="ce72" table:formula="of:=[.K135]*[.M$2]" office:value-type="currency" office:currency="USD" office:value="98.84" calcext:value-type="currency">
            <text:p>$98.84</text:p>
          </table:table-cell>
          <table:table-cell table:style-name="ce30" table:formula="of:=[.H135]*[.$M$2]+[.I135]*[.$M$1]" office:value-type="float" office:value="100" calcext:value-type="float">
            <text:p>10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35]*[.J135]" office:value-type="float" office:value="148.26" calcext:value-type="float">
            <text:p>148.26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" calcext:value-type="float">
            <text:p>3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20P Ribbon Connec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136]" office:value-type="float" office:value="2" calcext:value-type="float">
            <text:p>2</text:p>
          </table:table-cell>
          <table:table-cell table:style-name="ce72" office:value-type="currency" office:currency="USD" office:value="0.66" calcext:value-type="currency">
            <text:p>$0.66</text:p>
          </table:table-cell>
          <table:table-cell table:style-name="ce72" table:formula="of:=[.J136]*[.H136]" office:value-type="currency" office:currency="USD" office:value="1.32" calcext:value-type="currency">
            <text:p>$1.32</text:p>
          </table:table-cell>
          <table:table-cell table:style-name="ce236" table:formula="of:=[.I136]*[.J136]" office:value-type="currency" office:currency="USD" office:value="1.32" calcext:value-type="currency">
            <text:p>$1.32</text:p>
          </table:table-cell>
          <table:table-cell table:style-name="ce72" table:formula="of:=[.K136]*[.M$2]" office:value-type="currency" office:currency="USD" office:value="264" calcext:value-type="currency">
            <text:p>$264.00</text:p>
          </table:table-cell>
          <table:table-cell table:style-name="ce30" table:formula="of:=[.H136]*[.$M$2]+[.I136]*[.$M$1]" office:value-type="float" office:value="500" calcext:value-type="float">
            <text:p>500</text:p>
          </table:table-cell>
          <table:table-cell table:style-name="ce29" office:value-type="float" office:value="550" calcext:value-type="float">
            <text:p>550</text:p>
          </table:table-cell>
          <table:table-cell table:style-name="ce86" table:formula="of:=[.O136]*[.J136]" office:value-type="float" office:value="363" calcext:value-type="float">
            <text:p>363.00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465" calcext:value-type="float">
            <text:p>4465</text:p>
          </table:table-cell>
          <table:table-cell table:style-name="Default"/>
          <table:table-cell table:style-name="ce29" office:value-type="float" office:value="15968" calcext:value-type="float">
            <text:p>15968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4P Ribbon Connec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662" calcext:value-type="currency">
            <text:p>$0.66</text:p>
          </table:table-cell>
          <table:table-cell table:style-name="ce72" table:formula="of:=[.J137]*[.H137]" office:value-type="currency" office:currency="USD" office:value="0.662" calcext:value-type="currency">
            <text:p>$0.66</text:p>
          </table:table-cell>
          <table:table-cell table:style-name="ce236" table:formula="of:=[.I137]*[.J137]" office:value-type="currency" office:currency="USD" office:value="4.634" calcext:value-type="currency">
            <text:p>$4.63</text:p>
          </table:table-cell>
          <table:table-cell table:style-name="ce72" table:formula="of:=[.K137]*[.M$2]" office:value-type="currency" office:currency="USD" office:value="132.4" calcext:value-type="currency">
            <text:p>$132.40</text:p>
          </table:table-cell>
          <table:table-cell table:style-name="ce30" table:formula="of:=[.H137]*[.$M$2]+[.I137]*[.$M$1]" office:value-type="float" office:value="550" calcext:value-type="float">
            <text:p>550</text:p>
          </table:table-cell>
          <table:table-cell table:style-name="ce29" office:value-type="float" office:value="320" calcext:value-type="float">
            <text:p>320</text:p>
          </table:table-cell>
          <table:table-cell table:style-name="ce86" table:formula="of:=[.O137]*[.J137]" office:value-type="float" office:value="211.84" calcext:value-type="float">
            <text:p>211.84</text:p>
          </table:table-cell>
          <table:table-cell table:formula="of:=IF(MAX(0;([.N137]-[.O137]));MAX(0;([.N137]-[.O137]));&quot; &quot;)" office:value-type="float" office:value="230" calcext:value-type="float">
            <text:p>230</text:p>
          </table:table-cell>
          <table:table-cell table:style-name="ce193"/>
          <table:table-cell office:value-type="float" office:value="143" calcext:value-type="float">
            <text:p>143</text:p>
          </table:table-cell>
          <table:table-cell table:style-name="Default"/>
          <table:table-cell table:style-name="ce29" office:value-type="float" office:value="326" calcext:value-type="float">
            <text:p>326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Ribbon Cable Sleeving</text:p>
          </table:table-cell>
          <table:table-cell table:style-name="ce39" office:value-type="string" calcext:value-type="string">
            <text:p>Cabletiesandmore</text:p>
          </table:table-cell>
          <table:table-cell table:style-name="ce29" office:value-type="string" calcext:value-type="string">
            <text:p>F6Z1.00-50 (TechFlex F6 Flat 1"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0.4" calcext:value-type="float">
            <office:annotation draw:style-name="gr2" draw:text-style-name="P2" svg:width="1.1413in" svg:height="0.7083in" svg:x="7.1492in" svg:y="33.444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29" office:value-type="float" office:value="1" calcext:value-type="float">
            <text:p>1</text:p>
          </table:table-cell>
          <table:table-cell table:style-name="ce72" table:formula="of:=1.31" office:value-type="currency" office:currency="USD" office:value="1.31" calcext:value-type="currency">
            <text:p>$1.31</text:p>
          </table:table-cell>
          <table:table-cell table:style-name="ce72" table:formula="of:=[.J138]*[.H138]" office:value-type="currency" office:currency="USD" office:value="0.524" calcext:value-type="currency">
            <text:p>$0.52</text:p>
          </table:table-cell>
          <table:table-cell table:style-name="ce236" table:formula="of:=[.I138]*[.J138]" office:value-type="currency" office:currency="USD" office:value="1.31" calcext:value-type="currency">
            <text:p>$1.31</text:p>
          </table:table-cell>
          <table:table-cell table:style-name="ce72" table:formula="of:=[.K138]*[.M$2]" office:value-type="currency" office:currency="USD" office:value="104.8" calcext:value-type="currency">
            <text:p>$104.80</text:p>
          </table:table-cell>
          <table:table-cell table:style-name="ce30" table:formula="of:=[.H138]*[.$M$2]+[.I138]*[.$M$1]" office:value-type="float" office:value="130" calcext:value-type="float">
            <text:p>13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38]*[.J138]" office:value-type="float" office:value="131" calcext:value-type="float">
            <text:p>131.00</text:p>
          </table:table-cell>
          <table:table-cell table:formula="of:=IF(MAX(0;([.N138]-[.O138]));MAX(0;([.N138]-[.O138]));&quot; &quot;)" office:value-type="float" office:value="30" calcext:value-type="float">
            <text:p>3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V Cables</text:p>
          </table:table-cell>
          <table:table-cell table:style-name="ce29" office:value-type="string" calcext:value-type="string">
            <text:p>Screw terminal ferrules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0 AWG insulate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72" office:value-type="currency" office:currency="USD" office:value="0.017" calcext:value-type="currency">
            <text:p>$0.02</text:p>
          </table:table-cell>
          <table:table-cell table:style-name="ce72" table:formula="of:=[.J139]*[.H139]" office:value-type="currency" office:currency="USD" office:value="0.102" calcext:value-type="currency">
            <text:p>$0.10</text:p>
          </table:table-cell>
          <table:table-cell table:style-name="ce236" table:formula="of:=[.I139]*[.J139]" office:value-type="currency" office:currency="USD" office:value="0.102" calcext:value-type="currency">
            <text:p>$0.10</text:p>
          </table:table-cell>
          <table:table-cell table:style-name="ce72" table:formula="of:=[.K139]*[.M$2]" office:value-type="currency" office:currency="USD" office:value="20.4" calcext:value-type="currency">
            <text:p>$20.40</text:p>
          </table:table-cell>
          <table:table-cell table:style-name="ce30" table:formula="of:=[.H139]*[.$M$2]+[.I139]*[.$M$1]" office:value-type="float" office:value="1500" calcext:value-type="float">
            <text:p>15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86" table:formula="of:=[.O139]*[.J139]" office:value-type="float" office:value="25.5" calcext:value-type="float">
            <text:p>25.5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8S ferrule (large pins)</text:p>
          </table:table-cell>
          <table:table-cell table:style-name="ce39" office:value-type="string" calcext:value-type="string">
            <text:p>Digikey</text:p>
            <text:p>Digikey</text:p>
            <text:p>Amazon</text:p>
          </table:table-cell>
          <table:table-cell table:style-name="ce29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44" calcext:value-type="currency">
            <text:p>$0.04</text:p>
          </table:table-cell>
          <table:table-cell table:style-name="ce72" table:formula="of:=[.J140]*[.H140]" office:value-type="currency" office:currency="USD" office:value="0.088" calcext:value-type="currency">
            <text:p>$0.09</text:p>
          </table:table-cell>
          <table:table-cell table:style-name="ce236" table:formula="of:=[.I140]*[.J140]" office:value-type="currency" office:currency="USD" office:value="0" calcext:value-type="currency">
            <text:p>$0.00</text:p>
          </table:table-cell>
          <table:table-cell table:style-name="ce72" table:formula="of:=[.K140]*[.M$2]" office:value-type="currency" office:currency="USD" office:value="17.6" calcext:value-type="currency">
            <text:p>$17.60</text:p>
          </table:table-cell>
          <table:table-cell table:style-name="ce30" table:formula="of:=[.H140]*[.$M$2]+[.I140]*[.$M$1]" office:value-type="float" office:value="400" calcext:value-type="float">
            <text:p>400</text:p>
          </table:table-cell>
          <table:table-cell table:style-name="ce29" office:value-type="float" office:value="1200" calcext:value-type="float">
            <text:p>1200</text:p>
          </table:table-cell>
          <table:table-cell table:style-name="ce86" table:formula="of:=[.O140]*[.J140]" office:value-type="float" office:value="52.8" calcext:value-type="float">
            <text:p>52.8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897" calcext:value-type="float">
            <text:p>3897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LCD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4x20 with I2C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41]" office:value-type="float" office:value="1" calcext:value-type="float">
            <text:p>1</text:p>
          </table:table-cell>
          <table:table-cell table:style-name="ce72" office:value-type="currency" office:currency="USD" office:value="7.1" calcext:value-type="currency">
            <text:p>$7.10</text:p>
          </table:table-cell>
          <table:table-cell table:style-name="ce72" table:formula="of:=[.J141]*[.H141]" office:value-type="currency" office:currency="USD" office:value="7.1" calcext:value-type="currency">
            <text:p>$7.10</text:p>
          </table:table-cell>
          <table:table-cell table:style-name="ce236" table:formula="of:=[.I141]*[.J141]" office:value-type="currency" office:currency="USD" office:value="7.1" calcext:value-type="currency">
            <text:p>$7.10</text:p>
          </table:table-cell>
          <table:table-cell table:style-name="ce72" table:formula="of:=[.K141]*[.M$2]" office:value-type="currency" office:currency="USD" office:value="1420" calcext:value-type="currency">
            <text:p>$1,420.00</text:p>
          </table:table-cell>
          <table:table-cell table:style-name="ce30" table:formula="of:=[.H141]*[.$M$2]+[.I141]*[.$M$1]" office:value-type="float" office:value="250" calcext:value-type="float">
            <text:p>250</text:p>
          </table:table-cell>
          <table:table-cell table:style-name="ce29" office:value-type="float" office:value="80" calcext:value-type="float">
            <text:p>80</text:p>
          </table:table-cell>
          <table:table-cell table:style-name="ce86" table:formula="of:=[.O141]*[.J141]" office:value-type="float" office:value="568" calcext:value-type="float">
            <text:p>568.00</text:p>
          </table:table-cell>
          <table:table-cell table:formula="of:=IF(MAX(0;([.N141]-[.O141]));MAX(0;([.N141]-[.O141]));&quot; &quot;)" office:value-type="float" office:value="170" calcext:value-type="float">
            <text:p>170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06" office:value-type="string" calcext:value-type="string">
            <text:p>4x20 Display</text:p>
          </table:table-cell>
          <table:table-cell table:style-name="ce206" office:value-type="string" calcext:value-type="string">
            <text:p>4x1 Housing</text:p>
          </table:table-cell>
          <table:table-cell table:style-name="ce218" office:value-type="string" calcext:value-type="string">
            <text:p>Digikey</text:p>
          </table:table-cell>
          <table:table-cell table:style-name="ce37" office:value-type="string" calcext:value-type="string">
            <text:p>952-2229-ND</text:p>
          </table:table-cell>
          <table:table-cell table:style-name="ce218"/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232" table:formula="of:=[.H142]" office:value-type="float" office:value="0" calcext:value-type="float">
            <text:p>0</text:p>
          </table:table-cell>
          <table:table-cell table:style-name="ce249" office:value-type="currency" office:currency="USD" office:value="0.14008" calcext:value-type="currency">
            <text:p>$0.14</text:p>
          </table:table-cell>
          <table:table-cell table:style-name="ce249" table:formula="of:=[.J142]*[.H142]" office:value-type="currency" office:currency="USD" office:value="0" calcext:value-type="currency">
            <text:p>$0.00</text:p>
          </table:table-cell>
          <table:table-cell table:style-name="ce236" table:formula="of:=[.I142]*[.J142]" office:value-type="currency" office:currency="USD" office:value="0" calcext:value-type="currency">
            <text:p>$0.00</text:p>
          </table:table-cell>
          <table:table-cell table:style-name="ce249" table:formula="of:=[.K142]*[.M$2]" office:value-type="currency" office:currency="USD" office:value="0" calcext:value-type="currency">
            <text:p>$0.00</text:p>
          </table:table-cell>
          <table:table-cell table:style-name="ce30" table:formula="of:=[.H142]*[.$M$2]+[.I142]*[.$M$1]" office:value-type="float" office:value="0" calcext:value-type="float">
            <text:p>0</text:p>
          </table:table-cell>
          <table:table-cell table:style-name="ce37" office:value-type="float" office:value="250" calcext:value-type="float">
            <text:p>250</text:p>
          </table:table-cell>
          <table:table-cell table:style-name="ce267" table:formula="of:=[.O142]*[.J142]" office:value-type="float" office:value="35.02" calcext:value-type="float">
            <text:p>35.02</text:p>
          </table:table-cell>
          <table:table-cell table:style-name="ce274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37" table:number-columns-repeated="1006"/>
        </table:table-row>
        <table:table-row table:style-name="ro5">
          <table:table-cell table:style-name="ce206" office:value-type="string" calcext:value-type="string">
            <text:p>4x20 Display</text:p>
          </table:table-cell>
          <table:table-cell table:style-name="ce37" office:value-type="string" calcext:value-type="string">
            <text:p>contact</text:p>
          </table:table-cell>
          <table:table-cell table:style-name="ce218" office:value-type="string" calcext:value-type="string">
            <text:p>Digikey</text:p>
          </table:table-cell>
          <table:table-cell table:style-name="ce37" office:value-type="string" calcext:value-type="string">
            <text:p>M20-1160042 (prototype)</text:p>
            <text:p>FIND BETTER PIN</text:p>
          </table:table-cell>
          <table:table-cell table:style-name="ce218"/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232" table:formula="of:=[.H143]" office:value-type="float" office:value="0" calcext:value-type="float">
            <text:p>0</text:p>
          </table:table-cell>
          <table:table-cell table:style-name="ce249" office:value-type="currency" office:currency="USD" office:value="0.0463" calcext:value-type="currency">
            <text:p>$0.05</text:p>
          </table:table-cell>
          <table:table-cell table:style-name="ce249" table:formula="of:=[.J143]*[.H143]" office:value-type="currency" office:currency="USD" office:value="0" calcext:value-type="currency">
            <text:p>$0.00</text:p>
          </table:table-cell>
          <table:table-cell table:style-name="ce236" table:formula="of:=[.I143]*[.J143]" office:value-type="currency" office:currency="USD" office:value="0" calcext:value-type="currency">
            <text:p>$0.00</text:p>
          </table:table-cell>
          <table:table-cell table:style-name="ce249" table:formula="of:=[.K143]*[.M$2]" office:value-type="currency" office:currency="USD" office:value="0" calcext:value-type="currency">
            <text:p>$0.00</text:p>
          </table:table-cell>
          <table:table-cell table:style-name="ce30" table:formula="of:=[.H143]*[.$M$2]+[.I143]*[.$M$1]" office:value-type="float" office:value="0" calcext:value-type="float">
            <text:p>0</text:p>
          </table:table-cell>
          <table:table-cell table:style-name="ce37" office:value-type="float" office:value="1000" calcext:value-type="float">
            <text:p>1000</text:p>
          </table:table-cell>
          <table:table-cell table:style-name="ce267" table:formula="of:=[.O143]*[.J143]" office:value-type="float" office:value="46.3" calcext:value-type="float">
            <text:p>46.30</text:p>
          </table:table-cell>
          <table:table-cell table:style-name="ce274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37" table:number-columns-repeated="1006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Housing - 1x4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35.0051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32" table:formula="of:=[.H144]" office:value-type="float" office:value="2" calcext:value-type="float">
            <text:p>2</text:p>
          </table:table-cell>
          <table:table-cell table:style-name="ce72" office:value-type="currency" office:currency="USD" office:value="0.181" calcext:value-type="currency">
            <text:p>$0.18</text:p>
          </table:table-cell>
          <table:table-cell table:style-name="ce72" table:formula="of:=[.J144]*[.H144]" office:value-type="currency" office:currency="USD" office:value="0.362" calcext:value-type="currency">
            <text:p>$0.36</text:p>
          </table:table-cell>
          <table:table-cell table:style-name="ce236" table:formula="of:=[.I144]*[.J144]" office:value-type="currency" office:currency="USD" office:value="0.362" calcext:value-type="currency">
            <text:p>$0.36</text:p>
          </table:table-cell>
          <table:table-cell table:style-name="ce72" table:formula="of:=[.K144]*[.M$2]" office:value-type="currency" office:currency="USD" office:value="72.4" calcext:value-type="currency">
            <text:p>$72.40</text:p>
          </table:table-cell>
          <table:table-cell table:style-name="ce30" table:formula="of:=[.H144]*[.$M$2]+[.I144]*[.$M$1]" office:value-type="float" office:value="500" calcext:value-type="float">
            <text:p>5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44]*[.J144]" office:value-type="float" office:value="45.25" calcext:value-type="float">
            <text:p>45.25</text:p>
          </table:table-cell>
          <table:table-cell table:formula="of:=IF(MAX(0;([.N144]-[.O144]));MAX(0;([.N144]-[.O144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contact - 28 AWG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3" draw:text-style-name="P2" svg:width="1.1413in" svg:height="1.1677in" svg:x="6.0594in" svg:y="35.3417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39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32" table:formula="of:=[.H145]" office:value-type="float" office:value="4" calcext:value-type="float">
            <text:p>4</text:p>
          </table:table-cell>
          <table:table-cell table:style-name="ce72" office:value-type="currency" office:currency="USD" office:value="0.13065" calcext:value-type="currency">
            <text:p>$0.13</text:p>
          </table:table-cell>
          <table:table-cell table:style-name="ce72" table:formula="of:=[.J145]*[.H145]" office:value-type="currency" office:currency="USD" office:value="0.5226" calcext:value-type="currency">
            <text:p>$0.52</text:p>
          </table:table-cell>
          <table:table-cell table:style-name="ce236" table:formula="of:=[.I145]*[.J145]" office:value-type="currency" office:currency="USD" office:value="0.5226" calcext:value-type="currency">
            <text:p>$0.52</text:p>
          </table:table-cell>
          <table:table-cell table:style-name="ce72" table:formula="of:=[.K145]*[.M$2]" office:value-type="currency" office:currency="USD" office:value="104.52" calcext:value-type="currency">
            <text:p>$104.52</text:p>
          </table:table-cell>
          <table:table-cell table:style-name="ce30" table:formula="of:=[.H145]*[.$M$2]+[.I145]*[.$M$1]" office:value-type="float" office:value="1000" calcext:value-type="float">
            <text:p>10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contact - 24 AWG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8248-000LF</text:p>
            <text:p/>
          </table:table-cell>
          <table:table-cell table:style-name="ce39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32" table:formula="of:=[.H146]" office:value-type="float" office:value="4" calcext:value-type="float">
            <text:p>4</text:p>
          </table:table-cell>
          <table:table-cell table:style-name="ce72" office:value-type="currency" office:currency="USD" office:value="0.13065" calcext:value-type="currency">
            <text:p>$0.13</text:p>
          </table:table-cell>
          <table:table-cell table:style-name="ce72" table:formula="of:=[.J146]*[.H146]" office:value-type="currency" office:currency="USD" office:value="0.5226" calcext:value-type="currency">
            <text:p>$0.52</text:p>
          </table:table-cell>
          <table:table-cell table:style-name="ce236" table:formula="of:=[.I146]*[.J146]" office:value-type="currency" office:currency="USD" office:value="0.5226" calcext:value-type="currency">
            <text:p>$0.52</text:p>
          </table:table-cell>
          <table:table-cell table:style-name="ce72" table:formula="of:=[.K146]*[.M$2]" office:value-type="currency" office:currency="USD" office:value="104.52" calcext:value-type="currency">
            <text:p>$104.52</text:p>
          </table:table-cell>
          <table:table-cell table:style-name="ce30" table:formula="of:=[.H146]*[.$M$2]+[.I146]*[.$M$1]" office:value-type="float" office:value="1000" calcext:value-type="float">
            <text:p>10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Shielded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308-10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232" table:formula="of:=[.H147]" office:value-type="float" office:value="10" calcext:value-type="float">
            <text:p>10</text:p>
          </table:table-cell>
          <table:table-cell table:style-name="ce72" office:value-type="currency" office:currency="USD" office:value="0.242" calcext:value-type="currency">
            <text:p>$0.24</text:p>
          </table:table-cell>
          <table:table-cell table:style-name="ce72" table:formula="of:=[.J147]*[.H147]" office:value-type="currency" office:currency="USD" office:value="2.42" calcext:value-type="currency">
            <text:p>$2.42</text:p>
          </table:table-cell>
          <table:table-cell table:style-name="ce236" table:formula="of:=[.I147]*[.J147]" office:value-type="currency" office:currency="USD" office:value="2.42" calcext:value-type="currency">
            <text:p>$2.42</text:p>
          </table:table-cell>
          <table:table-cell table:style-name="ce72" table:formula="of:=[.K147]*[.M$2]" office:value-type="currency" office:currency="USD" office:value="484" calcext:value-type="currency">
            <text:p>$484.00</text:p>
          </table:table-cell>
          <table:table-cell table:style-name="ce30" table:formula="of:=[.H147]*[.$M$2]+[.I147]*[.$M$1]" office:value-type="float" office:value="2500" calcext:value-type="float">
            <text:p>2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47]*[.J147]" office:value-type="float" office:value="484" calcext:value-type="float">
            <text:p>484.00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style-name="ce193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Heat shrink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1/4"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32" table:formula="of:=[.H148]" office:value-type="float" office:value="2" calcext:value-type="float">
            <text:p>2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 table:formula="of:=[.J148]*[.H148]" office:value-type="currency" office:currency="USD" office:value="0.04" calcext:value-type="currency">
            <text:p>$0.04</text:p>
          </table:table-cell>
          <table:table-cell table:style-name="ce236" table:formula="of:=[.I148]*[.J148]" office:value-type="currency" office:currency="USD" office:value="0.04" calcext:value-type="currency">
            <text:p>$0.04</text:p>
          </table:table-cell>
          <table:table-cell table:style-name="ce72" table:formula="of:=[.K148]*[.M$2]" office:value-type="currency" office:currency="USD" office:value="8" calcext:value-type="currency">
            <text:p>$8.00</text:p>
          </table:table-cell>
          <table:table-cell table:style-name="ce30" table:formula="of:=[.H148]*[.$M$2]+[.I148]*[.$M$1]" office:value-type="float" office:value="500" calcext:value-type="float">
            <text:p>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48]*[.J148]" office:value-type="float" office:value="40" calcext:value-type="float">
            <text:p>40.00</text:p>
          </table:table-cell>
          <table:table-cell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VHB Adhesive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LSE-160WF 2" wide</text:p>
          </table:table-cell>
          <table:table-cell table:style-name="ce39"/>
          <table:table-cell table:style-name="ce29" table:number-columns-repeated="2"/>
          <table:table-cell table:style-name="ce29" table:formula="of:=1/12" office:value-type="float" office:value="0.0833333333333333" calcext:value-type="float">
            <office:annotation draw:style-name="gr2" draw:text-style-name="P2" svg:width="1.1413in" svg:height="0.7083in" svg:x="7.1492in" svg:y="36.353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32" table:formula="of:=[.H149]" office:value-type="float" office:value="0.0833333333333333" calcext:value-type="float">
            <text:p>0.08</text:p>
          </table:table-cell>
          <table:table-cell table:style-name="ce72" table:formula="of:=34.91/15" office:value-type="currency" office:currency="USD" office:value="2.32733333333333" calcext:value-type="currency">
            <text:p>$2.33</text:p>
          </table:table-cell>
          <table:table-cell table:style-name="ce72" table:formula="of:=[.J149]*[.H149]" office:value-type="currency" office:currency="USD" office:value="0.193944444444444" calcext:value-type="currency">
            <text:p>$0.19</text:p>
          </table:table-cell>
          <table:table-cell table:style-name="ce236" table:formula="of:=[.I149]*[.J149]" office:value-type="currency" office:currency="USD" office:value="0.193944444444444" calcext:value-type="currency">
            <text:p>$0.19</text:p>
          </table:table-cell>
          <table:table-cell table:style-name="ce72" table:formula="of:=[.K149]*[.M$2]" office:value-type="currency" office:currency="USD" office:value="38.7888888888889" calcext:value-type="currency">
            <text:p>$38.79</text:p>
          </table:table-cell>
          <table:table-cell table:style-name="ce30" table:formula="of:=[.H149]*[.$M$2]+[.I149]*[.$M$1]" office:value-type="float" office:value="20.8333333333333" calcext:value-type="float">
            <text:p>20.83</text:p>
          </table:table-cell>
          <table:table-cell table:style-name="ce29" office:value-type="float" office:value="15" calcext:value-type="float">
            <text:p>15</text:p>
          </table:table-cell>
          <table:table-cell table:style-name="ce86" table:formula="of:=[.O149]*[.J149]" office:value-type="float" office:value="34.91" calcext:value-type="float">
            <text:p>34.91</text:p>
          </table:table-cell>
          <table:table-cell table:formula="of:=IF(MAX(0;([.N149]-[.O149]));MAX(0;([.N149]-[.O149]));&quot; &quot;)" office:value-type="float" office:value="5.8333333333333" calcext:value-type="float">
            <text:p>5.83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Ziplock bag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6x10 (existing)</text:p>
            <text:p>6x9 (new)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19.24/200" office:value-type="currency" office:currency="USD" office:value="0.0962" calcext:value-type="currency">
            <text:p>$0.10</text:p>
          </table:table-cell>
          <table:table-cell table:style-name="ce72" table:formula="of:=[.J150]*[.H150]" office:value-type="currency" office:currency="USD" office:value="0.0962" calcext:value-type="currency">
            <text:p>$0.10</text:p>
          </table:table-cell>
          <table:table-cell table:style-name="ce236" table:formula="of:=[.I150]*[.J150]" office:value-type="currency" office:currency="USD" office:value="0.0962" calcext:value-type="currency">
            <text:p>$0.10</text:p>
          </table:table-cell>
          <table:table-cell table:style-name="ce72" table:formula="of:=[.K150]*[.M$2]" office:value-type="currency" office:currency="USD" office:value="19.24" calcext:value-type="currency">
            <text:p>$19.24</text:p>
          </table:table-cell>
          <table:table-cell table:style-name="ce30" table:formula="of:=[.H150]*[.$M$2]+[.I150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50]*[.J150]" office:value-type="float" office:value="24.05" calcext:value-type="float">
            <text:p>24.05</text:p>
          </table:table-cell>
          <table:table-cell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Shipping Label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51]" office:value-type="float" office:value="1" calcext:value-type="float">
            <text:p>1</text:p>
          </table:table-cell>
          <table:table-cell table:style-name="ce72" table:formula="of:=9.99/200" office:value-type="currency" office:currency="USD" office:value="0.04995" calcext:value-type="currency">
            <text:p>$0.05</text:p>
          </table:table-cell>
          <table:table-cell table:style-name="ce72" table:formula="of:=[.J151]*[.H151]" office:value-type="currency" office:currency="USD" office:value="0.04995" calcext:value-type="currency">
            <text:p>$0.05</text:p>
          </table:table-cell>
          <table:table-cell table:style-name="ce236" table:formula="of:=[.I151]*[.J151]" office:value-type="currency" office:currency="USD" office:value="0.04995" calcext:value-type="currency">
            <text:p>$0.05</text:p>
          </table:table-cell>
          <table:table-cell table:style-name="ce72" table:formula="of:=[.K151]*[.M$2]" office:value-type="currency" office:currency="USD" office:value="9.99" calcext:value-type="currency">
            <text:p>$9.99</text:p>
          </table:table-cell>
          <table:table-cell table:style-name="ce30" table:formula="of:=[.H151]*[.$M$2]+[.I151]*[.$M$1]" office:value-type="float" office:value="250" calcext:value-type="float">
            <text:p>250</text:p>
          </table:table-cell>
          <table:table-cell table:style-name="ce29" office:value-type="float" office:value="200" calcext:value-type="float">
            <text:p>200</text:p>
          </table:table-cell>
          <table:table-cell table:style-name="ce86" table:formula="of:=[.O151]*[.J151]" office:value-type="float" office:value="9.99" calcext:value-type="float">
            <text:p>9.99</text:p>
          </table:table-cell>
          <table:table-cell table:formula="of:=IF(MAX(0;([.N151]-[.O151]));MAX(0;([.N151]-[.O151]));&quot; &quot;)" office:value-type="float" office:value="50" calcext:value-type="float">
            <text:p>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29" office:value-type="string" calcext:value-type="string">
            <text:p>Foam Sleeve</text:p>
          </table:table-cell>
          <table:table-cell table:style-name="ce39" office:value-type="string" calcext:value-type="string">
            <text:p>U-Line</text:p>
          </table:table-cell>
          <table:table-cell table:style-name="ce29" office:value-type="string" calcext:value-type="string">
            <text:p>S-1560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0.35" office:value-type="currency" office:currency="USD" office:value="0.35" calcext:value-type="currency">
            <text:p>$0.35</text:p>
          </table:table-cell>
          <table:table-cell table:style-name="ce72" table:formula="of:=[.J152]*[.H152]" office:value-type="currency" office:currency="USD" office:value="0.35" calcext:value-type="currency">
            <text:p>$0.35</text:p>
          </table:table-cell>
          <table:table-cell table:style-name="ce236" table:formula="of:=[.I152]*[.J152]" office:value-type="currency" office:currency="USD" office:value="0.35" calcext:value-type="currency">
            <text:p>$0.35</text:p>
          </table:table-cell>
          <table:table-cell table:style-name="ce72" table:formula="of:=[.K152]*[.M$2]" office:value-type="currency" office:currency="USD" office:value="70" calcext:value-type="currency">
            <text:p>$70.00</text:p>
          </table:table-cell>
          <table:table-cell table:style-name="ce30" table:formula="of:=[.H152]*[.$M$2]+[.I152]*[.$M$1]" office:value-type="float" office:value="250" calcext:value-type="float">
            <text:p>25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52]*[.J152]" office:value-type="float" office:value="52.5" calcext:value-type="float">
            <text:p>52.50</text:p>
          </table:table-cell>
          <table:table-cell table:formula="of:=IF(MAX(0;([.N152]-[.O152]));MAX(0;([.N152]-[.O152]));&quot; &quot;)" office:value-type="float" office:value="100" calcext:value-type="float">
            <text:p>10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Box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4x12x4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118.6/75" office:value-type="currency" office:currency="USD" office:value="1.58133333333333" calcext:value-type="currency">
            <text:p>$1.58</text:p>
          </table:table-cell>
          <table:table-cell table:style-name="ce72" table:formula="of:=[.J153]*[.H153]" office:value-type="currency" office:currency="USD" office:value="1.58133333333333" calcext:value-type="currency">
            <text:p>$1.58</text:p>
          </table:table-cell>
          <table:table-cell table:style-name="ce236" table:formula="of:=[.I153]*[.J153]" office:value-type="currency" office:currency="USD" office:value="0" calcext:value-type="currency">
            <text:p>$0.00</text:p>
          </table:table-cell>
          <table:table-cell table:style-name="ce72" table:formula="of:=[.K153]*[.M$2]" office:value-type="currency" office:currency="USD" office:value="316.266666666667" calcext:value-type="currency">
            <text:p>$316.27</text:p>
          </table:table-cell>
          <table:table-cell table:style-name="ce30" table:formula="of:=[.H153]*[.$M$2]+[.I153]*[.$M$1]" office:value-type="float" office:value="200" calcext:value-type="float">
            <text:p>200</text:p>
          </table:table-cell>
          <table:table-cell table:style-name="ce29" office:value-type="float" office:value="75" calcext:value-type="float">
            <text:p>75</text:p>
          </table:table-cell>
          <table:table-cell table:style-name="ce86" table:formula="of:=[.O153]*[.J153]" office:value-type="float" office:value="118.6" calcext:value-type="float">
            <text:p>118.60</text:p>
          </table:table-cell>
          <table:table-cell table:formula="of:=IF(MAX(0;([.N153]-[.O153]));MAX(0;([.N153]-[.O153]));&quot; &quot;)" office:value-type="float" office:value="125" calcext:value-type="float">
            <text:p>125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Box</text:p>
          </table:table-cell>
          <table:table-cell table:style-name="ce39" office:value-type="string" calcext:value-type="string">
            <text:p>U-Line</text:p>
          </table:table-cell>
          <table:table-cell table:style-name="ce29" office:value-type="string" calcext:value-type="string">
            <text:p>S-23983 (20.5*8.5*3.5 OD)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0.95*1.337" office:value-type="currency" office:currency="USD" office:value="1.27015" calcext:value-type="currency">
            <text:p>$1.27</text:p>
          </table:table-cell>
          <table:table-cell table:style-name="ce72" table:formula="of:=[.J154]*[.H154]" office:value-type="currency" office:currency="USD" office:value="1.27015" calcext:value-type="currency">
            <text:p>$1.27</text:p>
          </table:table-cell>
          <table:table-cell table:style-name="ce236" table:formula="of:=[.I154]*[.J154]" office:value-type="currency" office:currency="USD" office:value="1.27015" calcext:value-type="currency">
            <text:p>$1.27</text:p>
          </table:table-cell>
          <table:table-cell table:style-name="ce72" table:formula="of:=[.K154]*[.M$2]" office:value-type="currency" office:currency="USD" office:value="254.03" calcext:value-type="currency">
            <text:p>$254.03</text:p>
          </table:table-cell>
          <table:table-cell table:style-name="ce30" table:formula="of:=[.H154]*[.$M$2]+[.I154]*[.$M$1]" office:value-type="float" office:value="250" calcext:value-type="float">
            <text:p>25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54]*[.J154]" office:value-type="float" office:value="127.015" calcext:value-type="float">
            <text:p>127.02</text:p>
          </table:table-cell>
          <table:table-cell table:formula="of:=IF(MAX(0;([.N154]-[.O154]));MAX(0;([.N154]-[.O154]));&quot; &quot;)" office:value-type="float" office:value="150" calcext:value-type="float">
            <text:p>1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DANGER Label</text:p>
          </table:table-cell>
          <table:table-cell table:style-name="ce29" office:value-type="string" calcext:value-type="string">
            <text:p>Co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98-18583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38.74/200" office:value-type="currency" office:currency="USD" office:value="0.1937" calcext:value-type="currency">
            <text:p>$0.19</text:p>
          </table:table-cell>
          <table:table-cell table:style-name="ce72" table:formula="of:=[.J155]*[.H155]" office:value-type="currency" office:currency="USD" office:value="0.1937" calcext:value-type="currency">
            <text:p>$0.19</text:p>
          </table:table-cell>
          <table:table-cell table:style-name="ce236" table:formula="of:=[.I155]*[.J155]" office:value-type="currency" office:currency="USD" office:value="0.3874" calcext:value-type="currency">
            <text:p>$0.39</text:p>
          </table:table-cell>
          <table:table-cell table:style-name="ce72" table:formula="of:=[.K155]*[.M$2]" office:value-type="currency" office:currency="USD" office:value="38.74" calcext:value-type="currency">
            <text:p>$38.74</text:p>
          </table:table-cell>
          <table:table-cell table:style-name="ce30" table:formula="of:=[.H155]*[.$M$2]+[.I155]*[.$M$1]" office:value-type="float" office:value="300" calcext:value-type="float">
            <text:p>300</text:p>
          </table:table-cell>
          <table:table-cell table:style-name="ce29" office:value-type="float" office:value="400" calcext:value-type="float">
            <text:p>400</text:p>
          </table:table-cell>
          <table:table-cell table:style-name="ce86" table:formula="of:=[.O155]*[.J155]" office:value-type="float" office:value="77.48" calcext:value-type="float">
            <text:p>77.48</text:p>
          </table:table-cell>
          <table:table-cell table:formula="of:=IF(MAX(0;([.N155]-[.O155]));MAX(0;([.N155]-[.O15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" calcext:value-type="float">
            <text:p>17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Adhesive</text:p>
          </table:table-cell>
          <table:table-cell table:style-name="ce29" office:value-type="string" calcext:value-type="string">
            <text:p>Label Text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TZe231 12mm BLKonWHT &amp; BLKonCLR</text:p>
          </table:table-cell>
          <table:table-cell table:style-name="ce39"/>
          <table:table-cell table:style-name="ce29" table:number-columns-repeated="2"/>
          <table:table-cell table:style-name="ce29" office:value-type="float" office:value="0.125" calcext:value-type="float">
            <office:annotation draw:style-name="gr2" draw:text-style-name="P2" svg:width="1.1413in" svg:height="0.7083in" svg:x="7.1492in" svg:y="37.757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11.99/4" office:value-type="currency" office:currency="USD" office:value="2.9975" calcext:value-type="currency">
            <text:p>$3.00</text:p>
          </table:table-cell>
          <table:table-cell table:style-name="ce72" table:formula="of:=[.J156]*[.H156]" office:value-type="currency" office:currency="USD" office:value="0.3746875" calcext:value-type="currency">
            <text:p>$0.37</text:p>
          </table:table-cell>
          <table:table-cell table:style-name="ce236" table:formula="of:=[.I156]*[.J156]" office:value-type="currency" office:currency="USD" office:value="0.749375" calcext:value-type="currency">
            <text:p>$0.75</text:p>
          </table:table-cell>
          <table:table-cell table:style-name="ce72" table:formula="of:=[.K156]*[.M$2]" office:value-type="currency" office:currency="USD" office:value="74.9375" calcext:value-type="currency">
            <text:p>$74.94</text:p>
          </table:table-cell>
          <table:table-cell table:style-name="ce30" table:formula="of:=[.H156]*[.$M$2]+[.I156]*[.$M$1]" office:value-type="float" office:value="37.5" calcext:value-type="float">
            <text:p>37.5</text:p>
          </table:table-cell>
          <table:table-cell table:style-name="ce29" office:value-type="float" office:value="26" calcext:value-type="float">
            <text:p>26</text:p>
          </table:table-cell>
          <table:table-cell table:style-name="ce86" table:formula="of:=[.O156]*[.J156]" office:value-type="float" office:value="77.935" calcext:value-type="float">
            <text:p>77.94</text:p>
          </table:table-cell>
          <table:table-cell table:formula="of:=IF(MAX(0;([.N156]-[.O156]));MAX(0;([.N156]-[.O156]));&quot; &quot;)" office:value-type="float" office:value="11.5" calcext:value-type="float">
            <text:p>11.5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LiBCM HV Power</text:p>
          </table:table-cell>
          <table:table-cell table:style-name="ce29" office:value-type="string" calcext:value-type="string">
            <text:p>LiBCM power</text:p>
            <text:p>temp sensors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1/8" conduit</text:p>
          </table:table-cell>
          <table:table-cell table:style-name="ce29" table:number-columns-repeated="2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office:annotation draw:style-name="gr2" draw:text-style-name="P2" svg:width="1.1413in" svg:height="0.7083in" svg:x="7.1492in" svg:y="37.920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7.934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72" table:formula="of:=[.J157]*[.H157]" office:value-type="currency" office:currency="USD" office:value="0.3596" calcext:value-type="currency">
            <text:p>$0.36</text:p>
          </table:table-cell>
          <table:table-cell table:style-name="ce236" table:formula="of:=[.I157]*[.J157]" office:value-type="currency" office:currency="USD" office:value="0.4495" calcext:value-type="currency">
            <text:p>$0.45</text:p>
          </table:table-cell>
          <table:table-cell table:style-name="ce72" table:formula="of:=[.K157]*[.M$2]" office:value-type="currency" office:currency="USD" office:value="71.92" calcext:value-type="currency">
            <text:p>$71.92</text:p>
          </table:table-cell>
          <table:table-cell table:style-name="ce30" table:formula="of:=[.H157]*[.$M$2]+[.I157]*[.$M$1]" office:value-type="float" office:value="1050" calcext:value-type="float">
            <text:p>1050</text:p>
          </table:table-cell>
          <table:table-cell table:style-name="ce29" office:value-type="float" office:value="400" calcext:value-type="float">
            <text:p>400</text:p>
          </table:table-cell>
          <table:table-cell table:style-name="ce86" table:formula="of:=[.O157]*[.J157]" office:value-type="float" office:value="35.96" calcext:value-type="float">
            <text:p>35.96</text:p>
          </table:table-cell>
          <table:table-cell table:formula="of:=IF(MAX(0;([.N157]-[.O157]));MAX(0;([.N157]-[.O157]));&quot; &quot;)" office:value-type="float" office:value="650" calcext:value-type="float">
            <text:p>65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Other Cables</text:p>
          </table:table-cell>
          <table:table-cell table:style-name="ce29" office:value-type="string" calcext:value-type="string">
            <text:p>¼" MCM'E' conduit</text:p>
            <text:p>¼" Grid conduit</text:p>
          </table:table-cell>
          <table:table-cell table:style-name="ce39" office:value-type="string" calcext:value-type="string">
            <text:p>Amazon</text:p>
            <text:p>Electriduct.com</text:p>
          </table:table-cell>
          <table:table-cell table:style-name="ce29" office:value-type="string" calcext:value-type="string">
            <text:p>1/4" ID conduit non-slit</text:p>
          </table:table-cell>
          <table:table-cell table:style-name="ce29" table:number-columns-repeated="3"/>
          <table:table-cell table:style-name="ce29" table:formula="of:=(435/25.4)/12" office:value-type="float" office:value="1.42716535433071" calcext:value-type="float">
            <office:annotation draw:style-name="gr2" draw:text-style-name="P2" svg:width="1.1413in" svg:height="0.7083in" svg:x="7.1492in" svg:y="38.271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29" office:value-type="float" office:value="3" calcext:value-type="float">
            <text:p>3</text:p>
          </table:table-cell>
          <table:table-cell table:style-name="ce72" office:value-type="currency" office:currency="USD" office:value="0.24" calcext:value-type="currency">
            <text:p>$0.24</text:p>
          </table:table-cell>
          <table:table-cell table:style-name="ce72" table:formula="of:=[.J158]*[.H158]" office:value-type="currency" office:currency="USD" office:value="0.34251968503937" calcext:value-type="currency">
            <text:p>$0.34</text:p>
          </table:table-cell>
          <table:table-cell table:style-name="ce236" table:formula="of:=[.I158]*[.J158]" office:value-type="currency" office:currency="USD" office:value="0.72" calcext:value-type="currency">
            <text:p>$0.72</text:p>
          </table:table-cell>
          <table:table-cell table:style-name="ce72" table:formula="of:=[.K158]*[.M$2]" office:value-type="currency" office:currency="USD" office:value="68.503937007874" calcext:value-type="currency">
            <text:p>$68.50</text:p>
          </table:table-cell>
          <table:table-cell table:style-name="ce30" table:formula="of:=[.H158]*[.$M$2]+[.I158]*[.$M$1]" office:value-type="float" office:value="435.433070866142" calcext:value-type="float">
            <text:p>435.43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58]*[.J158]" office:value-type="float" office:value="60" calcext:value-type="float">
            <text:p>60.00</text:p>
          </table:table-cell>
          <table:table-cell table:formula="of:=IF(MAX(0;([.N158]-[.O158]));MAX(0;([.N158]-[.O158]));&quot; &quot;)" office:value-type="float" office:value="185.433070866142" calcext:value-type="float">
            <text:p>185.43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9" office:value-type="string" calcext:value-type="string">
            <text:p>Zip tie - 4"</text:p>
          </table:table-cell>
          <table:table-cell table:style-name="ce39" office:value-type="string" calcext:value-type="string">
            <text:p>Home Depot</text:p>
          </table:table-cell>
          <table:table-cell table:style-name="ce29" table:number-columns-repeated="4"/>
          <table:table-cell table:number-columns-repeated="2" table:style-name="ce29" office:value-type="float" office:value="8" calcext:value-type="float">
            <text:p>8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 table:formula="of:=[.J159]*[.H159]" office:value-type="currency" office:currency="USD" office:value="0.16" calcext:value-type="currency">
            <text:p>$0.16</text:p>
          </table:table-cell>
          <table:table-cell table:style-name="ce236" table:formula="of:=[.I159]*[.J159]" office:value-type="currency" office:currency="USD" office:value="0.16" calcext:value-type="currency">
            <text:p>$0.16</text:p>
          </table:table-cell>
          <table:table-cell table:style-name="ce72" table:formula="of:=[.K159]*[.M$2]" office:value-type="currency" office:currency="USD" office:value="32" calcext:value-type="currency">
            <text:p>$32.00</text:p>
          </table:table-cell>
          <table:table-cell table:style-name="ce30" table:formula="of:=[.H159]*[.$M$2]+[.I159]*[.$M$1]" office:value-type="float" office:value="2000" calcext:value-type="float">
            <text:p>20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59]*[.J159]" office:value-type="float" office:value="40" calcext:value-type="float">
            <text:p>40.00</text:p>
          </table:table-cell>
          <table:table-cell table:formula="of:=IF(MAX(0;([.N159]-[.O159]));MAX(0;([.N159]-[.O15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Shipping</text:p>
          </table:table-cell>
          <table:table-cell table:style-name="ce29" office:value-type="string" calcext:value-type="string">
            <text:p>UPS</text:p>
          </table:table-cell>
          <table:table-cell table:style-name="ce39" office:value-type="string" calcext:value-type="string">
            <text:p>UPS</text:p>
          </table:table-cell>
          <table:table-cell table:style-name="ce29" office:value-type="string" calcext:value-type="string">
            <text:p>Insured for $1200</text:p>
          </table:table-cell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13.83+9.6" office:value-type="currency" office:currency="USD" office:value="23.43" calcext:value-type="currency">
            <text:p>$23.43</text:p>
          </table:table-cell>
          <table:table-cell table:style-name="ce72" table:formula="of:=[.J160]*[.H160]" office:value-type="currency" office:currency="USD" office:value="23.43" calcext:value-type="currency">
            <text:p>$23.43</text:p>
          </table:table-cell>
          <table:table-cell table:style-name="ce236" table:formula="of:=[.I160]*[.J160]" office:value-type="currency" office:currency="USD" office:value="23.43" calcext:value-type="currency">
            <text:p>$23.43</text:p>
          </table:table-cell>
          <table:table-cell table:style-name="ce72" table:formula="of:=[.K160]*[.M$2]" office:value-type="currency" office:currency="USD" office:value="4686" calcext:value-type="currency">
            <text:p>$4,686.00</text:p>
          </table:table-cell>
          <table:table-cell table:style-name="ce30" table:formula="of:=[.H160]*[.$M$2]+[.I160]*[.$M$1]" office:value-type="float" office:value="250" calcext:value-type="float">
            <text:p>250</text:p>
          </table:table-cell>
          <table:table-cell table:style-name="ce29" office:value-type="float" office:value="1" calcext:value-type="float">
            <text:p>1</text:p>
          </table:table-cell>
          <table:table-cell table:style-name="ce86" table:formula="of:=[.O160]*[.J160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errite Core</text:p>
          </table:table-cell>
          <table:table-cell table:style-name="ce29" office:value-type="string" calcext:value-type="string">
            <text:p>HVDC cables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float" office:value="2631626202" calcext:value-type="float">
            <text:p>2631626202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32" table:formula="of:=[.H161]" office:value-type="float" office:value="1" calcext:value-type="float">
            <text:p>1</text:p>
          </table:table-cell>
          <table:table-cell table:style-name="ce72" office:value-type="currency" office:currency="USD" office:value="8.78" calcext:value-type="currency">
            <text:p>$8.78</text:p>
          </table:table-cell>
          <table:table-cell table:style-name="ce72" table:formula="of:=[.J161]*[.H161]" office:value-type="currency" office:currency="USD" office:value="8.78" calcext:value-type="currency">
            <text:p>$8.78</text:p>
          </table:table-cell>
          <table:table-cell table:style-name="ce236" table:formula="of:=[.I161]*[.J161]" office:value-type="currency" office:currency="USD" office:value="8.78" calcext:value-type="currency">
            <text:p>$8.78</text:p>
          </table:table-cell>
          <table:table-cell table:style-name="ce72" table:formula="of:=[.K161]*[.M$2]" office:value-type="currency" office:currency="USD" office:value="1756" calcext:value-type="currency">
            <text:p>$1,756.00</text:p>
          </table:table-cell>
          <table:table-cell table:style-name="ce30" table:formula="of:=[.H161]*[.$M$2]+[.I161]*[.$M$1]" office:value-type="float" office:value="250" calcext:value-type="float">
            <text:p>250</text:p>
          </table:table-cell>
          <table:table-cell table:style-name="ce29" office:value-type="float" office:value="289" calcext:value-type="float">
            <text:p>289</text:p>
          </table:table-cell>
          <table:table-cell table:style-name="ce86" table:formula="of:=[.O161]*[.J161]" office:value-type="float" office:value="2537.42" calcext:value-type="float">
            <text:p>2537.42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192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29" office:value-type="string" calcext:value-type="string">
            <text:p>4x10" 60A Rubber 0.031" with adhesive 10' roll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28/9" office:value-type="currency" office:currency="USD" office:value="3.11111111111111" calcext:value-type="currency">
            <text:p>$3.11</text:p>
          </table:table-cell>
          <table:table-cell table:style-name="ce72" table:formula="of:=[.J162]*[.H162]" office:value-type="currency" office:currency="USD" office:value="0" calcext:value-type="currency">
            <text:p>$0.00</text:p>
          </table:table-cell>
          <table:table-cell table:style-name="ce236" table:formula="of:=[.I162]*[.J162]" office:value-type="currency" office:currency="USD" office:value="15.5555555555556" calcext:value-type="currency">
            <text:p>$15.56</text:p>
          </table:table-cell>
          <table:table-cell table:style-name="ce72" table:formula="of:=[.K162]*[.M$2]" office:value-type="currency" office:currency="USD" office:value="0" calcext:value-type="currency">
            <text:p>$0.00</text:p>
          </table:table-cell>
          <table:table-cell table:style-name="ce30" table:formula="of:=[.H162]*[.$M$2]+[.I162]*[.$M$1]" office:value-type="float" office:value="250" calcext:value-type="float">
            <text:p>250</text:p>
          </table:table-cell>
          <table:table-cell table:style-name="ce29" office:value-type="float" office:value="99" calcext:value-type="float">
            <text:p>99</text:p>
          </table:table-cell>
          <table:table-cell table:style-name="ce86" table:formula="of:=[.O162]*[.J162]" office:value-type="float" office:value="308" calcext:value-type="float">
            <text:p>308.00</text:p>
          </table:table-cell>
          <table:table-cell table:formula="of:=IF(MAX(0;([.N162]-[.O162]));MAX(0;([.N162]-[.O162]));&quot; &quot;)" office:value-type="float" office:value="151" calcext:value-type="float">
            <text:p>151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olt, stainless, 3.75" ¼"-20</text:p>
          </table:table-cell>
          <table:table-cell table:style-name="ce39" office:value-type="string" calcext:value-type="string">
            <text:p>McMaster</text:p>
            <text:p>Amazon</text:p>
          </table:table-cell>
          <table:table-cell table:style-name="ce39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72" table:formula="of:=5.37/10" office:value-type="currency" office:currency="USD" office:value="0.537" calcext:value-type="currency">
            <text:p>$0.54</text:p>
          </table:table-cell>
          <table:table-cell table:style-name="ce72" table:formula="of:=[.J163]*[.H163]" office:value-type="currency" office:currency="USD" office:value="0" calcext:value-type="currency">
            <text:p>$0.00</text:p>
          </table:table-cell>
          <table:table-cell table:style-name="ce236" table:formula="of:=[.I163]*[.J163]" office:value-type="currency" office:currency="USD" office:value="6.444" calcext:value-type="currency">
            <text:p>$6.44</text:p>
          </table:table-cell>
          <table:table-cell table:style-name="ce72" table:formula="of:=[.K163]*[.M$2]" office:value-type="currency" office:currency="USD" office:value="0" calcext:value-type="currency">
            <text:p>$0.00</text:p>
          </table:table-cell>
          <table:table-cell table:style-name="ce30" table:formula="of:=[.H163]*[.$M$2]+[.I163]*[.$M$1]" office:value-type="float" office:value="600" calcext:value-type="float">
            <text:p>600</text:p>
          </table:table-cell>
          <table:table-cell table:style-name="ce29" office:value-type="float" office:value="420" calcext:value-type="float">
            <text:p>420</text:p>
          </table:table-cell>
          <table:table-cell table:style-name="ce86" table:formula="of:=[.O163]*[.J163]" office:value-type="float" office:value="225.54" calcext:value-type="float">
            <text:p>225.54</text:p>
          </table:table-cell>
          <table:table-cell table:formula="of:=IF(MAX(0;([.N163]-[.O163]));MAX(0;([.N163]-[.O163]));&quot; &quot;)" office:value-type="float" office:value="180" calcext:value-type="float">
            <text:p>18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olt, 5" ¼"x20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float" office:value="9058745" calcext:value-type="float">
            <text:p>9058745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72" table:formula="of:=13.64/25" office:value-type="currency" office:currency="USD" office:value="0.5456" calcext:value-type="currency">
            <text:p>$0.55</text:p>
          </table:table-cell>
          <table:table-cell table:style-name="ce72" table:formula="of:=[.J164]*[.H164]" office:value-type="currency" office:currency="USD" office:value="0" calcext:value-type="currency">
            <text:p>$0.00</text:p>
          </table:table-cell>
          <table:table-cell table:style-name="ce236" table:formula="of:=[.I164]*[.J164]" office:value-type="currency" office:currency="USD" office:value="4.3648" calcext:value-type="currency">
            <text:p>$4.36</text:p>
          </table:table-cell>
          <table:table-cell table:style-name="ce72" table:formula="of:=[.K164]*[.M$2]" office:value-type="currency" office:currency="USD" office:value="0" calcext:value-type="currency">
            <text:p>$0.00</text:p>
          </table:table-cell>
          <table:table-cell table:style-name="ce30" table:formula="of:=[.H164]*[.$M$2]+[.I164]*[.$M$1]" office:value-type="float" office:value="400" calcext:value-type="float">
            <text:p>40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64]*[.J164]" office:value-type="float" office:value="81.84" calcext:value-type="float">
            <text:p>81.84</text:p>
          </table:table-cell>
          <table:table-cell table:formula="of:=IF(MAX(0;([.N164]-[.O164]));MAX(0;([.N164]-[.O164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Washer, stainless, ¼"</text:p>
          </table:table-cell>
          <table:table-cell table:style-name="ce39" office:value-type="string" calcext:value-type="string">
            <text:p>McMaster</text:p>
          </table:table-cell>
          <table:table-cell table:style-name="ce39" office:value-type="string" calcext:value-type="string">
            <text:p>92141A029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72" table:formula="of:=3.47/100" office:value-type="currency" office:currency="USD" office:value="0.0347" calcext:value-type="currency">
            <text:p>$0.03</text:p>
          </table:table-cell>
          <table:table-cell table:style-name="ce72" table:formula="of:=[.J165]*[.H165]" office:value-type="currency" office:currency="USD" office:value="0" calcext:value-type="currency">
            <text:p>$0.00</text:p>
          </table:table-cell>
          <table:table-cell table:style-name="ce236" table:formula="of:=[.I165]*[.J165]" office:value-type="currency" office:currency="USD" office:value="0.4164" calcext:value-type="currency">
            <text:p>$0.42</text:p>
          </table:table-cell>
          <table:table-cell table:style-name="ce72" table:formula="of:=[.K165]*[.M$2]" office:value-type="currency" office:currency="USD" office:value="0" calcext:value-type="currency">
            <text:p>$0.00</text:p>
          </table:table-cell>
          <table:table-cell table:style-name="ce30" table:formula="of:=[.H165]*[.$M$2]+[.I165]*[.$M$1]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style-name="ce86" table:formula="of:=[.O165]*[.J165]" office:value-type="float" office:value="24.29" calcext:value-type="float">
            <text:p>24.29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Grid Charger Aluminum Tray</text:p>
          </table:table-cell>
          <table:table-cell table:style-name="ce39" office:value-type="string" calcext:value-type="string">
            <text:p>EVS</text:p>
          </table:table-cell>
          <table:table-cell table:style-name="ce39" office:value-type="string" calcext:value-type="string">
            <text:p>LIBCM-005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13.95" calcext:value-type="currency">
            <text:p>$13.95</text:p>
          </table:table-cell>
          <table:table-cell table:style-name="ce72" table:formula="of:=[.J166]*[.H166]" office:value-type="currency" office:currency="USD" office:value="0" calcext:value-type="currency">
            <text:p>$0.00</text:p>
          </table:table-cell>
          <table:table-cell table:style-name="ce236" table:formula="of:=[.I166]*[.J166]" office:value-type="currency" office:currency="USD" office:value="13.95" calcext:value-type="currency">
            <text:p>$13.95</text:p>
          </table:table-cell>
          <table:table-cell table:style-name="ce72" table:formula="of:=[.K166]*[.M$2]" office:value-type="currency" office:currency="USD" office:value="0" calcext:value-type="currency">
            <text:p>$0.00</text:p>
          </table:table-cell>
          <table:table-cell table:style-name="ce30" table:formula="of:=[.H166]*[.$M$2]+[.I166]*[.$M$1]" office:value-type="float" office:value="50" calcext:value-type="float">
            <text:p>5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66]*[.J166]" office:value-type="float" office:value="0" calcext:value-type="float">
            <text:p>0.00</text:p>
          </table:table-cell>
          <table:table-cell table:formula="of:=IF(MAX(0;([.N166]-[.O166]));MAX(0;([.N166]-[.O166]));&quot; &quot;)" office:value-type="float" office:value="50" calcext:value-type="float">
            <text:p>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PEMSERT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CLS-0420-2 0.250-2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168.99/500" office:value-type="currency" office:currency="USD" office:value="0.33798" calcext:value-type="currency">
            <text:p>$0.34</text:p>
          </table:table-cell>
          <table:table-cell table:style-name="ce72" table:formula="of:=[.J167]*[.H167]" office:value-type="currency" office:currency="USD" office:value="0" calcext:value-type="currency">
            <text:p>$0.00</text:p>
          </table:table-cell>
          <table:table-cell table:style-name="ce236" table:formula="of:=[.I167]*[.J167]" office:value-type="currency" office:currency="USD" office:value="1.35192" calcext:value-type="currency">
            <text:p>$1.35</text:p>
          </table:table-cell>
          <table:table-cell table:style-name="ce72" table:formula="of:=[.K167]*[.M$2]" office:value-type="currency" office:currency="USD" office:value="0" calcext:value-type="currency">
            <text:p>$0.00</text:p>
          </table:table-cell>
          <table:table-cell table:style-name="ce30" table:formula="of:=[.H167]*[.$M$2]+[.I167]*[.$M$1]" office:value-type="float" office:value="200" calcext:value-type="float">
            <text:p>200</text:p>
          </table:table-cell>
          <table:table-cell table:style-name="ce29" office:value-type="float" office:value="600" calcext:value-type="float">
            <text:p>600</text:p>
          </table:table-cell>
          <table:table-cell table:style-name="ce86" table:formula="of:=[.O167]*[.J167]" office:value-type="float" office:value="202.788" calcext:value-type="float">
            <text:p>202.79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Aluminum Angle</text:p>
          </table:table-cell>
          <table:table-cell table:style-name="ce39" office:value-type="string" calcext:value-type="string">
            <text:p>MetalsDepot</text:p>
          </table:table-cell>
          <table:table-cell table:style-name="ce39" office:value-type="string" calcext:value-type="string">
            <text:p>1x1x.125 18.125"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4.54" calcext:value-type="currency">
            <text:p>$4.54</text:p>
          </table:table-cell>
          <table:table-cell table:style-name="ce72" table:formula="of:=[.J168]*[.H168]" office:value-type="currency" office:currency="USD" office:value="0" calcext:value-type="currency">
            <text:p>$0.00</text:p>
          </table:table-cell>
          <table:table-cell table:style-name="ce236" table:formula="of:=[.I168]*[.J168]" office:value-type="currency" office:currency="USD" office:value="9.08" calcext:value-type="currency">
            <text:p>$9.08</text:p>
          </table:table-cell>
          <table:table-cell table:style-name="ce72" table:formula="of:=[.K168]*[.M$2]" office:value-type="currency" office:currency="USD" office:value="0" calcext:value-type="currency">
            <text:p>$0.00</text:p>
          </table:table-cell>
          <table:table-cell table:style-name="ce30" table:formula="of:=[.H168]*[.$M$2]+[.I168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68]*[.J168]" office:value-type="float" office:value="454" calcext:value-type="float">
            <text:p>454.0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eat shrink ¼"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DWP014K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7.686/4" office:value-type="currency" office:currency="USD" office:value="1.9215" calcext:value-type="currency">
            <text:p>$1.92</text:p>
          </table:table-cell>
          <table:table-cell table:style-name="ce72" table:formula="of:=[.J169]*[.H169]" office:value-type="currency" office:currency="USD" office:value="0" calcext:value-type="currency">
            <text:p>$0.00</text:p>
          </table:table-cell>
          <table:table-cell table:style-name="ce236" table:formula="of:=[.I169]*[.J169]" office:value-type="currency" office:currency="USD" office:value="0.480375" calcext:value-type="currency">
            <text:p>$0.48</text:p>
          </table:table-cell>
          <table:table-cell table:style-name="ce72" table:formula="of:=[.K169]*[.M$2]" office:value-type="currency" office:currency="USD" office:value="0" calcext:value-type="currency">
            <text:p>$0.00</text:p>
          </table:table-cell>
          <table:table-cell table:style-name="ce30" table:formula="of:=[.H169]*[.$M$2]+[.I169]*[.$M$1]" office:value-type="float" office:value="12.5" calcext:value-type="float">
            <text:p>12.5</text:p>
          </table:table-cell>
          <table:table-cell table:style-name="ce29" office:value-type="float" office:value="20" calcext:value-type="float">
            <text:p>20</text:p>
          </table:table-cell>
          <table:table-cell table:style-name="ce86" table:formula="of:=[.O169]*[.J169]" office:value-type="float" office:value="38.43" calcext:value-type="float">
            <text:p>38.43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eat shrink 3/16"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DWP316K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6.136/4" office:value-type="currency" office:currency="USD" office:value="1.534" calcext:value-type="currency">
            <text:p>$1.53</text:p>
          </table:table-cell>
          <table:table-cell table:style-name="ce72" table:formula="of:=[.J170]*[.H170]" office:value-type="currency" office:currency="USD" office:value="0" calcext:value-type="currency">
            <text:p>$0.00</text:p>
          </table:table-cell>
          <table:table-cell table:style-name="ce236" table:formula="of:=[.I170]*[.J170]" office:value-type="currency" office:currency="USD" office:value="0.3835" calcext:value-type="currency">
            <text:p>$0.38</text:p>
          </table:table-cell>
          <table:table-cell table:style-name="ce72" table:formula="of:=[.K170]*[.M$2]" office:value-type="currency" office:currency="USD" office:value="0" calcext:value-type="currency">
            <text:p>$0.00</text:p>
          </table:table-cell>
          <table:table-cell table:style-name="ce30" table:formula="of:=[.H170]*[.$M$2]+[.I170]*[.$M$1]" office:value-type="float" office:value="12.5" calcext:value-type="float">
            <text:p>12.5</text:p>
          </table:table-cell>
          <table:table-cell table:style-name="ce29" office:value-type="float" office:value="20" calcext:value-type="float">
            <text:p>20</text:p>
          </table:table-cell>
          <table:table-cell table:style-name="ce86" table:formula="of:=[.O170]*[.J170]" office:value-type="float" office:value="30.68" calcext:value-type="float">
            <text:p>30.68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PCB Unthreaded Al spacer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1772-1259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office:value-type="currency" office:currency="USD" office:value="0.38" calcext:value-type="currency">
            <text:p>$0.38</text:p>
          </table:table-cell>
          <table:table-cell table:style-name="ce72" table:formula="of:=[.J171]*[.H171]" office:value-type="currency" office:currency="USD" office:value="0" calcext:value-type="currency">
            <text:p>$0.00</text:p>
          </table:table-cell>
          <table:table-cell table:style-name="ce236" table:formula="of:=[.I171]*[.J171]" office:value-type="currency" office:currency="USD" office:value="1.52" calcext:value-type="currency">
            <text:p>$1.52</text:p>
          </table:table-cell>
          <table:table-cell table:style-name="ce72" table:formula="of:=[.K171]*[.M$2]" office:value-type="currency" office:currency="USD" office:value="0" calcext:value-type="currency">
            <text:p>$0.00</text:p>
          </table:table-cell>
          <table:table-cell table:style-name="ce30" table:formula="of:=[.H171]*[.$M$2]+[.I171]*[.$M$1]" office:value-type="float" office:value="200" calcext:value-type="float">
            <text:p>2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71]*[.J171]" office:value-type="float" office:value="95" calcext:value-type="float">
            <text:p>95.0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14P Ribbon Cable - Insulated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MB14J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183.8/100" office:value-type="currency" office:currency="USD" office:value="1.838" calcext:value-type="currency">
            <text:p>$1.84</text:p>
          </table:table-cell>
          <table:table-cell table:style-name="ce72" table:formula="of:=[.J172]*[.H172]" office:value-type="currency" office:currency="USD" office:value="0" calcext:value-type="currency">
            <text:p>$0.00</text:p>
          </table:table-cell>
          <table:table-cell table:style-name="ce236" table:formula="of:=[.I172]*[.J172]" office:value-type="currency" office:currency="USD" office:value="9.19" calcext:value-type="currency">
            <text:p>$9.19</text:p>
          </table:table-cell>
          <table:table-cell table:style-name="ce72" table:formula="of:=[.K172]*[.M$2]" office:value-type="currency" office:currency="USD" office:value="0" calcext:value-type="currency">
            <text:p>$0.00</text:p>
          </table:table-cell>
          <table:table-cell table:style-name="ce30" table:formula="of:=[.H172]*[.$M$2]+[.I172]*[.$M$1]" office:value-type="float" office:value="250" calcext:value-type="float">
            <text:p>250</text:p>
          </table:table-cell>
          <table:table-cell table:style-name="ce29" office:value-type="float" office:value="200" calcext:value-type="float">
            <text:p>200</text:p>
          </table:table-cell>
          <table:table-cell table:style-name="ce86" table:formula="of:=[.O172]*[.J172]" office:value-type="float" office:value="367.6" calcext:value-type="float">
            <text:p>367.6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VDCDC Spoo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MCF1206FT8K25CT-ND</text:p>
          </table:table-cell>
          <table:table-cell table:style-name="ce29" office:value-type="string" calcext:value-type="string">
            <text:p>8K25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0.006" office:value-type="currency" office:currency="USD" office:value="0.006" calcext:value-type="currency">
            <text:p>$0.01</text:p>
          </table:table-cell>
          <table:table-cell table:style-name="ce72" table:formula="of:=[.J173]*[.H173]" office:value-type="currency" office:currency="USD" office:value="0" calcext:value-type="currency">
            <text:p>$0.00</text:p>
          </table:table-cell>
          <table:table-cell table:style-name="ce236" table:formula="of:=[.I173]*[.J173]" office:value-type="currency" office:currency="USD" office:value="0.012" calcext:value-type="currency">
            <text:p>$0.01</text:p>
          </table:table-cell>
          <table:table-cell table:style-name="ce72" table:formula="of:=[.K173]*[.M$2]" office:value-type="currency" office:currency="USD" office:value="0" calcext:value-type="currency">
            <text:p>$0.00</text:p>
          </table:table-cell>
          <table:table-cell table:style-name="ce30" table:formula="of:=[.H173]*[.$M$2]+[.I173]*[.$M$1]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73]*[.J173]" office:value-type="float" office:value="6" calcext:value-type="float">
            <text:p>6.0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VDCDC Spoo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HM13.3KCJCT-ND</text:p>
          </table:table-cell>
          <table:table-cell table:style-name="ce29" office:value-type="string" calcext:value-type="string">
            <text:p>13K3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0.0052" calcext:value-type="currency">
            <text:p>$0.01</text:p>
          </table:table-cell>
          <table:table-cell table:style-name="ce72" table:formula="of:=[.J174]*[.H174]" office:value-type="currency" office:currency="USD" office:value="0" calcext:value-type="currency">
            <text:p>$0.00</text:p>
          </table:table-cell>
          <table:table-cell table:style-name="ce236" table:formula="of:=[.I174]*[.J174]" office:value-type="currency" office:currency="USD" office:value="0.0104" calcext:value-type="currency">
            <text:p>$0.01</text:p>
          </table:table-cell>
          <table:table-cell table:style-name="ce72" table:formula="of:=[.K174]*[.M$2]" office:value-type="currency" office:currency="USD" office:value="0" calcext:value-type="currency">
            <text:p>$0.00</text:p>
          </table:table-cell>
          <table:table-cell table:style-name="ce30" table:formula="of:=[.H174]*[.$M$2]+[.I174]*[.$M$1]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74]*[.J174]" office:value-type="float" office:value="5.2" calcext:value-type="float">
            <text:p>5.2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2 conductor Cable 22AWG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BEL1080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48.31/100" office:value-type="currency" office:currency="USD" office:value="0.4831" calcext:value-type="currency">
            <text:p>$0.48</text:p>
          </table:table-cell>
          <table:table-cell table:style-name="ce72" table:formula="of:=[.J175]*[.H175]" office:value-type="currency" office:currency="USD" office:value="0" calcext:value-type="currency">
            <text:p>$0.00</text:p>
          </table:table-cell>
          <table:table-cell table:style-name="ce236" table:formula="of:=[.I175]*[.J175]" office:value-type="currency" office:currency="USD" office:value="0.9662" calcext:value-type="currency">
            <text:p>$0.97</text:p>
          </table:table-cell>
          <table:table-cell table:style-name="ce72" table:formula="of:=[.K175]*[.M$2]" office:value-type="currency" office:currency="USD" office:value="0" calcext:value-type="currency">
            <text:p>$0.00</text:p>
          </table:table-cell>
          <table:table-cell table:style-name="ce30" table:formula="of:=[.H175]*[.$M$2]+[.I175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75]*[.J175]" office:value-type="float" office:value="48.31" calcext:value-type="float">
            <text:p>48.31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lue Hookup Wire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CN513L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26.9/100" office:value-type="currency" office:currency="USD" office:value="0.269" calcext:value-type="currency">
            <text:p>$0.27</text:p>
          </table:table-cell>
          <table:table-cell table:style-name="ce72" table:formula="of:=[.J176]*[.H176]" office:value-type="currency" office:currency="USD" office:value="0" calcext:value-type="currency">
            <text:p>$0.00</text:p>
          </table:table-cell>
          <table:table-cell table:style-name="ce236" table:formula="of:=[.I176]*[.J176]" office:value-type="currency" office:currency="USD" office:value="0.538" calcext:value-type="currency">
            <text:p>$0.54</text:p>
          </table:table-cell>
          <table:table-cell table:style-name="ce72" table:formula="of:=[.K176]*[.M$2]" office:value-type="currency" office:currency="USD" office:value="0" calcext:value-type="currency">
            <text:p>$0.00</text:p>
          </table:table-cell>
          <table:table-cell table:style-name="ce30" table:formula="of:=[.H176]*[.$M$2]+[.I176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76]*[.J176]" office:value-type="float" office:value="26.9" calcext:value-type="float">
            <text:p>26.9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IMA harness spiral wrap</text:p>
          </table:table-cell>
          <table:table-cell table:style-name="ce39" office:value-type="string" calcext:value-type="string">
            <text:p>Amazon</text:p>
          </table:table-cell>
          <table:table-cell table:style-name="ce39"/>
          <table:table-cell table:style-name="ce29" table:number-columns-repeated="5"/>
          <table:table-cell table:style-name="ce72"/>
          <table:table-cell table:style-name="ce72" table:formula="of:=[.J177]*[.H177]" office:value-type="currency" office:currency="USD" office:value="0" calcext:value-type="currency">
            <text:p>$0.00</text:p>
          </table:table-cell>
          <table:table-cell table:style-name="ce236" table:formula="of:=[.I177]*[.J177]" office:value-type="currency" office:currency="USD" office:value="0" calcext:value-type="currency">
            <text:p>$0.00</text:p>
          </table:table-cell>
          <table:table-cell table:style-name="ce72" table:formula="of:=[.K177]*[.M$2]" office:value-type="currency" office:currency="USD" office:value="0" calcext:value-type="currency">
            <text:p>$0.00</text:p>
          </table:table-cell>
          <table:table-cell table:style-name="ce30" table:formula="of:=[.H177]*[.$M$2]+[.I177]*[.$M$1]" office:value-type="float" office:value="0" calcext:value-type="float">
            <text:p>0</text:p>
          </table:table-cell>
          <table:table-cell table:style-name="ce29"/>
          <table:table-cell table:style-name="ce86" table:formula="of:=[.O177]*[.J177]" office:value-type="float" office:value="0" calcext:value-type="float">
            <text:p>0.0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IMA top cover felt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0.04x14.7 feet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6.99/14.7" office:value-type="currency" office:currency="USD" office:value="0.475510204081633" calcext:value-type="currency">
            <text:p>$0.48</text:p>
          </table:table-cell>
          <table:table-cell table:style-name="ce72" table:formula="of:=[.J178]*[.H178]" office:value-type="currency" office:currency="USD" office:value="0" calcext:value-type="currency">
            <text:p>$0.00</text:p>
          </table:table-cell>
          <table:table-cell table:style-name="ce236" table:formula="of:=[.I178]*[.J178]" office:value-type="currency" office:currency="USD" office:value="1.90204081632653" calcext:value-type="currency">
            <text:p>$1.90</text:p>
          </table:table-cell>
          <table:table-cell table:style-name="ce72" table:formula="of:=[.K178]*[.M$2]" office:value-type="currency" office:currency="USD" office:value="0" calcext:value-type="currency">
            <text:p>$0.00</text:p>
          </table:table-cell>
          <table:table-cell table:style-name="ce30" table:formula="of:=[.H178]*[.$M$2]+[.I178]*[.$M$1]" office:value-type="float" office:value="200" calcext:value-type="float">
            <text:p>200</text:p>
          </table:table-cell>
          <table:table-cell table:style-name="ce29" office:value-type="float" office:value="15" calcext:value-type="float">
            <text:p>15</text:p>
          </table:table-cell>
          <table:table-cell table:style-name="ce86" table:formula="of:=[.O178]*[.J178]" office:value-type="float" office:value="7.13265306122449" calcext:value-type="float">
            <text:p>7.13</text:p>
          </table:table-cell>
          <table:table-cell table:formula="of:=IF(MAX(0;([.N178]-[.O178]));MAX(0;([.N178]-[.O178]));&quot; &quot;)" office:value-type="float" office:value="185" calcext:value-type="float">
            <text:p>185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Round Felt Pads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.12"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/>
          <table:table-cell table:style-name="ce72" table:formula="of:=[.J179]*[.H179]" office:value-type="currency" office:currency="USD" office:value="0" calcext:value-type="currency">
            <text:p>$0.00</text:p>
          </table:table-cell>
          <table:table-cell table:style-name="ce236" table:formula="of:=[.I179]*[.J179]" office:value-type="currency" office:currency="USD" office:value="0" calcext:value-type="currency">
            <text:p>$0.00</text:p>
          </table:table-cell>
          <table:table-cell table:style-name="ce72" table:formula="of:=[.K179]*[.M$2]" office:value-type="currency" office:currency="USD" office:value="0" calcext:value-type="currency">
            <text:p>$0.00</text:p>
          </table:table-cell>
          <table:table-cell table:style-name="ce30" table:formula="of:=[.H179]*[.$M$2]+[.I179]*[.$M$1]" office:value-type="float" office:value="200" calcext:value-type="float">
            <text:p>20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00" calcext:value-type="float">
            <text:p>20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Round Felt Pads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.04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/>
          <table:table-cell table:style-name="ce72" table:formula="of:=[.J180]*[.H180]" office:value-type="currency" office:currency="USD" office:value="0" calcext:value-type="currency">
            <text:p>$0.00</text:p>
          </table:table-cell>
          <table:table-cell table:style-name="ce236" table:formula="of:=[.I180]*[.J180]" office:value-type="currency" office:currency="USD" office:value="0" calcext:value-type="currency">
            <text:p>$0.00</text:p>
          </table:table-cell>
          <table:table-cell table:style-name="ce72" table:formula="of:=[.K180]*[.M$2]" office:value-type="currency" office:currency="USD" office:value="0" calcext:value-type="currency">
            <text:p>$0.00</text:p>
          </table:table-cell>
          <table:table-cell table:style-name="ce30" table:formula="of:=[.H180]*[.$M$2]+[.I180]*[.$M$1]" office:value-type="float" office:value="250" calcext:value-type="float">
            <text:p>25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attery PCB</text:p>
          </table:table-cell>
          <table:table-cell table:style-name="ce39" office:value-type="string" calcext:value-type="string">
            <text:p>JLCPCB</text:p>
          </table:table-cell>
          <table:table-cell table:style-name="ce39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585.36/250" office:value-type="currency" office:currency="USD" office:value="2.34144" calcext:value-type="currency">
            <text:p>$2.34</text:p>
          </table:table-cell>
          <table:table-cell table:style-name="ce72" table:formula="of:=[.J181]*[.H181]" office:value-type="currency" office:currency="USD" office:value="0" calcext:value-type="currency">
            <text:p>$0.00</text:p>
          </table:table-cell>
          <table:table-cell table:style-name="ce236" table:formula="of:=[.I181]*[.J181]" office:value-type="currency" office:currency="USD" office:value="11.7072" calcext:value-type="currency">
            <text:p>$11.71</text:p>
          </table:table-cell>
          <table:table-cell table:style-name="ce72" table:formula="of:=[.K181]*[.M$2]" office:value-type="currency" office:currency="USD" office:value="0" calcext:value-type="currency">
            <text:p>$0.00</text:p>
          </table:table-cell>
          <table:table-cell table:style-name="ce30" table:formula="of:=[.H181]*[.$M$2]+[.I181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81]*[.J181]" office:value-type="float" office:value="585.36" calcext:value-type="float">
            <text:p>585.36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FoMoCo Tray</text:p>
          </table:table-cell>
          <table:table-cell table:style-name="ce39" office:value-type="string" calcext:value-type="string">
            <text:p>EVS</text:p>
          </table:table-cell>
          <table:table-cell table:style-name="ce39" office:value-type="string" calcext:value-type="string">
            <text:p>LIBCM-003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39.95" calcext:value-type="currency">
            <text:p>$39.95</text:p>
          </table:table-cell>
          <table:table-cell table:style-name="ce72" table:formula="of:=[.J182]*[.H182]" office:value-type="currency" office:currency="USD" office:value="0" calcext:value-type="currency">
            <text:p>$0.00</text:p>
          </table:table-cell>
          <table:table-cell table:style-name="ce236" table:formula="of:=[.I182]*[.J182]" office:value-type="currency" office:currency="USD" office:value="39.95" calcext:value-type="currency">
            <text:p>$39.95</text:p>
          </table:table-cell>
          <table:table-cell table:style-name="ce72" table:formula="of:=[.K182]*[.M$2]" office:value-type="currency" office:currency="USD" office:value="0" calcext:value-type="currency">
            <text:p>$0.00</text:p>
          </table:table-cell>
          <table:table-cell table:style-name="ce30" table:formula="of:=[.H182]*[.$M$2]+[.I182]*[.$M$1]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86" table:formula="of:=[.O182]*[.J182]" office:value-type="float" office:value="2037.45" calcext:value-type="float">
            <text:p>2037.45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Al ¼" Spacer 1"OAL</text:p>
          </table:table-cell>
          <table:table-cell table:style-name="ce39" office:value-type="string" calcext:value-type="string">
            <text:p>AluminumSpacers.com</text:p>
            <text:p>Amazon</text:p>
          </table:table-cell>
          <table:table-cell table:style-name="ce39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72" office:value-type="currency" office:currency="USD" office:value="0.36" calcext:value-type="currency">
            <text:p>$0.36</text:p>
          </table:table-cell>
          <table:table-cell table:style-name="ce72" table:formula="of:=[.J183]*[.H183]" office:value-type="currency" office:currency="USD" office:value="0" calcext:value-type="currency">
            <text:p>$0.00</text:p>
          </table:table-cell>
          <table:table-cell table:style-name="ce236" table:formula="of:=[.I183]*[.J183]" office:value-type="currency" office:currency="USD" office:value="3.6" calcext:value-type="currency">
            <text:p>$3.60</text:p>
          </table:table-cell>
          <table:table-cell table:style-name="ce72" table:formula="of:=[.K183]*[.M$2]" office:value-type="currency" office:currency="USD" office:value="0" calcext:value-type="currency">
            <text:p>$0.00</text:p>
          </table:table-cell>
          <table:table-cell table:style-name="ce30" table:formula="of:=[.H183]*[.$M$2]+[.I183]*[.$M$1]" office:value-type="float" office:value="500" calcext:value-type="float">
            <text:p>500</text:p>
          </table:table-cell>
          <table:table-cell table:style-name="ce29" office:value-type="float" office:value="535" calcext:value-type="float">
            <text:p>535</text:p>
          </table:table-cell>
          <table:table-cell table:style-name="ce86" table:formula="of:=[.O183]*[.J183]" office:value-type="float" office:value="192.6" calcext:value-type="float">
            <text:p>192.6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M8x16 bolt - Tray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DIN6921 M8x16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11.49/25" office:value-type="currency" office:currency="USD" office:value="0.4596" calcext:value-type="currency">
            <text:p>$0.46</text:p>
          </table:table-cell>
          <table:table-cell table:style-name="ce72" table:formula="of:=[.J184]*[.H184]" office:value-type="currency" office:currency="USD" office:value="0" calcext:value-type="currency">
            <text:p>$0.00</text:p>
          </table:table-cell>
          <table:table-cell table:style-name="ce236" table:formula="of:=[.I184]*[.J184]" office:value-type="currency" office:currency="USD" office:value="1.8384" calcext:value-type="currency">
            <text:p>$1.84</text:p>
          </table:table-cell>
          <table:table-cell table:style-name="ce72" table:formula="of:=[.K184]*[.M$2]" office:value-type="currency" office:currency="USD" office:value="0" calcext:value-type="currency">
            <text:p>$0.00</text:p>
          </table:table-cell>
          <table:table-cell table:style-name="ce30" table:formula="of:=[.H184]*[.$M$2]+[.I184]*[.$M$1]" office:value-type="float" office:value="200" calcext:value-type="float">
            <text:p>200</text:p>
          </table:table-cell>
          <table:table-cell table:style-name="ce29" office:value-type="float" office:value="125" calcext:value-type="float">
            <text:p>125</text:p>
          </table:table-cell>
          <table:table-cell table:style-name="ce86" table:formula="of:=[.O184]*[.J184]" office:value-type="float" office:value="57.45" calcext:value-type="float">
            <text:p>57.45</text:p>
          </table:table-cell>
          <table:table-cell table:formula="of:=IF(MAX(0;([.N184]-[.O184]));MAX(0;([.N184]-[.O184]));&quot; &quot;)" office:value-type="float" office:value="75" calcext:value-type="float">
            <text:p>75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M6x40 bolt - MCM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DIN6921 M6x4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10.99/20" office:value-type="currency" office:currency="USD" office:value="0.5495" calcext:value-type="currency">
            <text:p>$0.55</text:p>
          </table:table-cell>
          <table:table-cell table:style-name="ce72" table:formula="of:=[.J185]*[.H185]" office:value-type="currency" office:currency="USD" office:value="0" calcext:value-type="currency">
            <text:p>$0.00</text:p>
          </table:table-cell>
          <table:table-cell table:style-name="ce236" table:formula="of:=[.I185]*[.J185]" office:value-type="currency" office:currency="USD" office:value="1.099" calcext:value-type="currency">
            <text:p>$1.10</text:p>
          </table:table-cell>
          <table:table-cell table:style-name="ce72" table:formula="of:=[.K185]*[.M$2]" office:value-type="currency" office:currency="USD" office:value="0" calcext:value-type="currency">
            <text:p>$0.00</text:p>
          </table:table-cell>
          <table:table-cell table:style-name="ce30" table:formula="of:=[.H185]*[.$M$2]+[.I185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85]*[.J185]" office:value-type="float" office:value="54.95" calcext:value-type="float">
            <text:p>54.95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¼"x20 threaded Hex standof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2317-2520-S-12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72" office:value-type="currency" office:currency="USD" office:value="1.73" calcext:value-type="currency">
            <text:p>$1.73</text:p>
          </table:table-cell>
          <table:table-cell table:style-name="ce72" table:formula="of:=[.J186]*[.H186]" office:value-type="currency" office:currency="USD" office:value="0" calcext:value-type="currency">
            <text:p>$0.00</text:p>
          </table:table-cell>
          <table:table-cell table:style-name="ce236" table:formula="of:=[.I186]*[.J186]" office:value-type="currency" office:currency="USD" office:value="13.84" calcext:value-type="currency">
            <text:p>$13.84</text:p>
          </table:table-cell>
          <table:table-cell table:style-name="ce72" table:formula="of:=[.K186]*[.M$2]" office:value-type="currency" office:currency="USD" office:value="0" calcext:value-type="currency">
            <text:p>$0.00</text:p>
          </table:table-cell>
          <table:table-cell table:style-name="ce30" table:formula="of:=[.H186]*[.$M$2]+[.I186]*[.$M$1]" office:value-type="float" office:value="400" calcext:value-type="float">
            <text:p>400</text:p>
          </table:table-cell>
          <table:table-cell table:style-name="ce29" office:value-type="float" office:value="180" calcext:value-type="float">
            <text:p>180</text:p>
          </table:table-cell>
          <table:table-cell table:style-name="ce86" table:formula="of:=[.O186]*[.J186]" office:value-type="float" office:value="311.4" calcext:value-type="float">
            <text:p>311.40</text:p>
          </table:table-cell>
          <table:table-cell table:formula="of:=IF(MAX(0;([.N186]-[.O186]));MAX(0;([.N186]-[.O186]));&quot; &quot;)" office:value-type="float" office:value="220" calcext:value-type="float">
            <text:p>22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Sleeve for 18S Harness - 18S</text:p>
          </table:table-cell>
          <table:table-cell table:style-name="ce39" table:number-columns-repeated="2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72"/>
          <table:table-cell table:style-name="ce72" table:formula="of:=[.J187]*[.H187]" office:value-type="currency" office:currency="USD" office:value="0" calcext:value-type="currency">
            <text:p>$0.00</text:p>
          </table:table-cell>
          <table:table-cell table:style-name="ce236" table:formula="of:=[.I187]*[.J187]" office:value-type="currency" office:currency="USD" office:value="0" calcext:value-type="currency">
            <text:p>$0.00</text:p>
          </table:table-cell>
          <table:table-cell table:style-name="ce72" table:formula="of:=[.K187]*[.M$2]" office:value-type="currency" office:currency="USD" office:value="0" calcext:value-type="currency">
            <text:p>$0.00</text:p>
          </table:table-cell>
          <table:table-cell table:style-name="ce30" table:formula="of:=[.H187]*[.$M$2]+[.I187]*[.$M$1]" office:value-type="float" office:value="0" calcext:value-type="float">
            <text:p>0</text:p>
          </table:table-cell>
          <table:table-cell table:style-name="ce29"/>
          <table:table-cell table:style-name="ce86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Sleeve for 18S Harness - 12S</text:p>
          </table:table-cell>
          <table:table-cell table:style-name="ce39" table:number-columns-repeated="2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72"/>
          <table:table-cell table:style-name="ce72" table:formula="of:=[.J188]*[.H188]" office:value-type="currency" office:currency="USD" office:value="0" calcext:value-type="currency">
            <text:p>$0.00</text:p>
          </table:table-cell>
          <table:table-cell table:style-name="ce236" table:formula="of:=[.I188]*[.J188]" office:value-type="currency" office:currency="USD" office:value="0" calcext:value-type="currency">
            <text:p>$0.00</text:p>
          </table:table-cell>
          <table:table-cell table:style-name="ce72" table:formula="of:=[.K188]*[.M$2]" office:value-type="currency" office:currency="USD" office:value="0" calcext:value-type="currency">
            <text:p>$0.00</text:p>
          </table:table-cell>
          <table:table-cell table:style-name="ce30" table:formula="of:=[.H188]*[.$M$2]+[.I188]*[.$M$1]" office:value-type="float" office:value="0" calcext:value-type="float">
            <text:p>0</text:p>
          </table:table-cell>
          <table:table-cell table:style-name="ce29"/>
          <table:table-cell table:style-name="ce86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M4x12 countersunk DIN7991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9.49/100" office:value-type="currency" office:currency="USD" office:value="0.0949" calcext:value-type="currency">
            <text:p>$0.09</text:p>
          </table:table-cell>
          <table:table-cell table:style-name="ce72" table:formula="of:=[.J189]*[.H189]" office:value-type="currency" office:currency="USD" office:value="0" calcext:value-type="currency">
            <text:p>$0.00</text:p>
          </table:table-cell>
          <table:table-cell table:style-name="ce236" table:formula="of:=[.I189]*[.J189]" office:value-type="currency" office:currency="USD" office:value="0.3796" calcext:value-type="currency">
            <text:p>$0.38</text:p>
          </table:table-cell>
          <table:table-cell table:style-name="ce72" table:formula="of:=[.K189]*[.M$2]" office:value-type="currency" office:currency="USD" office:value="0" calcext:value-type="currency">
            <text:p>$0.00</text:p>
          </table:table-cell>
          <table:table-cell table:style-name="ce30" table:formula="of:=[.H189]*[.$M$2]+[.I189]*[.$M$1]" office:value-type="float" office:value="200" calcext:value-type="float">
            <text:p>2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89]*[.J189]" office:value-type="float" office:value="9.49" calcext:value-type="float">
            <text:p>9.49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9" office:value-type="string" calcext:value-type="string">
            <text:p>Zip tie - 8"</text:p>
          </table:table-cell>
          <table:table-cell table:style-name="ce39" office:value-type="string" calcext:value-type="string">
            <text:p>Home Depot</text:p>
          </table:table-cell>
          <table:table-cell table:style-name="ce29"/>
          <table:table-cell table:style-name="ce39"/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0.02" calcext:value-type="currency">
            <office:annotation draw:style-name="gr2" draw:text-style-name="P2" svg:width="1.1413in" svg:height="0.7083in" svg:x="8.3472in" svg:y="44.437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72" table:formula="of:=[.J190]*[.H190]" office:value-type="currency" office:currency="USD" office:value="0.1" calcext:value-type="currency">
            <text:p>$0.10</text:p>
          </table:table-cell>
          <table:table-cell table:style-name="ce236" table:formula="of:=[.I190]*[.J190]" office:value-type="currency" office:currency="USD" office:value="0.04" calcext:value-type="currency">
            <text:p>$0.04</text:p>
          </table:table-cell>
          <table:table-cell table:style-name="ce72" table:formula="of:=[.K190]*[.M$2]" office:value-type="currency" office:currency="USD" office:value="20" calcext:value-type="currency">
            <text:p>$20.00</text:p>
          </table:table-cell>
          <table:table-cell table:style-name="ce30" table:formula="of:=[.H190]*[.$M$2]+[.I190]*[.$M$1]" office:value-type="float" office:value="1100" calcext:value-type="float">
            <text:p>1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90]*[.J190]" office:value-type="float" office:value="20" calcext:value-type="float">
            <text:p>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78:.K190])+[.K75]" office:value-type="currency" office:currency="USD" office:value="424.849764962817" calcext:value-type="currency">
            <text:p>$424.85</text:p>
          </table:table-cell>
          <table:table-cell table:style-name="ce243" table:formula="of:=SUM([.L78:.L190])+[.L75]" office:value-type="currency" office:currency="USD" office:value="648.541390816327" calcext:value-type="currency">
            <text:p>$648.54</text:p>
          </table:table-cell>
          <table:table-cell table:style-name="ce251" table:formula="of:=SUM([.M78:.M190])+[.M75]" office:value-type="currency" office:currency="USD" office:value="84969.9529925634" calcext:value-type="currency">
            <text:p>$84,970</text:p>
          </table:table-cell>
          <table:table-cell table:style-name="ce196" table:number-columns-repeated="2"/>
          <table:table-cell table:style-name="ce268" table:formula="of:=SUM([.P78:.P190])+[.P75]" office:value-type="currency" office:currency="USD" office:value="100957.000953061" calcext:value-type="currency">
            <text:p>$100,957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9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225" office:value-type="string" calcext:value-type="string">
            <text:p>One-time costs NRE</text:p>
          </table:table-cell>
          <table:table-cell table:style-name="ce196" table:number-columns-repeated="5"/>
          <table:table-cell table:style-name="Default"/>
          <table:table-cell table:style-name="ce242" office:value-type="string" calcext:value-type="string">
            <text:p>$/EHW5</text:p>
            <text:p>LiBCM:</text:p>
          </table:table-cell>
          <table:table-cell table:style-name="ce242" office:value-type="string" calcext:value-type="string">
            <text:p>$/FoMoCo</text:p>
            <text:p>LiBCM: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escription</text:p>
          </table:table-cell>
          <table:table-cell table:style-name="ce215" office:value-type="string" calcext:value-type="string">
            <text:p>Amount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</table:table-cell>
          <table:table-cell table:style-name="ce243" table:formula="of:=[.K192]" office:value-type="currency" office:currency="USD" office:value="424.849764962817" calcext:value-type="currency">
            <text:p>$424.85</text:p>
          </table:table-cell>
          <table:table-cell table:style-name="ce243" table:formula="of:=[.L192]" office:value-type="currency" office:currency="USD" office:value="648.541390816327" calcext:value-type="currency">
            <text:p>$648.54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HVDCDC Noise Parts</text:p>
          </table:table-cell>
          <table:table-cell table:style-name="ce229" office:value-type="currency" office:currency="USD" office:value="28.24" calcext:value-type="currency">
            <text:p>$28.24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  <text:p>(Overhead)</text:p>
          </table:table-cell>
          <table:table-cell table:style-name="ce243" table:formula="of:=[.K196]*(0.0925+0.05)" office:value-type="currency" office:currency="USD" office:value="60.5410915072015" calcext:value-type="currency">
            <text:p>$60.54</text:p>
          </table:table-cell>
          <table:table-cell table:style-name="ce243" table:formula="of:=[.L196]*(0.0925+0.05)" office:value-type="currency" office:currency="USD" office:value="92.4171481913266" calcext:value-type="currency">
            <text:p>$92.42</text:p>
          </table:table-cell>
          <table:table-cell table:style-name="ce196" office:value-type="string" calcext:value-type="string">
            <text:p>Assumes 5% failure rate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Proto Fan</text:p>
          </table:table-cell>
          <table:table-cell table:style-name="ce229" table:formula="of:=3.89*1.0925" office:value-type="currency" office:currency="USD" office:value="4.249825" calcext:value-type="currency">
            <text:p>$4.25</text:p>
          </table:table-cell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grid charger</text:p>
          </table:table-cell>
          <table:table-cell table:style-name="ce229" table:formula="of:=86.37*1.0925" office:value-type="currency" office:currency="USD" office:value="94.359225" calcext:value-type="currency">
            <text:p>$94.36</text:p>
          </table:table-cell>
          <table:table-cell table:style-name="ce196" table:number-columns-repeated="4"/>
          <table:table-cell table:style-name="ce250" office:value-type="string" calcext:value-type="string">
            <text:p>NRE/unit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2 nF capacitors</text:p>
          </table:table-cell>
          <table:table-cell table:style-name="ce229" table:formula="of:=21.24*1.0925" office:value-type="currency" office:currency="USD" office:value="23.2047" calcext:value-type="currency">
            <text:p>$23.20</text:p>
          </table:table-cell>
          <table:table-cell table:style-name="ce196" table:number-columns-repeated="2"/>
          <table:table-cell table:style-name="ce225" table:number-columns-repeated="2"/>
          <table:table-cell table:style-name="ce242" office:value-type="string" calcext:value-type="string">
            <text:p>Total COGs</text:p>
          </table:table-cell>
          <table:table-cell table:style-name="ce243" table:formula="of:=SUM([.K196:.K199])" office:value-type="currency" office:currency="USD" office:value="507.693711470019" calcext:value-type="currency">
            <text:p>$507.69</text:p>
          </table:table-cell>
          <table:table-cell table:style-name="ce243" table:formula="of:=SUM([.L196:.L199])" office:value-type="currency" office:currency="USD" office:value="763.261394007653" calcext:value-type="currency">
            <text:p>$763.26</text:p>
          </table:table-cell>
          <table:table-cell table:style-name="ce198" office:value-type="string" calcext:value-type="string">
            <text:p>Does not include my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RevA PCB</text:p>
          </table:table-cell>
          <table:table-cell table:style-name="ce229" office:value-type="currency" office:currency="USD" office:value="201.56" calcext:value-type="currency">
            <text:p>$201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rimping Tools</text:p>
          </table:table-cell>
          <table:table-cell table:style-name="ce229" office:value-type="currency" office:currency="USD" office:value="34.83" calcext:value-type="currency">
            <text:p>$34.83</text:p>
          </table:table-cell>
          <table:table-cell table:style-name="ce196" table:number-columns-repeated="4"/>
          <table:table-cell table:style-name="ce242" office:value-type="string" calcext:value-type="string">
            <text:p>Sale Price</text:p>
          </table:table-cell>
          <table:table-cell table:style-name="ce251" office:value-type="currency" office:currency="USD" office:value="1200" calcext:value-type="currency">
            <text:p>$1,200</text:p>
          </table:table-cell>
          <table:table-cell table:style-name="ce251" office:value-type="currency" office:currency="USD" office:value="1800" calcext:value-type="currency">
            <text:p>$1,80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QTY4 IMA harnesses</text:p>
          </table:table-cell>
          <table:table-cell table:style-name="ce229" table:formula="of:=105+62.45" office:value-type="currency" office:currency="USD" office:value="167.45" calcext:value-type="currency">
            <text:p>$167.4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rduino Mega</text:p>
          </table:table-cell>
          <table:table-cell table:style-name="ce229" office:value-type="currency" office:currency="USD" office:value="50" calcext:value-type="currency">
            <text:p>$50.00</text:p>
          </table:table-cell>
          <table:table-cell table:style-name="ce196" table:number-columns-repeated="4"/>
          <table:table-cell table:style-name="ce243" office:value-type="string" calcext:value-type="string">
            <text:p>Net profit</text:p>
            <text:p>per LiBCM</text:p>
          </table:table-cell>
          <table:table-cell table:style-name="ce243" table:formula="of:=[.K202]-[.K200]" office:value-type="currency" office:currency="USD" office:value="692.306288529981" calcext:value-type="currency">
            <text:p>$692.31</text:p>
          </table:table-cell>
          <table:table-cell table:style-name="ce243" table:formula="of:=[.L202]-[.L200]" office:value-type="currency" office:currency="USD" office:value="1036.73860599235" calcext:value-type="currency">
            <text:p>$1,036.74</text:p>
          </table:table-cell>
          <table:table-cell table:style-name="ce198" office:value-type="string" calcext:value-type="string">
            <text:p>Does not include my R&amp;D or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tmel Debugger</text:p>
          </table:table-cell>
          <table:table-cell table:style-name="ce229" office:value-type="currency" office:currency="USD" office:value="92.94" calcext:value-type="currency">
            <text:p>$92.94</text:p>
          </table:table-cell>
          <table:table-cell table:style-name="ce196" table:number-columns-repeated="4"/>
          <table:table-cell table:style-name="ce243" office:value-type="string" calcext:value-type="string">
            <text:p>#LiBCMs</text:p>
            <text:p>Sold (QTY)</text:p>
          </table:table-cell>
          <table:table-cell table:style-name="ce252" office:value-type="float" office:value="67" calcext:value-type="float">
            <text:p>67</text:p>
          </table:table-cell>
          <table:table-cell table:style-name="ce252" office:value-type="float" office:value="0" calcext:value-type="float">
            <text:p>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grid charger</text:p>
          </table:table-cell>
          <table:table-cell table:style-name="ce229" office:value-type="currency" office:currency="USD" office:value="140" calcext:value-type="currency">
            <text:p>$140.00</text:p>
          </table:table-cell>
          <table:table-cell table:style-name="ce196" table:number-columns-repeated="4"/>
          <table:table-cell table:style-name="Default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Junction Board</text:p>
          </table:table-cell>
          <table:table-cell table:style-name="ce229" office:value-type="currency" office:currency="USD" office:value="150" calcext:value-type="currency">
            <text:p>$150.00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-[.P192]+[.K202]*[.K205]+[.L205]*[.L202]" office:value-type="currency" office:currency="USD" office:value="-20557.0009530612" calcext:value-type="currency">
            <text:p>-$20,557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McMaster Battery Hardware</text:p>
          </table:table-cell>
          <table:table-cell table:style-name="ce229" office:value-type="currency" office:currency="USD" office:value="133.73" calcext:value-type="currency">
            <text:p>$133.73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[.K204]*[.M2]+[.L204]*[.M1]" office:value-type="currency" office:currency="USD" office:value="190298.188005614" calcext:value-type="currency">
            <text:p>$190,298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insight.org</text:p>
          </table:table-cell>
          <table:table-cell table:style-name="ce229" table:formula="of:=12+8.17+12" office:value-type="currency" office:currency="USD" office:value="32.17" calcext:value-type="currency">
            <text:p>$32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Former Parts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vB PCB (net increase)</text:p>
          </table:table-cell>
          <table:table-cell table:style-name="ce229" office:value-type="currency" office:currency="USD" office:value="310.32" calcext:value-type="currency">
            <text:p>$310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Solder paste</text:p>
            <text:p>TS391AX500C-ND‎</text:p>
          </table:table-cell>
          <table:table-cell table:style-name="ce229" office:value-type="currency" office:currency="USD" office:value="114.17" calcext:value-type="currency">
            <text:p>$114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ite Cores</text:p>
          </table:table-cell>
          <table:table-cell table:style-name="ce229" office:value-type="currency" office:currency="USD" office:value="92.98" calcext:value-type="currency">
            <text:p>$9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Bases</text:p>
          </table:table-cell>
          <table:table-cell table:style-name="ce229" office:value-type="currency" office:currency="USD" office:value="136.8" calcext:value-type="currency">
            <text:p>$136.8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888D Base</text:p>
          </table:table-cell>
          <table:table-cell table:style-name="ce229" office:value-type="currency" office:currency="USD" office:value="49.16" calcext:value-type="currency">
            <text:p>$49.1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5mm 45 deg tip &amp; 6mm</text:p>
          </table:table-cell>
          <table:table-cell table:style-name="ce229" office:value-type="currency" office:currency="USD" office:value="64.98" calcext:value-type="currency">
            <text:p>$64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older Paste</text:p>
          </table:table-cell>
          <table:table-cell table:style-name="ce229" office:value-type="currency" office:currency="USD" office:value="22.13" calcext:value-type="currency">
            <text:p>$22.1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xtion Display XN3224K024</text:p>
          </table:table-cell>
          <table:table-cell table:style-name="ce229" office:value-type="currency" office:currency="USD" office:value="30.57" calcext:value-type="currency">
            <text:p>$30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Exhaust Fan</text:p>
          </table:table-cell>
          <table:table-cell table:style-name="ce229" office:value-type="currency" office:currency="USD" office:value="162.73" calcext:value-type="currency">
            <text:p>$162.7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oc-Line PCV Adapter</text:p>
          </table:table-cell>
          <table:table-cell table:style-name="ce229" office:value-type="currency" office:currency="USD" office:value="5.07" calcext:value-type="currency">
            <text:p>$5.0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Board Pre-heater and Loc-Line Hose</text:p>
          </table:table-cell>
          <table:table-cell table:style-name="ce229" office:value-type="currency" office:currency="USD" office:value="399.58" calcext:value-type="currency">
            <text:p>$399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D Card &amp; Solder Tip</text:p>
          </table:table-cell>
          <table:table-cell table:style-name="ce229" office:value-type="currency" office:currency="USD" office:value="50.03" calcext:value-type="currency">
            <text:p>$50.0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esolder Braid and Camera Mount</text:p>
          </table:table-cell>
          <table:table-cell table:style-name="ce229" office:value-type="currency" office:currency="USD" office:value="49.05" calcext:value-type="currency">
            <text:p>$49.0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luminum Plate</text:p>
          </table:table-cell>
          <table:table-cell table:style-name="ce229" office:value-type="currency" office:currency="USD" office:value="26.49" calcext:value-type="currency">
            <text:p>$26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Shield</text:p>
          </table:table-cell>
          <table:table-cell table:style-name="ce229" office:value-type="currency" office:currency="USD" office:value="40.74" calcext:value-type="currency">
            <text:p>$40.74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Reflector</text:p>
          </table:table-cell>
          <table:table-cell table:style-name="ce229" office:value-type="currency" office:currency="USD" office:value="69.21" calcext:value-type="currency">
            <text:p>$69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Thermal Labels</text:p>
          </table:table-cell>
          <table:table-cell table:style-name="ce229" office:value-type="currency" office:currency="USD" office:value="13.75" calcext:value-type="currency">
            <text:p>$13.7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JB Weld</text:p>
          </table:table-cell>
          <table:table-cell table:style-name="ce229" office:value-type="currency" office:currency="USD" office:value="7.39" calcext:value-type="currency">
            <text:p>$7.3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B120 Anderson Connectors</text:p>
          </table:table-cell>
          <table:table-cell table:style-name="ce229" office:value-type="currency" office:currency="USD" office:value="107.49" calcext:value-type="currency">
            <text:p>$107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D Tools &amp; Acrylic</text:p>
          </table:table-cell>
          <table:table-cell table:style-name="ce229" table:formula="of:=179.32" office:value-type="currency" office:currency="USD" office:value="179.32" calcext:value-type="currency">
            <text:p>$179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Ruler</text:p>
          </table:table-cell>
          <table:table-cell table:style-name="ce229" table:formula="of:=17.41" office:value-type="currency" office:currency="USD" office:value="17.41" calcext:value-type="currency">
            <text:p>$17.4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ouble sided tape</text:p>
          </table:table-cell>
          <table:table-cell table:style-name="ce229" office:value-type="currency" office:currency="USD" office:value="2.98" calcext:value-type="currency">
            <text:p>$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ope Cutter Blade</text:p>
          </table:table-cell>
          <table:table-cell table:style-name="ce229" office:value-type="currency" office:currency="USD" office:value="15.28" calcext:value-type="currency">
            <text:p>$15.2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</text:p>
          </table:table-cell>
          <table:table-cell table:style-name="ce229" office:value-type="currency" office:currency="USD" office:value="19.11" calcext:value-type="currency">
            <text:p>$19.1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 #2</text:p>
          </table:table-cell>
          <table:table-cell table:style-name="ce229" table:formula="of:=66" office:value-type="currency" office:currency="USD" office:value="66" calcext:value-type="currency">
            <text:p>$66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+Mic+tripod</text:p>
          </table:table-cell>
          <table:table-cell table:style-name="ce229" table:formula="of:=924.62" office:value-type="currency" office:currency="USD" office:value="924.62" calcext:value-type="currency">
            <text:p>$924.6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Controller Kit</text:p>
          </table:table-cell>
          <table:table-cell table:style-name="ce229" office:value-type="currency" office:currency="USD" office:value="329" calcext:value-type="currency">
            <text:p>$329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crylic Former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Conformal Coating</text:p>
            <text:p>MG 419D</text:p>
          </table:table-cell>
          <table:table-cell table:style-name="ce229" office:value-type="currency" office:currency="USD" office:value="84.02" calcext:value-type="currency">
            <text:p>$84.0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nuts (unused)</text:p>
          </table:table-cell>
          <table:table-cell table:style-name="ce229" office:value-type="currency" office:currency="USD" office:value="20" calcext:value-type="currency">
            <text:p>$20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ule Crimper</text:p>
          </table:table-cell>
          <table:table-cell table:style-name="ce229" office:value-type="currency" office:currency="USD" office:value="13.38" calcext:value-type="currency">
            <text:p>$13.3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quickmount, bracket, tripod</text:p>
          </table:table-cell>
          <table:table-cell table:style-name="ce229" office:value-type="currency" office:currency="USD" office:value="147.58" calcext:value-type="currency">
            <text:p>$147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battery+charger</text:p>
          </table:table-cell>
          <table:table-cell table:style-name="ce229" office:value-type="currency" office:currency="USD" office:value="54.57" calcext:value-type="currency">
            <text:p>$54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ble Strippers</text:p>
          </table:table-cell>
          <table:table-cell table:style-name="ce229" office:value-type="currency" office:currency="USD" office:value="85.1" calcext:value-type="currency">
            <text:p>$85.1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707 crimper</text:p>
          </table:table-cell>
          <table:table-cell table:style-name="ce229" office:value-type="currency" office:currency="USD" office:value="76.46" calcext:value-type="currency">
            <text:p>$76.4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T-95 crimper</text:p>
          </table:table-cell>
          <table:table-cell table:style-name="ce229" office:value-type="currency" office:currency="USD" office:value="195.56" calcext:value-type="currency">
            <text:p>$195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oden LCD screen</text:p>
          </table:table-cell>
          <table:table-cell table:style-name="ce229" office:value-type="currency" office:currency="USD" office:value="65" calcext:value-type="currency">
            <text:p>$65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Unused Heatsinks</text:p>
          </table:table-cell>
          <table:table-cell table:style-name="ce229" office:value-type="currency" office:currency="USD" office:value="212.21" calcext:value-type="currency">
            <text:p>$212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13">
          <table:table-cell table:style-name="ce196" table:number-columns-repeated="4"/>
          <table:table-cell table:style-name="ce229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9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6" office:value-type="string" calcext:value-type="string">
            <text:p>Prototyping NRE</text:p>
          </table:table-cell>
          <table:table-cell table:style-name="ce229" table:formula="of:=SUM([.E197:.E270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>
          <table:table-cell table:number-columns-repeated="3"/>
          <table:table-cell table:style-name="ce196" office:value-type="string" calcext:value-type="string">
            <text:p>NRE $/Unit</text:p>
          </table:table-cell>
          <table:table-cell table:style-name="ce229" table:formula="of:=[.E272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72"/>
        <table:table-column table:style-name="co19" table:default-cell-style-name="ce72"/>
        <table:table-column table:style-name="co19" table:number-columns-repeated="2" table:default-cell-style-name="ce29"/>
        <table:table-column table:style-name="co26" table:default-cell-style-name="ce86"/>
        <table:table-column table:style-name="co19" table:default-cell-style-name="ce30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38"/>
          <table:table-cell table:style-name="ce48"/>
          <table:table-cell table:style-name="ce38"/>
          <table:table-cell table:style-name="ce48"/>
          <table:table-cell table:style-name="ce59"/>
          <table:table-cell/>
          <table:table-cell table:style-name="ce63" table:number-columns-repeated="2"/>
          <table:table-cell table:style-name="ce83" office:value-type="float" office:value="100" calcext:value-type="float">
            <text:p>10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10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38" office:value-type="string" calcext:value-type="string">
            <text:p>Component</text:p>
            <text:p>Value</text:p>
          </table:table-cell>
          <table:table-cell table:style-name="ce48" office:value-type="string" calcext:value-type="string">
            <text:p>Part Height</text:p>
          </table:table-cell>
          <table:table-cell table:style-name="ce5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text:p>QTY ordered</text:p>
          </table:table-cell>
          <table:table-cell table:style-name="ce10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732-10493-ND</text:p>
          </table:table-cell>
          <table:table-cell table:style-name="ce29" office:value-type="string" calcext:value-type="string">
            <text:p>M6-1.0x45</text:p>
          </table:table-cell>
          <table:table-cell table:style-name="ce39" office:value-type="string" calcext:value-type="string">
            <text:p>45mm</text:p>
          </table:table-cell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7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29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12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69"/>
        <table:table-column table:style-name="co19" table:number-columns-repeated="2" table:default-cell-style-name="Default"/>
        <table:table-column table:style-name="co19" table:default-cell-style-name="ce69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</text:p>
            <text:p>LiBCM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113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07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30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30"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30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30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8]*[.E8]" office:value-type="currency" office:currency="USD" office:value="45.92" calcext:value-type="currency">
            <text:p>$45.92</text:p>
          </table:table-cell>
          <table:table-cell table:style-name="ce30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30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30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30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8" calcext:value-type="currency">
            <text:p>$38.00</text:p>
          </table:table-cell>
          <table:table-cell table:style-name="ce30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3]*[.E13]" office:value-type="currency" office:currency="USD" office:value="34" calcext:value-type="currency">
            <text:p>$34.00</text:p>
          </table:table-cell>
          <table:table-cell table:style-name="ce30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4]*[.E14]" office:value-type="currency" office:currency="USD" office:value="52.5" calcext:value-type="currency">
            <text:p>$52.50</text:p>
          </table:table-cell>
          <table:table-cell table:style-name="ce30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44" calcext:value-type="currency">
            <text:p>$44.00</text:p>
          </table:table-cell>
          <table:table-cell table:style-name="ce30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30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7]*[.E17]" office:value-type="currency" office:currency="USD" office:value="21.94" calcext:value-type="currency">
            <text:p>$21.94</text:p>
          </table:table-cell>
          <table:table-cell table:style-name="ce30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8]*[.E18]" office:value-type="currency" office:currency="USD" office:value="4.3" calcext:value-type="currency">
            <text:p>$4.30</text:p>
          </table:table-cell>
          <table:table-cell table:style-name="ce30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9]*[.E19]" office:value-type="currency" office:currency="USD" office:value="56.6" calcext:value-type="currency">
            <text:p>$56.60</text:p>
          </table:table-cell>
          <table:table-cell table:style-name="ce98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</text:p>
          </table:table-cell>
          <table:table-cell/>
          <table:table-cell office:value-type="string" calcext:value-type="string">
            <text:p>A2065W-100-ND</text:p>
          </table:table-cell>
          <table:table-cell table:number-columns-repeated="6"/>
          <table:table-cell table:style-name="ce98"/>
          <table:table-cell table:number-columns-repeated="2"/>
        </table:table-row>
        <table:table-row table:style-name="ro3">
          <table:table-cell office:value-type="string" calcext:value-type="string">
            <text:p>16AWG - BLK</text:p>
          </table:table-cell>
          <table:table-cell/>
          <table:table-cell office:value-type="string" calcext:value-type="string">
            <text:p>A2065B-100-ND</text:p>
          </table:table-cell>
          <table:table-cell table:number-columns-repeated="6"/>
          <table:table-cell table:style-name="ce98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number-columns-repeated="4"/>
          <table:table-cell table:style-name="ce30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3]-[.H23]));MAX(0;([.G23]-[.H2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3])-[$'LiBCM BOM'.L86]" office:value-type="currency" office:currency="USD" office:value="360.55618" calcext:value-type="currency">
            <text:p>$360.5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3])" office:value-type="currency" office:currency="USD" office:value="19123.17408" calcext:value-type="currency">
            <text:p>$19,123.17</text:p>
          </table:table-cell>
          <table:table-cell table:style-name="ce30"/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5AhG3 Heater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19" table:number-columns-repeated="13" table:default-cell-style-name="Default"/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 5Ah</text:p>
            <text:p>LiBCM</text:p>
          </table:table-cell>
          <table:table-cell table:style-name="ce63" office:value-type="string" calcext:value-type="string">
            <text:p>$/ 47Ah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7.539in" svg:y="0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59" office:value-type="string" calcext:value-type="string">
            <text:p/>
            <text:p>Digikey stock</text:p>
            <text:p>2021NOV10</text:p>
          </table:table-cell>
          <table:table-cell table:style-name="ce107" office:value-type="string" calcext:value-type="string">
            <text:p>Planning</text:p>
          </table:table-cell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APV1121SZ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700V NFET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Pos Right Angle Connector</text:p>
          </table:table-cell>
          <table:table-cell table:number-columns-repeated="2"/>
          <table:table-cell office:value-type="string" calcext:value-type="string">
            <text:p>S2111E-0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hermistor 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hermistor</text:p>
          </table:table-cell>
          <table:table-cell table:number-columns-repeated="2"/>
          <table:table-cell office:value-type="string" calcext:value-type="string">
            <text:p>SDNT2012X103F3950FTF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ower Resistor (5AhG3 - 12S)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RC2010JK-073K9L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Power Resistor (5AhG3 - 18S)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Power Resistor (5AhG3 - Bolton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 table:number-columns-repeated="2"/>
          <table:table-cell office:value-type="float" office:value="4899" calcext:value-type="float">
            <text:p>4899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M3 nut (thin)(TO-220)</text:p>
          </table:table-cell>
          <table:table-cell table:number-columns-repeated="2"/>
          <table:table-cell office:value-type="string" calcext:value-type="string">
            <text:p>36-4708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Captive M4 washer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6p connector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2P 0.1” Right Angle Connector (18S Interlink)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Thread Forming Screws</text:p>
          </table:table-cell>
          <table:table-cell office:value-type="string" calcext:value-type="string">
            <text:p>M3x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55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7Ah Thru Hole Grommet</text:p>
          </table:table-cell>
          <table:table-cell table:number-columns-repeated="2"/>
          <table:table-cell office:value-type="string" calcext:value-type="string">
            <text:p>3720-2043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4P Female Board-to-board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8P Female Board-to-board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01:45:19.340791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28T04:33:29.508893240</dc:date>
    <meta:generator>LibreOffice/7.1.7.2$MacOSX_X86_64 LibreOffice_project/c6a4e3954236145e2acb0b65f68614365aeee33f</meta:generator>
    <meta:editing-duration>P9DT18H50M48S</meta:editing-duration>
    <meta:editing-cycles>363</meta:editing-cycles>
    <meta:document-statistic meta:table-count="4" meta:cell-count="3264" meta:object-count="0"/>
  </office:meta>
</office:document-meta>
</file>